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00%" fo:margin-top="0cm" fo:margin-bottom="0.353cm" style:writing-mode="lr-tb"/>
    </style:style>
    <style:style style:name="T1_1" style:family="text"/>
    <style:style style:name="P2" style:family="paragraph" style:parent-style-name="Standard">
      <style:paragraph-properties fo:break-before="auto" fo:line-height="100%" fo:margin-top="0cm" fo:margin-bottom="0.353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>
      <style:text-properties fo:color="#1155cc" style:text-underline-style="solid" style:text-underline-color="font-color"/>
    </style:style>
    <style:style style:name="T2_107" style:family="text"/>
    <style:style style:name="T2_108" style:family="text">
      <style:text-properties fo:color="#1155cc" style:text-underline-style="solid" style:text-underline-color="font-color"/>
    </style:style>
    <style:style style:name="T2_109" style:family="text"/>
    <style:style style:name="T2_110" style:family="text">
      <style:text-properties fo:color="#1155cc" style:text-underline-style="solid" style:text-underline-color="font-color"/>
    </style:style>
    <style:style style:name="T2_111" style:family="text"/>
    <style:style style:name="T2_112" style:family="text">
      <style:text-properties fo:color="#1155cc" style:text-underline-style="solid" style:text-underline-color="font-color"/>
    </style:style>
    <style:style style:name="T2_113" style:family="text"/>
    <style:style style:name="T2_114" style:family="text">
      <style:text-properties fo:color="#1155cc" style:text-underline-style="solid" style:text-underline-color="font-color"/>
    </style:style>
    <style:style style:name="T2_115" style:family="text"/>
    <style:style style:name="T2_116" style:family="text">
      <style:text-properties fo:color="#1155cc" style:text-underline-style="solid" style:text-underline-color="font-color"/>
    </style:style>
    <style:style style:name="T2_117" style:family="text"/>
    <style:style style:name="T2_118" style:family="text">
      <style:text-properties fo:color="#1155cc" style:text-underline-style="solid" style:text-underline-color="font-color"/>
    </style:style>
    <style:style style:name="T2_119" style:family="text"/>
    <style:style style:name="T2_120" style:family="text">
      <style:text-properties fo:color="#1155cc" style:text-underline-style="solid" style:text-underline-color="font-color"/>
    </style:style>
    <style:style style:name="T2_121" style:family="text"/>
    <style:style style:name="T2_122" style:family="text">
      <style:text-properties fo:color="#1155cc" style:text-underline-style="solid" style:text-underline-color="font-color"/>
    </style:style>
    <style:style style:name="T2_123" style:family="text"/>
    <style:style style:name="T2_124" style:family="text">
      <style:text-properties fo:color="#1155cc" style:text-underline-style="solid" style:text-underline-color="font-color"/>
    </style:style>
    <style:style style:name="T2_125" style:family="text"/>
    <style:style style:name="T2_126" style:family="text">
      <style:text-properties fo:color="#1155cc" style:text-underline-style="solid" style:text-underline-color="font-color"/>
    </style:style>
    <style:style style:name="T2_127" style:family="text"/>
    <style:style style:name="T2_128" style:family="text">
      <style:text-properties fo:color="#1155cc" style:text-underline-style="solid" style:text-underline-color="font-color"/>
    </style:style>
    <style:style style:name="T2_129" style:family="text"/>
    <style:style style:name="T2_130" style:family="text">
      <style:text-properties fo:color="#1155cc" style:text-underline-style="solid" style:text-underline-color="font-color"/>
    </style:style>
    <style:style style:name="T2_131" style:family="text"/>
    <style:style style:name="T2_132" style:family="text">
      <style:text-properties fo:color="#1155cc" style:text-underline-style="solid" style:text-underline-color="font-color"/>
    </style:style>
    <style:style style:name="T2_133" style:family="text"/>
    <style:style style:name="T2_134" style:family="text">
      <style:text-properties fo:color="#1155cc" style:text-underline-style="solid" style:text-underline-color="font-color"/>
    </style:style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P3" style:family="paragraph" style:parent-style-name="Standard">
      <style:paragraph-properties fo:break-before="auto" fo:line-height="100%" fo:margin-bottom="0.353cm" style:writing-mode="lr-tb"/>
    </style:style>
    <style:style style:name="T3_1" style:family="text"/>
    <style:style style:name="T3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_3" style:family="text"/>
    <style:style style:name="T3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P4" style:family="paragraph" style:parent-style-name="Standard">
      <style:paragraph-properties fo:break-before="auto" fo:line-height="100%" fo:margin-bottom="0.353cm" style:writing-mode="lr-tb"/>
    </style:style>
    <style:style style:name="T4_1" style:family="text"/>
    <style:style style:name="T4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_3" style:family="text"/>
    <style:style style:name="T4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_5" style:family="text">
      <style:text-properties fo:font-weight="bold" style:font-weight-asian="bold" style:font-weight-complex="bold"/>
    </style:style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P5" style:family="paragraph" style:parent-style-name="Standard">
      <style:paragraph-properties fo:break-before="auto" fo:line-height="100%" fo:margin-bottom="0.353cm" style:writing-mode="lr-tb"/>
    </style:style>
    <style:style style:name="T5_1" style:family="text"/>
    <style:style style:name="T5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_3" style:family="text"/>
    <style:style style:name="T5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_5" style:family="text">
      <style:text-properties fo:font-weight="bold" style:font-weight-asian="bold" style:font-weight-complex="bold"/>
    </style:style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P6" style:family="paragraph" style:parent-style-name="Standard">
      <style:paragraph-properties fo:break-before="auto" fo:line-height="100%" fo:border-bottom="#808080 0.053cm solid" fo:margin-bottom="0.353cm" style:writing-mode="lr-tb"/>
    </style:style>
    <style:style style:name="T6_1" style:family="text"/>
    <style:style style:name="T6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6_3" style:family="text"/>
    <style:style style:name="T6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6_5" style:family="text">
      <style:text-properties fo:font-weight="bold" style:font-weight-asian="bold" style:font-weight-complex="bold"/>
    </style:style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P7" style:family="paragraph" style:parent-style-name="Heading_20_1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T10_13" style:family="text"/>
    <style:style style:name="T10_14" style:family="text">
      <style:text-properties fo:color="#1155cc" style:text-underline-style="solid" style:text-underline-color="font-color"/>
    </style:style>
    <style:style style:name="T10_15" style:family="text"/>
    <style:style style:name="T10_16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T11_11" style:family="text"/>
    <style:style style:name="T11_12" style:family="text">
      <style:text-properties fo:color="#1155cc" style:text-underline-style="solid" style:text-underline-color="font-color"/>
    </style:style>
    <style:style style:name="T11_13" style:family="text"/>
    <style:style style:name="T11_14" style:family="text">
      <style:text-properties fo:color="#1155cc" style:text-underline-style="solid" style:text-underline-color="font-color"/>
    </style:style>
    <style:style style:name="T11_15" style:family="text"/>
    <style:style style:name="T11_16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T12_19" style:family="text"/>
    <style:style style:name="T12_20" style:family="text">
      <style:text-properties fo:color="#1155cc" style:text-underline-style="solid" style:text-underline-color="font-color"/>
    </style:style>
    <style:style style:name="T12_21" style:family="text"/>
    <style:style style:name="T12_22" style:family="text">
      <style:text-properties fo:color="#1155cc" style:text-underline-style="solid" style:text-underline-color="font-color"/>
    </style:style>
    <style:style style:name="T12_23" style:family="text"/>
    <style:style style:name="T12_24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T13_15" style:family="text"/>
    <style:style style:name="T13_16" style:family="text">
      <style:text-properties fo:color="#1155cc" style:text-underline-style="solid" style:text-underline-color="font-color"/>
    </style:style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P14" style:family="paragraph" style:parent-style-name="Heading_20_2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T17_175" style:family="text"/>
    <style:style style:name="T17_176" style:family="text"/>
    <style:style style:name="T17_177" style:family="text"/>
    <style:style style:name="T17_178" style:family="text"/>
    <style:style style:name="T17_179" style:family="text"/>
    <style:style style:name="T17_180" style:family="text"/>
    <style:style style:name="T17_181" style:family="text"/>
    <style:style style:name="T17_182" style:family="text"/>
    <style:style style:name="T17_183" style:family="text"/>
    <style:style style:name="T17_184" style:family="text"/>
    <style:style style:name="T17_185" style:family="text"/>
    <style:style style:name="T17_186" style:family="text"/>
    <style:style style:name="T17_187" style:family="text"/>
    <style:style style:name="T17_188" style:family="text"/>
    <style:style style:name="T17_189" style:family="text"/>
    <style:style style:name="T17_190" style:family="text"/>
    <style:style style:name="T17_191" style:family="text"/>
    <style:style style:name="T17_192" style:family="text"/>
    <style:style style:name="T17_193" style:family="text"/>
    <style:style style:name="T17_194" style:family="text"/>
    <style:style style:name="T17_195" style:family="text"/>
    <style:style style:name="T17_196" style:family="text"/>
    <style:style style:name="T17_197" style:family="text"/>
    <style:style style:name="T17_198" style:family="text"/>
    <style:style style:name="T17_199" style:family="text"/>
    <style:style style:name="T17_200" style:family="text"/>
    <style:style style:name="T17_201" style:family="text"/>
    <style:style style:name="T17_202" style:family="text"/>
    <style:style style:name="T17_203" style:family="text"/>
    <style:style style:name="T17_204" style:family="text"/>
    <style:style style:name="T17_205" style:family="text"/>
    <style:style style:name="T17_206" style:family="text"/>
    <style:style style:name="T17_207" style:family="text"/>
    <style:style style:name="T17_208" style:family="text"/>
    <style:style style:name="T17_209" style:family="text"/>
    <style:style style:name="T17_210" style:family="text"/>
    <style:style style:name="T17_211" style:family="text"/>
    <style:style style:name="T17_212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P24" style:family="paragraph" style:parent-style-name="Heading_20_2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line-height="100%" fo:margin-top="0cm" fo:margin-bottom="0.353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P26" style:family="paragraph" style:parent-style-name="Standard">
      <style:paragraph-properties fo:break-before="auto" fo:line-height="100%" fo:margin-top="0cm" fo:margin-bottom="0.353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>
      <style:text-properties fo:font-style="italic" style:font-style-asian="italic" style:font-style-complex="italic"/>
    </style:style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P33" style:family="paragraph" style:parent-style-name="Heading_20_2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P40" style:family="paragraph" style:parent-style-name="Heading_20_2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T41_123" style:family="text"/>
    <style:style style:name="T41_124" style:family="text"/>
    <style:style style:name="T41_125" style:family="text"/>
    <style:style style:name="T41_126" style:family="text"/>
    <style:style style:name="T41_127" style:family="text"/>
    <style:style style:name="T41_128" style:family="text"/>
    <style:style style:name="T41_129" style:family="text"/>
    <style:style style:name="T41_130" style:family="text"/>
    <style:style style:name="T41_131" style:family="text"/>
    <style:style style:name="T41_132" style:family="text"/>
    <style:style style:name="T41_133" style:family="text"/>
    <style:style style:name="T41_134" style:family="text"/>
    <style:style style:name="T41_135" style:family="text"/>
    <style:style style:name="T41_136" style:family="text"/>
    <style:style style:name="T41_137" style:family="text"/>
    <style:style style:name="T41_138" style:family="text"/>
    <style:style style:name="T41_139" style:family="text"/>
    <style:style style:name="T41_140" style:family="text"/>
    <style:style style:name="T41_141" style:family="text"/>
    <style:style style:name="T41_142" style:family="text"/>
    <style:style style:name="T41_143" style:family="text"/>
    <style:style style:name="T41_144" style:family="text"/>
    <style:style style:name="T41_145" style:family="text"/>
    <style:style style:name="T41_146" style:family="text"/>
    <style:style style:name="T41_147" style:family="text"/>
    <style:style style:name="T41_148" style:family="text"/>
    <style:style style:name="T41_149" style:family="text"/>
    <style:style style:name="T41_150" style:family="text"/>
    <style:style style:name="T41_151" style:family="text"/>
    <style:style style:name="T41_152" style:family="text"/>
    <style:style style:name="T41_153" style:family="text"/>
    <style:style style:name="T41_154" style:family="text"/>
    <style:style style:name="T41_155" style:family="text"/>
    <style:style style:name="T41_156" style:family="text"/>
    <style:style style:name="T41_157" style:family="text"/>
    <style:style style:name="T41_158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P59" style:family="paragraph" style:parent-style-name="Heading_20_2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P72" style:family="paragraph" style:parent-style-name="Heading_20_2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/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T73_111" style:family="text"/>
    <style:style style:name="T73_112" style:family="text"/>
    <style:style style:name="T73_113" style:family="text"/>
    <style:style style:name="T73_114" style:family="text"/>
    <style:style style:name="T73_115" style:family="text"/>
    <style:style style:name="T73_116" style:family="text"/>
    <style:style style:name="T73_117" style:family="text"/>
    <style:style style:name="T73_118" style:family="text"/>
    <style:style style:name="T73_119" style:family="text"/>
    <style:style style:name="T73_120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fo:border-bottom="#808080 0.053cm solid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P76" style:family="paragraph" style:parent-style-name="Standard">
      <style:paragraph-properties fo:break-before="auto" fo:line-height="130%" fo:margin-top="0.282cm" fo:margin-bottom="0cm" style:writing-mode="lr-tb"/>
      <style:text-properties fo:background-color="#ffffff" fo:color="#4c4c4e" fo:font-size="9pt" style:font-size-asian="9pt" style:font-size-complex="9pt"/>
    </style:style>
    <style:style style:name="P77" style:family="paragraph" style:parent-style-name="Heading_20_1">
      <style:paragraph-properties fo:break-before="auto" fo:line-height="100%" fo:margin-bottom="0.353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Heading_20_2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T79_123" style:family="text"/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T79_130" style:family="text"/>
    <style:style style:name="T79_131" style:family="text"/>
    <style:style style:name="T79_132" style:family="text"/>
    <style:style style:name="T79_133" style:family="text"/>
    <style:style style:name="T79_134" style:family="text"/>
    <style:style style:name="T79_135" style:family="text"/>
    <style:style style:name="T79_136" style:family="text"/>
    <style:style style:name="T79_137" style:family="text"/>
    <style:style style:name="T79_138" style:family="text"/>
    <style:style style:name="T79_139" style:family="text"/>
    <style:style style:name="T79_140" style:family="text"/>
    <style:style style:name="T79_141" style:family="text"/>
    <style:style style:name="T79_142" style:family="text"/>
    <style:style style:name="T79_143" style:family="text"/>
    <style:style style:name="T79_144" style:family="text"/>
    <style:style style:name="T79_145" style:family="text"/>
    <style:style style:name="T79_146" style:family="text"/>
    <style:style style:name="T79_147" style:family="text"/>
    <style:style style:name="T79_148" style:family="text"/>
    <style:style style:name="T79_149" style:family="text"/>
    <style:style style:name="T79_150" style:family="text"/>
    <style:style style:name="T79_151" style:family="text"/>
    <style:style style:name="T79_152" style:family="text"/>
    <style:style style:name="T79_153" style:family="text"/>
    <style:style style:name="T79_154" style:family="text"/>
    <style:style style:name="T79_155" style:family="text"/>
    <style:style style:name="T79_156" style:family="text"/>
    <style:style style:name="T79_157" style:family="text"/>
    <style:style style:name="T79_158" style:family="text"/>
    <style:style style:name="T79_159" style:family="text"/>
    <style:style style:name="T79_160" style:family="text"/>
    <style:style style:name="T79_161" style:family="text"/>
    <style:style style:name="T79_162" style:family="text"/>
    <style:style style:name="T79_163" style:family="text"/>
    <style:style style:name="T79_164" style:family="text"/>
    <style:style style:name="T79_165" style:family="text"/>
    <style:style style:name="T79_166" style:family="text"/>
    <style:style style:name="T79_167" style:family="text"/>
    <style:style style:name="T79_168" style:family="text"/>
    <style:style style:name="T79_169" style:family="text"/>
    <style:style style:name="T79_170" style:family="text"/>
    <style:style style:name="T79_171" style:family="text"/>
    <style:style style:name="T79_172" style:family="text"/>
    <style:style style:name="T79_173" style:family="text"/>
    <style:style style:name="T79_174" style:family="text"/>
    <style:style style:name="T79_175" style:family="text"/>
    <style:style style:name="T79_176" style:family="text"/>
    <style:style style:name="T79_177" style:family="text"/>
    <style:style style:name="T79_178" style:family="text"/>
    <style:style style:name="T79_179" style:family="text"/>
    <style:style style:name="T79_180" style:family="text"/>
    <style:style style:name="T79_181" style:family="text"/>
    <style:style style:name="T79_182" style:family="text"/>
    <style:style style:name="T79_183" style:family="text"/>
    <style:style style:name="T79_184" style:family="text"/>
    <style:style style:name="T79_185" style:family="text"/>
    <style:style style:name="T79_186" style:family="text"/>
    <style:style style:name="T79_187" style:family="text"/>
    <style:style style:name="T79_188" style:family="text"/>
    <style:style style:name="T79_189" style:family="text"/>
    <style:style style:name="T79_190" style:family="text"/>
    <style:style style:name="T79_191" style:family="text"/>
    <style:style style:name="T79_192" style:family="text"/>
    <style:style style:name="T79_193" style:family="text"/>
    <style:style style:name="T79_194" style:family="text"/>
    <style:style style:name="T79_195" style:family="text"/>
    <style:style style:name="T79_196" style:family="text"/>
    <style:style style:name="T79_197" style:family="text"/>
    <style:style style:name="T79_198" style:family="text"/>
    <style:style style:name="P80" style:family="paragraph" style:parent-style-name="Heading_20_2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T81_103" style:family="text"/>
    <style:style style:name="T81_104" style:family="text"/>
    <style:style style:name="T81_105" style:family="text"/>
    <style:style style:name="T81_106" style:family="text"/>
    <style:style style:name="T81_107" style:family="text"/>
    <style:style style:name="T81_108" style:family="text"/>
    <style:style style:name="T81_109" style:family="text"/>
    <style:style style:name="T81_110" style:family="text"/>
    <style:style style:name="T81_111" style:family="text"/>
    <style:style style:name="T81_112" style:family="text"/>
    <style:style style:name="T81_113" style:family="text"/>
    <style:style style:name="T81_114" style:family="text"/>
    <style:style style:name="T81_115" style:family="text"/>
    <style:style style:name="T81_116" style:family="text"/>
    <style:style style:name="T81_117" style:family="text"/>
    <style:style style:name="T81_118" style:family="text"/>
    <style:style style:name="T81_119" style:family="text"/>
    <style:style style:name="T81_120" style:family="text"/>
    <style:style style:name="T81_121" style:family="text"/>
    <style:style style:name="T81_122" style:family="text"/>
    <style:style style:name="T81_123" style:family="text"/>
    <style:style style:name="T81_124" style:family="text"/>
    <style:style style:name="T81_125" style:family="text"/>
    <style:style style:name="T81_126" style:family="text"/>
    <style:style style:name="T81_127" style:family="text"/>
    <style:style style:name="T81_128" style:family="text"/>
    <style:style style:name="T81_129" style:family="text"/>
    <style:style style:name="T81_130" style:family="text"/>
    <style:style style:name="T81_131" style:family="text"/>
    <style:style style:name="T81_132" style:family="text"/>
    <style:style style:name="T81_133" style:family="text"/>
    <style:style style:name="T81_134" style:family="text"/>
    <style:style style:name="T81_135" style:family="text"/>
    <style:style style:name="T81_136" style:family="text"/>
    <style:style style:name="T81_137" style:family="text"/>
    <style:style style:name="T81_138" style:family="text"/>
    <style:style style:name="T81_139" style:family="text"/>
    <style:style style:name="T81_140" style:family="text"/>
    <style:style style:name="T81_141" style:family="text"/>
    <style:style style:name="T81_142" style:family="text"/>
    <style:style style:name="P82" style:family="paragraph" style:parent-style-name="Heading_20_2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T85_97" style:family="text"/>
    <style:style style:name="T85_98" style:family="text"/>
    <style:style style:name="T85_99" style:family="text"/>
    <style:style style:name="T85_100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/>
    <style:style style:name="T89_108" style:family="text"/>
    <style:style style:name="T89_109" style:family="text"/>
    <style:style style:name="T89_110" style:family="text"/>
    <style:style style:name="T89_111" style:family="text"/>
    <style:style style:name="T89_112" style:family="text"/>
    <style:style style:name="T89_113" style:family="text"/>
    <style:style style:name="T89_114" style:family="text"/>
    <style:style style:name="T89_115" style:family="text"/>
    <style:style style:name="T89_116" style:family="text"/>
    <style:style style:name="T89_117" style:family="text"/>
    <style:style style:name="T89_118" style:family="text"/>
    <style:style style:name="T89_119" style:family="text"/>
    <style:style style:name="T89_120" style:family="text"/>
    <style:style style:name="T89_121" style:family="text"/>
    <style:style style:name="T89_122" style:family="text"/>
    <style:style style:name="T89_123" style:family="text"/>
    <style:style style:name="T89_124" style:family="text"/>
    <style:style style:name="T89_125" style:family="text"/>
    <style:style style:name="T89_126" style:family="text"/>
    <style:style style:name="T89_127" style:family="text"/>
    <style:style style:name="T89_128" style:family="text"/>
    <style:style style:name="T89_129" style:family="text"/>
    <style:style style:name="T89_130" style:family="text"/>
    <style:style style:name="T89_131" style:family="text"/>
    <style:style style:name="T89_132" style:family="text"/>
    <style:style style:name="T89_133" style:family="text"/>
    <style:style style:name="T89_134" style:family="text"/>
    <style:style style:name="T89_135" style:family="text"/>
    <style:style style:name="T89_136" style:family="text"/>
    <style:style style:name="T89_137" style:family="text"/>
    <style:style style:name="T89_138" style:family="text"/>
    <style:style style:name="T89_139" style:family="text"/>
    <style:style style:name="T89_140" style:family="text"/>
    <style:style style:name="T89_141" style:family="text"/>
    <style:style style:name="T89_142" style:family="text"/>
    <style:style style:name="T89_143" style:family="text"/>
    <style:style style:name="T89_144" style:family="text"/>
    <style:style style:name="T89_145" style:family="text"/>
    <style:style style:name="T89_146" style:family="text"/>
    <style:style style:name="T89_147" style:family="text"/>
    <style:style style:name="T89_148" style:family="text"/>
    <style:style style:name="T89_149" style:family="text"/>
    <style:style style:name="T89_150" style:family="text"/>
    <style:style style:name="T89_151" style:family="text"/>
    <style:style style:name="T89_152" style:family="text"/>
    <style:style style:name="T89_153" style:family="text"/>
    <style:style style:name="T89_154" style:family="text"/>
    <style:style style:name="T89_155" style:family="text"/>
    <style:style style:name="T89_156" style:family="text"/>
    <style:style style:name="T89_157" style:family="text"/>
    <style:style style:name="T89_158" style:family="text"/>
    <style:style style:name="T89_159" style:family="text"/>
    <style:style style:name="T89_160" style:family="text"/>
    <style:style style:name="T89_161" style:family="text"/>
    <style:style style:name="T89_162" style:family="text"/>
    <style:style style:name="T89_163" style:family="text"/>
    <style:style style:name="T89_164" style:family="text"/>
    <style:style style:name="T89_165" style:family="text"/>
    <style:style style:name="T89_166" style:family="text"/>
    <style:style style:name="T89_167" style:family="text"/>
    <style:style style:name="T89_168" style:family="text"/>
    <style:style style:name="T89_169" style:family="text"/>
    <style:style style:name="T89_170" style:family="text"/>
    <style:style style:name="P90" style:family="paragraph" style:parent-style-name="Heading_20_2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/>
    <style:style style:name="T91_92" style:family="text"/>
    <style:style style:name="T91_93" style:family="text"/>
    <style:style style:name="T91_94" style:family="text"/>
    <style:style style:name="T91_95" style:family="text"/>
    <style:style style:name="T91_96" style:family="text"/>
    <style:style style:name="T91_97" style:family="text"/>
    <style:style style:name="T91_98" style:family="text"/>
    <style:style style:name="T91_99" style:family="text"/>
    <style:style style:name="T91_100" style:family="text"/>
    <style:style style:name="T91_101" style:family="text"/>
    <style:style style:name="T91_102" style:family="text"/>
    <style:style style:name="T91_103" style:family="text"/>
    <style:style style:name="T91_104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T93_103" style:family="text"/>
    <style:style style:name="T93_104" style:family="text"/>
    <style:style style:name="T93_105" style:family="text"/>
    <style:style style:name="T93_106" style:family="text"/>
    <style:style style:name="T93_107" style:family="text"/>
    <style:style style:name="T93_108" style:family="text"/>
    <style:style style:name="T93_109" style:family="text"/>
    <style:style style:name="T93_110" style:family="text"/>
    <style:style style:name="T93_111" style:family="text"/>
    <style:style style:name="T93_112" style:family="text"/>
    <style:style style:name="T93_113" style:family="text"/>
    <style:style style:name="T93_114" style:family="text"/>
    <style:style style:name="T93_115" style:family="text"/>
    <style:style style:name="T93_116" style:family="text"/>
    <style:style style:name="T93_117" style:family="text"/>
    <style:style style:name="T93_118" style:family="text"/>
    <style:style style:name="T93_119" style:family="text"/>
    <style:style style:name="T93_120" style:family="text"/>
    <style:style style:name="T93_121" style:family="text"/>
    <style:style style:name="T93_122" style:family="text"/>
    <style:style style:name="T93_123" style:family="text"/>
    <style:style style:name="T93_124" style:family="text"/>
    <style:style style:name="T93_125" style:family="text"/>
    <style:style style:name="T93_126" style:family="text"/>
    <style:style style:name="T93_127" style:family="text"/>
    <style:style style:name="T93_128" style:family="text"/>
    <style:style style:name="T93_129" style:family="text"/>
    <style:style style:name="T93_130" style:family="text"/>
    <style:style style:name="T93_131" style:family="text"/>
    <style:style style:name="T93_132" style:family="text"/>
    <style:style style:name="T93_133" style:family="text"/>
    <style:style style:name="T93_134" style:family="text"/>
    <style:style style:name="T93_135" style:family="text"/>
    <style:style style:name="T93_136" style:family="text"/>
    <style:style style:name="T93_137" style:family="text"/>
    <style:style style:name="T93_138" style:family="text"/>
    <style:style style:name="T93_139" style:family="text"/>
    <style:style style:name="T93_140" style:family="text"/>
    <style:style style:name="T93_141" style:family="text"/>
    <style:style style:name="T93_142" style:family="text"/>
    <style:style style:name="T93_143" style:family="text"/>
    <style:style style:name="T93_144" style:family="text"/>
    <style:style style:name="T93_145" style:family="text"/>
    <style:style style:name="T93_146" style:family="text"/>
    <style:style style:name="T93_147" style:family="text"/>
    <style:style style:name="T93_148" style:family="text"/>
    <style:style style:name="T93_149" style:family="text"/>
    <style:style style:name="T93_150" style:family="text"/>
    <style:style style:name="T93_151" style:family="text"/>
    <style:style style:name="T93_152" style:family="text"/>
    <style:style style:name="T93_153" style:family="text"/>
    <style:style style:name="T93_154" style:family="text"/>
    <style:style style:name="T93_155" style:family="text"/>
    <style:style style:name="T93_156" style:family="text"/>
    <style:style style:name="T93_157" style:family="text"/>
    <style:style style:name="T93_158" style:family="text"/>
    <style:style style:name="T93_159" style:family="text"/>
    <style:style style:name="T93_160" style:family="text"/>
    <style:style style:name="T93_161" style:family="text"/>
    <style:style style:name="T93_162" style:family="text"/>
    <style:style style:name="T93_163" style:family="text"/>
    <style:style style:name="T93_164" style:family="text"/>
    <style:style style:name="T93_165" style:family="text"/>
    <style:style style:name="T93_166" style:family="text"/>
    <style:style style:name="T93_167" style:family="text"/>
    <style:style style:name="T93_168" style:family="text"/>
    <style:style style:name="T93_169" style:family="text"/>
    <style:style style:name="T93_170" style:family="text"/>
    <style:style style:name="T93_171" style:family="text"/>
    <style:style style:name="T93_172" style:family="text"/>
    <style:style style:name="T93_173" style:family="text"/>
    <style:style style:name="T93_174" style:family="text"/>
    <style:style style:name="T93_175" style:family="text"/>
    <style:style style:name="T93_176" style:family="text"/>
    <style:style style:name="T93_177" style:family="text"/>
    <style:style style:name="T93_178" style:family="text"/>
    <style:style style:name="T93_179" style:family="text"/>
    <style:style style:name="T93_180" style:family="text"/>
    <style:style style:name="P94" style:family="paragraph" style:parent-style-name="Standard">
      <style:paragraph-properties fo:break-before="page" fo:line-height="100%" fo:margin-bottom="0.353cm" style:writing-mode="lr-tb"/>
    </style:style>
    <style:style style:name="P95" style:family="paragraph" style:parent-style-name="Heading_20_1">
      <style:paragraph-properties fo:break-before="auto" fo:line-height="100%" fo:margin-bottom="0.353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>
      <style:text-properties fo:color="#1155cc" style:text-underline-style="solid" style:text-underline-color="font-color"/>
    </style:style>
    <style:style style:name="T97_3" style:family="text"/>
    <style:style style:name="T97_4" style:family="text">
      <style:text-properties fo:color="#1155cc" style:text-underline-style="solid" style:text-underline-color="font-color"/>
    </style:style>
    <style:style style:name="T97_5" style:family="text"/>
    <style:style style:name="T97_6" style:family="text">
      <style:text-properties fo:color="#1155cc" style:text-underline-style="solid" style:text-underline-color="font-color"/>
    </style:style>
    <style:style style:name="T97_7" style:family="text"/>
    <style:style style:name="T97_8" style:family="text">
      <style:text-properties fo:color="#1155cc" style:text-underline-style="solid" style:text-underline-color="font-color"/>
    </style:style>
    <style:style style:name="T97_9" style:family="text"/>
    <style:style style:name="T97_10" style:family="text">
      <style:text-properties fo:color="#1155cc" style:text-underline-style="solid" style:text-underline-color="font-color"/>
    </style:style>
    <style:style style:name="T97_11" style:family="text"/>
    <style:style style:name="T97_12" style:family="text">
      <style:text-properties fo:color="#1155cc" style:text-underline-style="solid" style:text-underline-color="font-color"/>
    </style:style>
    <style:style style:name="T97_13" style:family="text"/>
    <style:style style:name="T97_14" style:family="text">
      <style:text-properties fo:color="#1155cc" style:text-underline-style="solid" style:text-underline-color="font-color"/>
    </style:style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>
      <style:text-properties fo:color="#1155cc" style:text-underline-style="solid" style:text-underline-color="font-color"/>
    </style:style>
    <style:style style:name="T98_3" style:family="text"/>
    <style:style style:name="T98_4" style:family="text">
      <style:text-properties fo:color="#1155cc" style:text-underline-style="solid" style:text-underline-color="font-color"/>
    </style:style>
    <style:style style:name="T98_5" style:family="text"/>
    <style:style style:name="T98_6" style:family="text">
      <style:text-properties fo:color="#1155cc" style:text-underline-style="solid" style:text-underline-color="font-color"/>
    </style:style>
    <style:style style:name="T98_7" style:family="text"/>
    <style:style style:name="T98_8" style:family="text">
      <style:text-properties fo:color="#1155cc" style:text-underline-style="solid" style:text-underline-color="font-color"/>
    </style:style>
    <style:style style:name="T98_9" style:family="text"/>
    <style:style style:name="T98_10" style:family="text">
      <style:text-properties fo:color="#1155cc" style:text-underline-style="solid" style:text-underline-color="font-color"/>
    </style:style>
    <style:style style:name="T98_11" style:family="text"/>
    <style:style style:name="T98_12" style:family="text">
      <style:text-properties fo:color="#1155cc" style:text-underline-style="solid" style:text-underline-color="font-color"/>
    </style:style>
    <style:style style:name="T98_13" style:family="text"/>
    <style:style style:name="T98_14" style:family="text">
      <style:text-properties fo:color="#1155cc" style:text-underline-style="solid" style:text-underline-color="font-color"/>
    </style:style>
    <style:style style:name="T98_15" style:family="text"/>
    <style:style style:name="T98_16" style:family="text">
      <style:text-properties fo:color="#1155cc" style:text-underline-style="solid" style:text-underline-color="font-color"/>
    </style:style>
    <style:style style:name="T98_17" style:family="text"/>
    <style:style style:name="T98_18" style:family="text">
      <style:text-properties fo:color="#1155cc" style:text-underline-style="solid" style:text-underline-color="font-color"/>
    </style:style>
    <style:style style:name="T98_19" style:family="text"/>
    <style:style style:name="T98_20" style:family="text">
      <style:text-properties fo:color="#1155cc" style:text-underline-style="solid" style:text-underline-color="font-color"/>
    </style:style>
    <style:style style:name="T98_21" style:family="text"/>
    <style:style style:name="T98_22" style:family="text"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>
      <style:text-properties fo:color="#1155cc" style:text-underline-style="solid" style:text-underline-color="font-color"/>
    </style:style>
    <style:style style:name="T99_3" style:family="text"/>
    <style:style style:name="T99_4" style:family="text">
      <style:text-properties fo:color="#1155cc" style:text-underline-style="solid" style:text-underline-color="font-color"/>
    </style:style>
    <style:style style:name="T99_5" style:family="text"/>
    <style:style style:name="T99_6" style:family="text">
      <style:text-properties fo:color="#1155cc" style:text-underline-style="solid" style:text-underline-color="font-color"/>
    </style:style>
    <style:style style:name="T99_7" style:family="text"/>
    <style:style style:name="T99_8" style:family="text">
      <style:text-properties fo:color="#1155cc" style:text-underline-style="solid" style:text-underline-color="font-color"/>
    </style:style>
    <style:style style:name="T99_9" style:family="text"/>
    <style:style style:name="T99_10" style:family="text">
      <style:text-properties fo:color="#1155cc" style:text-underline-style="solid" style:text-underline-color="font-color"/>
    </style:style>
    <style:style style:name="T99_11" style:family="text"/>
    <style:style style:name="T99_12" style:family="text">
      <style:text-properties fo:color="#1155cc" style:text-underline-style="solid" style:text-underline-color="font-color"/>
    </style:style>
    <style:style style:name="T99_13" style:family="text"/>
    <style:style style:name="T99_14" style:family="text">
      <style:text-properties fo:color="#1155cc" style:text-underline-style="solid" style:text-underline-color="font-color"/>
    </style:style>
    <style:style style:name="T99_15" style:family="text"/>
    <style:style style:name="T99_16" style:family="text">
      <style:text-properties fo:color="#1155cc" style:text-underline-style="solid" style:text-underline-color="font-color"/>
    </style:style>
    <style:style style:name="T99_17" style:family="text"/>
    <style:style style:name="T99_18" style:family="text">
      <style:text-properties fo:color="#1155cc" style:text-underline-style="solid" style:text-underline-color="font-color"/>
    </style:style>
    <style:style style:name="T99_19" style:family="text"/>
    <style:style style:name="T99_20" style:family="text">
      <style:text-properties fo:color="#1155cc" style:text-underline-style="solid" style:text-underline-color="font-color"/>
    </style:style>
    <style:style style:name="T99_21" style:family="text"/>
    <style:style style:name="T99_22" style:family="text"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T100_2" style:family="text">
      <style:text-properties fo:color="#1155cc" style:text-underline-style="solid" style:text-underline-color="font-color"/>
    </style:style>
    <style:style style:name="T100_3" style:family="text"/>
    <style:style style:name="T100_4" style:family="text">
      <style:text-properties fo:color="#1155cc" style:text-underline-style="solid" style:text-underline-color="font-color"/>
    </style:style>
    <style:style style:name="T100_5" style:family="text"/>
    <style:style style:name="T100_6" style:family="text">
      <style:text-properties fo:color="#1155cc" style:text-underline-style="solid" style:text-underline-color="font-color"/>
    </style:style>
    <style:style style:name="T100_7" style:family="text"/>
    <style:style style:name="T100_8" style:family="text">
      <style:text-properties fo:color="#1155cc" style:text-underline-style="solid" style:text-underline-color="font-color"/>
    </style:style>
    <style:style style:name="T100_9" style:family="text"/>
    <style:style style:name="T100_10" style:family="text">
      <style:text-properties fo:color="#1155cc" style:text-underline-style="solid" style:text-underline-color="font-color"/>
    </style:style>
    <style:style style:name="T100_11" style:family="text"/>
    <style:style style:name="T100_12" style:family="text">
      <style:text-properties fo:color="#1155cc" style:text-underline-style="solid" style:text-underline-color="font-color"/>
    </style:style>
    <style:style style:name="T100_13" style:family="text"/>
    <style:style style:name="T100_14" style:family="text">
      <style:text-properties fo:color="#1155cc" style:text-underline-style="solid" style:text-underline-color="font-color"/>
    </style:style>
    <style:style style:name="T100_15" style:family="text"/>
    <style:style style:name="T100_16" style:family="text">
      <style:text-properties fo:color="#1155cc" style:text-underline-style="solid" style:text-underline-color="font-color"/>
    </style:style>
    <style:style style:name="T100_17" style:family="text"/>
    <style:style style:name="T100_18" style:family="text">
      <style:text-properties fo:color="#1155cc" style:text-underline-style="solid" style:text-underline-color="font-color"/>
    </style:style>
    <style:style style:name="T100_19" style:family="text"/>
    <style:style style:name="T100_20" style:family="text">
      <style:text-properties fo:color="#1155cc" style:text-underline-style="solid" style:text-underline-color="font-color"/>
    </style:style>
    <style:style style:name="T100_21" style:family="text"/>
    <style:style style:name="T100_22" style:family="text">
      <style:text-properties fo:color="#1155cc" style:text-underline-style="solid" style:text-underline-color="font-color"/>
    </style:style>
    <style:style style:name="T100_23" style:family="text"/>
    <style:style style:name="T100_24" style:family="text">
      <style:text-properties fo:color="#1155cc" style:text-underline-style="solid" style:text-underline-color="font-color"/>
    </style:style>
    <style:style style:name="T100_25" style:family="text"/>
    <style:style style:name="T100_26" style:family="text">
      <style:text-properties fo:color="#1155cc" style:text-underline-style="solid" style:text-underline-color="font-color"/>
    </style:style>
    <style:style style:name="T100_27" style:family="text"/>
    <style:style style:name="T100_28" style:family="text">
      <style:text-properties fo:color="#1155cc" style:text-underline-style="solid" style:text-underline-color="font-color"/>
    </style:style>
    <style:style style:name="T100_29" style:family="text"/>
    <style:style style:name="T100_30" style:family="text">
      <style:text-properties fo:color="#1155cc" style:text-underline-style="solid" style:text-underline-color="font-color"/>
    </style:style>
    <style:style style:name="T100_31" style:family="text"/>
    <style:style style:name="T100_32" style:family="text">
      <style:text-properties fo:color="#1155cc" style:text-underline-style="solid" style:text-underline-color="font-color"/>
    </style:style>
    <style:style style:name="T100_33" style:family="text"/>
    <style:style style:name="T100_34" style:family="text">
      <style:text-properties fo:color="#1155cc" style:text-underline-style="solid" style:text-underline-color="font-color"/>
    </style:style>
    <style:style style:name="T100_35" style:family="text"/>
    <style:style style:name="T100_36" style:family="text">
      <style:text-properties fo:color="#1155cc" style:text-underline-style="solid" style:text-underline-color="font-color"/>
    </style:style>
    <style:style style:name="T100_37" style:family="text"/>
    <style:style style:name="T100_38" style:family="text">
      <style:text-properties fo:color="#1155cc" style:text-underline-style="solid" style:text-underline-color="font-color"/>
    </style:style>
    <style:style style:name="T100_39" style:family="text"/>
    <style:style style:name="T100_40" style:family="text">
      <style:text-properties fo:color="#1155cc" style:text-underline-style="solid" style:text-underline-color="font-color"/>
    </style:style>
    <style:style style:name="T100_41" style:family="text"/>
    <style:style style:name="T100_42" style:family="text">
      <style:text-properties fo:color="#1155cc" style:text-underline-style="solid" style:text-underline-color="font-color"/>
    </style:style>
    <style:style style:name="T100_43" style:family="text"/>
    <style:style style:name="T100_44" style:family="text">
      <style:text-properties fo:color="#1155cc" style:text-underline-style="solid" style:text-underline-color="font-color"/>
    </style:style>
    <style:style style:name="T100_45" style:family="text"/>
    <style:style style:name="T100_46" style:family="text"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>
      <style:text-properties fo:color="#1155cc" style:text-underline-style="solid" style:text-underline-color="font-color"/>
    </style:style>
    <style:style style:name="T103_3" style:family="text"/>
    <style:style style:name="T103_4" style:family="text">
      <style:text-properties fo:color="#1155cc" style:text-underline-style="solid" style:text-underline-color="font-color"/>
    </style:style>
    <style:style style:name="T103_5" style:family="text"/>
    <style:style style:name="T103_6" style:family="text">
      <style:text-properties fo:color="#1155cc" style:text-underline-style="solid" style:text-underline-color="font-color"/>
    </style:style>
    <style:style style:name="T103_7" style:family="text"/>
    <style:style style:name="T103_8" style:family="text">
      <style:text-properties fo:color="#1155cc" style:text-underline-style="solid" style:text-underline-color="font-color"/>
    </style:style>
    <style:style style:name="T103_9" style:family="text"/>
    <style:style style:name="T103_10" style:family="text">
      <style:text-properties fo:color="#1155cc" style:text-underline-style="solid" style:text-underline-color="font-color"/>
    </style:style>
    <style:style style:name="T103_11" style:family="text"/>
    <style:style style:name="T103_12" style:family="text">
      <style:text-properties fo:color="#1155cc" style:text-underline-style="solid" style:text-underline-color="font-color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>
      <style:text-properties fo:color="#1155cc" style:text-underline-style="solid" style:text-underline-color="font-color"/>
    </style:style>
    <style:style style:name="T104_3" style:family="text"/>
    <style:style style:name="T104_4" style:family="text">
      <style:text-properties fo:color="#1155cc" style:text-underline-style="solid" style:text-underline-color="font-color"/>
    </style:style>
    <style:style style:name="T104_5" style:family="text"/>
    <style:style style:name="T104_6" style:family="text">
      <style:text-properties fo:color="#1155cc" style:text-underline-style="solid" style:text-underline-color="font-color"/>
    </style:style>
    <style:style style:name="T104_7" style:family="text"/>
    <style:style style:name="T104_8" style:family="text">
      <style:text-properties fo:color="#1155cc" style:text-underline-style="solid" style:text-underline-color="font-color"/>
    </style:style>
    <style:style style:name="T104_9" style:family="text"/>
    <style:style style:name="T104_10" style:family="text">
      <style:text-properties fo:color="#1155cc" style:text-underline-style="solid" style:text-underline-color="font-color"/>
    </style:style>
    <style:style style:name="T104_11" style:family="text"/>
    <style:style style:name="T104_12" style:family="text">
      <style:text-properties fo:color="#1155cc" style:text-underline-style="solid" style:text-underline-color="font-color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>
      <style:text-properties fo:color="#1155cc" style:text-underline-style="solid" style:text-underline-color="font-color"/>
    </style:style>
    <style:style style:name="T105_3" style:family="text"/>
    <style:style style:name="T105_4" style:family="text">
      <style:text-properties fo:color="#1155cc" style:text-underline-style="solid" style:text-underline-color="font-color"/>
    </style:style>
    <style:style style:name="T105_5" style:family="text"/>
    <style:style style:name="T105_6" style:family="text">
      <style:text-properties fo:color="#1155cc" style:text-underline-style="solid" style:text-underline-color="font-color"/>
    </style:style>
    <style:style style:name="T105_7" style:family="text"/>
    <style:style style:name="T105_8" style:family="text">
      <style:text-properties fo:color="#1155cc" style:text-underline-style="solid" style:text-underline-color="font-color"/>
    </style:style>
    <style:style style:name="T105_9" style:family="text"/>
    <style:style style:name="T105_10" style:family="text">
      <style:text-properties fo:color="#1155cc" style:text-underline-style="solid" style:text-underline-color="font-color"/>
    </style:style>
    <style:style style:name="T105_11" style:family="text"/>
    <style:style style:name="T105_12" style:family="text">
      <style:text-properties fo:color="#1155cc" style:text-underline-style="solid" style:text-underline-color="font-color"/>
    </style:style>
    <style:style style:name="T105_13" style:family="text"/>
    <style:style style:name="T105_14" style:family="text">
      <style:text-properties fo:color="#1155cc" style:text-underline-style="solid" style:text-underline-color="font-color"/>
    </style:style>
    <style:style style:name="T105_15" style:family="text"/>
    <style:style style:name="T105_16" style:family="text">
      <style:text-properties fo:color="#1155cc" style:text-underline-style="solid" style:text-underline-color="font-color"/>
    </style:style>
    <style:style style:name="T105_17" style:family="text"/>
    <style:style style:name="T105_18" style:family="text">
      <style:text-properties fo:color="#1155cc" style:text-underline-style="solid" style:text-underline-color="font-color"/>
    </style:style>
    <style:style style:name="T105_19" style:family="text"/>
    <style:style style:name="T105_20" style:family="text">
      <style:text-properties fo:color="#1155cc" style:text-underline-style="solid" style:text-underline-color="font-color"/>
    </style:style>
    <style:style style:name="T105_21" style:family="text"/>
    <style:style style:name="T105_22" style:family="text">
      <style:text-properties fo:color="#1155cc" style:text-underline-style="solid" style:text-underline-color="font-color"/>
    </style:style>
    <style:style style:name="T105_23" style:family="text"/>
    <style:style style:name="T105_24" style:family="text">
      <style:text-properties fo:color="#1155cc" style:text-underline-style="solid" style:text-underline-color="font-color"/>
    </style:style>
    <style:style style:name="T105_25" style:family="text"/>
    <style:style style:name="T105_26" style:family="text">
      <style:text-properties fo:color="#1155cc" style:text-underline-style="solid" style:text-underline-color="font-color"/>
    </style:style>
    <style:style style:name="T105_27" style:family="text"/>
    <style:style style:name="T105_28" style:family="text">
      <style:text-properties fo:color="#1155cc" style:text-underline-style="solid" style:text-underline-color="font-color"/>
    </style:style>
    <style:style style:name="T105_29" style:family="text"/>
    <style:style style:name="T105_30" style:family="text">
      <style:text-properties fo:color="#1155cc" style:text-underline-style="solid" style:text-underline-color="font-color"/>
    </style:style>
    <style:style style:name="T105_31" style:family="text"/>
    <style:style style:name="T105_32" style:family="text">
      <style:text-properties fo:color="#1155cc" style:text-underline-style="solid" style:text-underline-color="font-color"/>
    </style:style>
    <style:style style:name="T105_33" style:family="text"/>
    <style:style style:name="T105_34" style:family="text">
      <style:text-properties fo:color="#1155cc" style:text-underline-style="solid" style:text-underline-color="font-color"/>
    </style:style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>
      <style:text-properties fo:color="#1155cc" style:text-underline-style="solid" style:text-underline-color="font-color"/>
    </style:style>
    <style:style style:name="T106_3" style:family="text"/>
    <style:style style:name="T106_4" style:family="text">
      <style:text-properties fo:color="#1155cc" style:text-underline-style="solid" style:text-underline-color="font-color"/>
    </style:style>
    <style:style style:name="T106_5" style:family="text"/>
    <style:style style:name="T106_6" style:family="text">
      <style:text-properties fo:color="#1155cc" style:text-underline-style="solid" style:text-underline-color="font-color"/>
    </style:style>
    <style:style style:name="T106_7" style:family="text"/>
    <style:style style:name="T106_8" style:family="text">
      <style:text-properties fo:color="#1155cc" style:text-underline-style="solid" style:text-underline-color="font-color"/>
    </style:style>
    <style:style style:name="T106_9" style:family="text"/>
    <style:style style:name="T106_10" style:family="text">
      <style:text-properties fo:color="#1155cc" style:text-underline-style="solid" style:text-underline-color="font-color"/>
    </style:style>
    <style:style style:name="T106_11" style:family="text"/>
    <style:style style:name="T106_12" style:family="text">
      <style:text-properties fo:color="#1155cc" style:text-underline-style="solid" style:text-underline-color="font-color"/>
    </style:style>
    <style:style style:name="T106_13" style:family="text"/>
    <style:style style:name="T106_14" style:family="text">
      <style:text-properties fo:color="#1155cc" style:text-underline-style="solid" style:text-underline-color="font-color"/>
    </style:style>
    <style:style style:name="T106_15" style:family="text"/>
    <style:style style:name="T106_16" style:family="text">
      <style:text-properties fo:color="#1155cc" style:text-underline-style="solid" style:text-underline-color="font-color"/>
    </style:style>
    <style:style style:name="T106_17" style:family="text"/>
    <style:style style:name="T106_18" style:family="text">
      <style:text-properties fo:color="#1155cc" style:text-underline-style="solid" style:text-underline-color="font-color"/>
    </style:style>
    <style:style style:name="T106_19" style:family="text"/>
    <style:style style:name="T106_20" style:family="text">
      <style:text-properties fo:color="#1155cc" style:text-underline-style="solid" style:text-underline-color="font-color"/>
    </style:style>
    <style:style style:name="T106_21" style:family="text"/>
    <style:style style:name="T106_22" style:family="text">
      <style:text-properties fo:color="#1155cc" style:text-underline-style="solid" style:text-underline-color="font-color"/>
    </style:style>
    <style:style style:name="T106_23" style:family="text"/>
    <style:style style:name="T106_24" style:family="text">
      <style:text-properties fo:color="#1155cc" style:text-underline-style="solid" style:text-underline-color="font-color"/>
    </style:style>
    <style:style style:name="T106_25" style:family="text"/>
    <style:style style:name="T106_26" style:family="text">
      <style:text-properties fo:color="#1155cc" style:text-underline-style="solid" style:text-underline-color="font-color"/>
    </style:style>
    <style:style style:name="T106_27" style:family="text"/>
    <style:style style:name="T106_28" style:family="text">
      <style:text-properties fo:color="#1155cc" style:text-underline-style="solid" style:text-underline-color="font-color"/>
    </style:style>
    <style:style style:name="T106_29" style:family="text"/>
    <style:style style:name="T106_30" style:family="text">
      <style:text-properties fo:color="#1155cc" style:text-underline-style="solid" style:text-underline-color="font-color"/>
    </style:style>
    <style:style style:name="T106_31" style:family="text"/>
    <style:style style:name="T106_32" style:family="text">
      <style:text-properties fo:color="#1155cc" style:text-underline-style="solid" style:text-underline-color="font-color"/>
    </style:style>
    <style:style style:name="T106_33" style:family="text"/>
    <style:style style:name="T106_34" style:family="text">
      <style:text-properties fo:color="#1155cc" style:text-underline-style="solid" style:text-underline-color="font-color"/>
    </style:style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>
      <style:text-properties fo:color="#1155cc" style:text-underline-style="solid" style:text-underline-color="font-color"/>
    </style:style>
    <style:style style:name="T107_3" style:family="text"/>
    <style:style style:name="T107_4" style:family="text">
      <style:text-properties fo:color="#1155cc" style:text-underline-style="solid" style:text-underline-color="font-color"/>
    </style:style>
    <style:style style:name="T107_5" style:family="text"/>
    <style:style style:name="T107_6" style:family="text">
      <style:text-properties fo:color="#1155cc" style:text-underline-style="solid" style:text-underline-color="font-color"/>
    </style:style>
    <style:style style:name="T107_7" style:family="text"/>
    <style:style style:name="T107_8" style:family="text">
      <style:text-properties fo:color="#1155cc" style:text-underline-style="solid" style:text-underline-color="font-color"/>
    </style:style>
    <style:style style:name="T107_9" style:family="text"/>
    <style:style style:name="T107_10" style:family="text">
      <style:text-properties fo:color="#1155cc" style:text-underline-style="solid" style:text-underline-color="font-color"/>
    </style:style>
    <style:style style:name="T107_11" style:family="text"/>
    <style:style style:name="T107_12" style:family="text">
      <style:text-properties fo:color="#1155cc" style:text-underline-style="solid" style:text-underline-color="font-color"/>
    </style:style>
    <style:style style:name="T107_13" style:family="text"/>
    <style:style style:name="T107_14" style:family="text">
      <style:text-properties fo:color="#1155cc" style:text-underline-style="solid" style:text-underline-color="font-color"/>
    </style:style>
    <style:style style:name="T107_15" style:family="text"/>
    <style:style style:name="T107_16" style:family="text">
      <style:text-properties fo:color="#1155cc" style:text-underline-style="solid" style:text-underline-color="font-color"/>
    </style:style>
    <style:style style:name="T107_17" style:family="text"/>
    <style:style style:name="T107_18" style:family="text">
      <style:text-properties fo:color="#1155cc" style:text-underline-style="solid" style:text-underline-color="font-color"/>
    </style:style>
    <style:style style:name="T107_19" style:family="text"/>
    <style:style style:name="T107_20" style:family="text">
      <style:text-properties fo:color="#1155cc" style:text-underline-style="solid" style:text-underline-color="font-color"/>
    </style:style>
    <style:style style:name="T107_21" style:family="text"/>
    <style:style style:name="T107_22" style:family="text">
      <style:text-properties fo:color="#1155cc" style:text-underline-style="solid" style:text-underline-color="font-color"/>
    </style:style>
    <style:style style:name="T107_23" style:family="text"/>
    <style:style style:name="T107_24" style:family="text">
      <style:text-properties fo:color="#1155cc" style:text-underline-style="solid" style:text-underline-color="font-color"/>
    </style:style>
    <style:style style:name="T107_25" style:family="text"/>
    <style:style style:name="T107_26" style:family="text">
      <style:text-properties fo:color="#1155cc" style:text-underline-style="solid" style:text-underline-color="font-color"/>
    </style:style>
    <style:style style:name="T107_27" style:family="text"/>
    <style:style style:name="T107_28" style:family="text">
      <style:text-properties fo:color="#1155cc" style:text-underline-style="solid" style:text-underline-color="font-color"/>
    </style:style>
    <style:style style:name="T107_29" style:family="text"/>
    <style:style style:name="T107_30" style:family="text">
      <style:text-properties fo:color="#1155cc" style:text-underline-style="solid" style:text-underline-color="font-color"/>
    </style:style>
    <style:style style:name="T107_31" style:family="text"/>
    <style:style style:name="T107_32" style:family="text">
      <style:text-properties fo:color="#1155cc" style:text-underline-style="solid" style:text-underline-color="font-color"/>
    </style:style>
    <style:style style:name="T107_33" style:family="text"/>
    <style:style style:name="T107_34" style:family="text">
      <style:text-properties fo:color="#1155cc" style:text-underline-style="solid" style:text-underline-color="font-color"/>
    </style:style>
    <style:style style:name="T107_35" style:family="text"/>
    <style:style style:name="T107_36" style:family="text">
      <style:text-properties fo:color="#1155cc" style:text-underline-style="solid" style:text-underline-color="font-color"/>
    </style:style>
    <style:style style:name="T107_37" style:family="text"/>
    <style:style style:name="T107_38" style:family="text">
      <style:text-properties fo:color="#1155cc" style:text-underline-style="solid" style:text-underline-color="font-color"/>
    </style:style>
    <style:style style:name="T107_39" style:family="text"/>
    <style:style style:name="T107_40" style:family="text">
      <style:text-properties fo:color="#1155cc" style:text-underline-style="solid" style:text-underline-color="font-color"/>
    </style:style>
    <style:style style:name="T107_41" style:family="text"/>
    <style:style style:name="T107_42" style:family="text">
      <style:text-properties fo:color="#1155cc" style:text-underline-style="solid" style:text-underline-color="font-color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>
      <style:text-properties fo:color="#1155cc" style:text-underline-style="solid" style:text-underline-color="font-color"/>
    </style:style>
    <style:style style:name="T108_3" style:family="text"/>
    <style:style style:name="T108_4" style:family="text">
      <style:text-properties fo:color="#1155cc" style:text-underline-style="solid" style:text-underline-color="font-color"/>
    </style:style>
    <style:style style:name="T108_5" style:family="text"/>
    <style:style style:name="T108_6" style:family="text">
      <style:text-properties fo:color="#1155cc" style:text-underline-style="solid" style:text-underline-color="font-color"/>
    </style:style>
    <style:style style:name="T108_7" style:family="text"/>
    <style:style style:name="T108_8" style:family="text">
      <style:text-properties fo:color="#1155cc" style:text-underline-style="solid" style:text-underline-color="font-color"/>
    </style:style>
    <style:style style:name="T108_9" style:family="text"/>
    <style:style style:name="T108_10" style:family="text">
      <style:text-properties fo:color="#1155cc" style:text-underline-style="solid" style:text-underline-color="font-color"/>
    </style:style>
    <style:style style:name="T108_11" style:family="text"/>
    <style:style style:name="T108_12" style:family="text">
      <style:text-properties fo:color="#1155cc" style:text-underline-style="solid" style:text-underline-color="font-color"/>
    </style:style>
    <style:style style:name="T108_13" style:family="text"/>
    <style:style style:name="T108_14" style:family="text">
      <style:text-properties fo:color="#1155cc" style:text-underline-style="solid" style:text-underline-color="font-color"/>
    </style:style>
    <style:style style:name="T108_15" style:family="text"/>
    <style:style style:name="T108_16" style:family="text">
      <style:text-properties fo:color="#1155cc" style:text-underline-style="solid" style:text-underline-color="font-color"/>
    </style:style>
    <style:style style:name="T108_17" style:family="text"/>
    <style:style style:name="T108_18" style:family="text">
      <style:text-properties fo:color="#1155cc" style:text-underline-style="solid" style:text-underline-color="font-color"/>
    </style:style>
    <style:style style:name="T108_19" style:family="text"/>
    <style:style style:name="T108_20" style:family="text">
      <style:text-properties fo:color="#1155cc" style:text-underline-style="solid" style:text-underline-color="font-color"/>
    </style:style>
    <style:style style:name="T108_21" style:family="text"/>
    <style:style style:name="T108_22" style:family="text">
      <style:text-properties fo:color="#1155cc" style:text-underline-style="solid" style:text-underline-color="font-color"/>
    </style:style>
    <style:style style:name="T108_23" style:family="text"/>
    <style:style style:name="T108_24" style:family="text">
      <style:text-properties fo:color="#1155cc" style:text-underline-style="solid" style:text-underline-color="font-color"/>
    </style:style>
    <style:style style:name="T108_25" style:family="text"/>
    <style:style style:name="T108_26" style:family="text">
      <style:text-properties fo:color="#1155cc" style:text-underline-style="solid" style:text-underline-color="font-color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>
      <style:text-properties fo:color="#1155cc" style:text-underline-style="solid" style:text-underline-color="font-color"/>
    </style:style>
    <style:style style:name="T109_3" style:family="text"/>
    <style:style style:name="T109_4" style:family="text">
      <style:text-properties fo:color="#1155cc" style:text-underline-style="solid" style:text-underline-color="font-color"/>
    </style:style>
    <style:style style:name="T109_5" style:family="text"/>
    <style:style style:name="T109_6" style:family="text">
      <style:text-properties fo:color="#1155cc" style:text-underline-style="solid" style:text-underline-color="font-color"/>
    </style:style>
    <style:style style:name="T109_7" style:family="text"/>
    <style:style style:name="T109_8" style:family="text">
      <style:text-properties fo:color="#1155cc" style:text-underline-style="solid" style:text-underline-color="font-color"/>
    </style:style>
    <style:style style:name="T109_9" style:family="text"/>
    <style:style style:name="T109_10" style:family="text">
      <style:text-properties fo:color="#1155cc" style:text-underline-style="solid" style:text-underline-color="font-color"/>
    </style:style>
    <style:style style:name="T109_11" style:family="text"/>
    <style:style style:name="T109_12" style:family="text">
      <style:text-properties fo:color="#1155cc" style:text-underline-style="solid" style:text-underline-color="font-color"/>
    </style:style>
    <style:style style:name="T109_13" style:family="text"/>
    <style:style style:name="T109_14" style:family="text">
      <style:text-properties fo:color="#1155cc" style:text-underline-style="solid" style:text-underline-color="font-color"/>
    </style:style>
    <style:style style:name="T109_15" style:family="text"/>
    <style:style style:name="T109_16" style:family="text">
      <style:text-properties fo:color="#1155cc" style:text-underline-style="solid" style:text-underline-color="font-color"/>
    </style:style>
    <style:style style:name="T109_17" style:family="text"/>
    <style:style style:name="T109_18" style:family="text">
      <style:text-properties fo:color="#1155cc" style:text-underline-style="solid" style:text-underline-color="font-color"/>
    </style:style>
    <style:style style:name="T109_19" style:family="text"/>
    <style:style style:name="T109_20" style:family="text">
      <style:text-properties fo:color="#1155cc" style:text-underline-style="solid" style:text-underline-color="font-color"/>
    </style:style>
    <style:style style:name="T109_21" style:family="text"/>
    <style:style style:name="T109_22" style:family="text">
      <style:text-properties fo:color="#1155cc" style:text-underline-style="solid" style:text-underline-color="font-color"/>
    </style:style>
    <style:style style:name="T109_23" style:family="text"/>
    <style:style style:name="T109_24" style:family="text">
      <style:text-properties fo:color="#1155cc" style:text-underline-style="solid" style:text-underline-color="font-color"/>
    </style:style>
    <style:style style:name="T109_25" style:family="text"/>
    <style:style style:name="T109_26" style:family="text">
      <style:text-properties fo:color="#1155cc" style:text-underline-style="solid" style:text-underline-color="font-color"/>
    </style:style>
    <style:style style:name="T109_27" style:family="text"/>
    <style:style style:name="T109_28" style:family="text">
      <style:text-properties fo:color="#1155cc" style:text-underline-style="solid" style:text-underline-color="font-color"/>
    </style:style>
    <style:style style:name="T109_29" style:family="text"/>
    <style:style style:name="T109_30" style:family="text">
      <style:text-properties fo:color="#1155cc" style:text-underline-style="solid" style:text-underline-color="font-color"/>
    </style:style>
    <style:style style:name="T109_31" style:family="text"/>
    <style:style style:name="T109_32" style:family="text">
      <style:text-properties fo:color="#1155cc" style:text-underline-style="solid" style:text-underline-color="font-color"/>
    </style:style>
    <style:style style:name="T109_33" style:family="text"/>
    <style:style style:name="T109_34" style:family="text">
      <style:text-properties fo:color="#1155cc" style:text-underline-style="solid" style:text-underline-color="font-color"/>
    </style:style>
    <style:style style:name="P110" style:family="paragraph" style:parent-style-name="Standard">
      <style:paragraph-properties fo:break-before="auto" fo:line-height="115%" fo:margin-top="0cm" fo:margin-bottom="0cm" style:writing-mode="lr-tb"/>
    </style:style>
    <style:style style:name="T110_1" style:family="text"/>
    <style:style style:name="T110_2" style:family="text">
      <style:text-properties fo:color="#1155cc" style:text-underline-style="solid" style:text-underline-color="font-color"/>
    </style:style>
    <style:style style:name="T110_3" style:family="text"/>
    <style:style style:name="T110_4" style:family="text">
      <style:text-properties fo:color="#1155cc" style:text-underline-style="solid" style:text-underline-color="font-color"/>
    </style:style>
    <style:style style:name="T110_5" style:family="text"/>
    <style:style style:name="T110_6" style:family="text">
      <style:text-properties fo:color="#1155cc" style:text-underline-style="solid" style:text-underline-color="font-color"/>
    </style:style>
    <style:style style:name="T110_7" style:family="text"/>
    <style:style style:name="T110_8" style:family="text">
      <style:text-properties fo:color="#1155cc" style:text-underline-style="solid" style:text-underline-color="font-color"/>
    </style:style>
    <style:style style:name="T110_9" style:family="text"/>
    <style:style style:name="T110_10" style:family="text">
      <style:text-properties fo:color="#1155cc" style:text-underline-style="solid" style:text-underline-color="font-color"/>
    </style:style>
    <style:style style:name="T110_11" style:family="text"/>
    <style:style style:name="T110_12" style:family="text">
      <style:text-properties fo:color="#1155cc" style:text-underline-style="solid" style:text-underline-color="font-color"/>
    </style:style>
    <style:style style:name="T110_13" style:family="text"/>
    <style:style style:name="T110_14" style:family="text">
      <style:text-properties fo:color="#1155cc" style:text-underline-style="solid" style:text-underline-color="font-color"/>
    </style:style>
    <style:style style:name="T110_15" style:family="text"/>
    <style:style style:name="T110_16" style:family="text">
      <style:text-properties fo:color="#1155cc" style:text-underline-style="solid" style:text-underline-color="font-color"/>
    </style:style>
    <style:style style:name="T110_17" style:family="text"/>
    <style:style style:name="T110_18" style:family="text">
      <style:text-properties fo:color="#1155cc" style:text-underline-style="solid" style:text-underline-color="font-color"/>
    </style:style>
    <style:style style:name="T110_19" style:family="text"/>
    <style:style style:name="T110_20" style:family="text">
      <style:text-properties fo:color="#1155cc" style:text-underline-style="solid" style:text-underline-color="font-color"/>
    </style:style>
    <style:style style:name="T110_21" style:family="text"/>
    <style:style style:name="T110_22" style:family="text">
      <style:text-properties fo:color="#1155cc" style:text-underline-style="solid" style:text-underline-color="font-color"/>
    </style:style>
    <style:style style:name="T110_23" style:family="text"/>
    <style:style style:name="T110_24" style:family="text">
      <style:text-properties fo:color="#1155cc" style:text-underline-style="solid" style:text-underline-color="font-color"/>
    </style:style>
    <style:style style:name="T110_25" style:family="text"/>
    <style:style style:name="T110_26" style:family="text">
      <style:text-properties fo:color="#1155cc" style:text-underline-style="solid" style:text-underline-color="font-color"/>
    </style:style>
    <style:style style:name="T110_27" style:family="text"/>
    <style:style style:name="T110_28" style:family="text">
      <style:text-properties fo:color="#1155cc" style:text-underline-style="solid" style:text-underline-color="font-color"/>
    </style:style>
    <style:style style:name="T110_29" style:family="text"/>
    <style:style style:name="T110_30" style:family="text">
      <style:text-properties fo:color="#1155cc" style:text-underline-style="solid" style:text-underline-color="font-color"/>
    </style:style>
    <style:style style:name="T110_31" style:family="text"/>
    <style:style style:name="T110_32" style:family="text">
      <style:text-properties fo:color="#1155cc" style:text-underline-style="solid" style:text-underline-color="font-color"/>
    </style:style>
    <style:style style:name="T110_33" style:family="text"/>
    <style:style style:name="T110_34" style:family="text">
      <style:text-properties fo:color="#1155cc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>
      <style:text-properties fo:color="#1155cc" style:text-underline-style="solid" style:text-underline-color="font-color"/>
    </style:style>
    <style:style style:name="T113_3" style:family="text"/>
    <style:style style:name="T113_4" style:family="text">
      <style:text-properties fo:color="#1155cc" style:text-underline-style="solid" style:text-underline-color="font-color"/>
    </style:style>
    <style:style style:name="T113_5" style:family="text"/>
    <style:style style:name="T113_6" style:family="text">
      <style:text-properties fo:color="#1155cc" style:text-underline-style="solid" style:text-underline-color="font-color"/>
    </style:style>
    <style:style style:name="T113_7" style:family="text"/>
    <style:style style:name="T113_8" style:family="text">
      <style:text-properties fo:color="#1155cc" style:text-underline-style="solid" style:text-underline-color="font-color"/>
    </style:style>
    <style:style style:name="T113_9" style:family="text"/>
    <style:style style:name="T113_10" style:family="text">
      <style:text-properties fo:color="#1155cc" style:text-underline-style="solid" style:text-underline-color="font-color"/>
    </style:style>
    <style:style style:name="T113_11" style:family="text"/>
    <style:style style:name="T113_12" style:family="text">
      <style:text-properties fo:color="#1155cc" style:text-underline-style="solid" style:text-underline-color="font-color"/>
    </style:style>
    <style:style style:name="T113_13" style:family="text"/>
    <style:style style:name="T113_14" style:family="text">
      <style:text-properties fo:color="#1155cc" style:text-underline-style="solid" style:text-underline-color="font-color"/>
    </style:style>
    <style:style style:name="T113_15" style:family="text"/>
    <style:style style:name="T113_16" style:family="text">
      <style:text-properties fo:color="#1155cc" style:text-underline-style="solid" style:text-underline-color="font-color"/>
    </style:style>
    <style:style style:name="T113_17" style:family="text"/>
    <style:style style:name="T113_18" style:family="text">
      <style:text-properties fo:color="#1155cc" style:text-underline-style="solid" style:text-underline-color="font-color"/>
    </style:style>
    <style:style style:name="T113_19" style:family="text"/>
    <style:style style:name="T113_20" style:family="text">
      <style:text-properties fo:color="#1155cc" style:text-underline-style="solid" style:text-underline-color="font-color"/>
    </style:style>
    <style:style style:name="T113_21" style:family="text"/>
    <style:style style:name="T113_22" style:family="text">
      <style:text-properties fo:color="#1155cc" style:text-underline-style="solid" style:text-underline-color="font-color"/>
    </style:style>
    <style:style style:name="T113_23" style:family="text"/>
    <style:style style:name="T113_24" style:family="text">
      <style:text-properties fo:color="#1155cc" style:text-underline-style="solid" style:text-underline-color="font-color"/>
    </style:style>
    <style:style style:name="T113_25" style:family="text"/>
    <style:style style:name="T113_26" style:family="text">
      <style:text-properties fo:color="#1155cc" style:text-underline-style="solid" style:text-underline-color="font-color"/>
    </style:style>
    <style:style style:name="T113_27" style:family="text"/>
    <style:style style:name="T113_28" style:family="text">
      <style:text-properties fo:color="#1155cc" style:text-underline-style="solid" style:text-underline-color="font-color"/>
    </style:style>
    <style:style style:name="T113_29" style:family="text"/>
    <style:style style:name="T113_30" style:family="text">
      <style:text-properties fo:color="#1155cc" style:text-underline-style="solid" style:text-underline-color="font-color"/>
    </style:style>
    <style:style style:name="T113_31" style:family="text"/>
    <style:style style:name="T113_32" style:family="text">
      <style:text-properties fo:color="#1155cc" style:text-underline-style="solid" style:text-underline-color="font-color"/>
    </style:style>
    <style:style style:name="T113_33" style:family="text"/>
    <style:style style:name="T113_34" style:family="text">
      <style:text-properties fo:color="#1155cc" style:text-underline-style="solid" style:text-underline-color="font-color"/>
    </style:style>
    <style:style style:name="T113_35" style:family="text"/>
    <style:style style:name="T113_36" style:family="text">
      <style:text-properties fo:color="#1155cc" style:text-underline-style="solid" style:text-underline-color="font-color"/>
    </style:style>
    <style:style style:name="T113_37" style:family="text"/>
    <style:style style:name="T113_38" style:family="text">
      <style:text-properties fo:color="#1155cc" style:text-underline-style="solid" style:text-underline-color="font-color"/>
    </style:style>
    <style:style style:name="T113_39" style:family="text"/>
    <style:style style:name="T113_40" style:family="text">
      <style:text-properties fo:color="#1155cc" style:text-underline-style="solid" style:text-underline-color="font-color"/>
    </style:style>
    <style:style style:name="T113_41" style:family="text"/>
    <style:style style:name="T113_42" style:family="text">
      <style:text-properties fo:color="#1155cc" style:text-underline-style="solid" style:text-underline-color="font-color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>
      <style:text-properties fo:color="#1155cc" style:text-underline-style="solid" style:text-underline-color="font-color"/>
    </style:style>
    <style:style style:name="T114_3" style:family="text"/>
    <style:style style:name="T114_4" style:family="text">
      <style:text-properties fo:color="#1155cc" style:text-underline-style="solid" style:text-underline-color="font-color"/>
    </style:style>
    <style:style style:name="T114_5" style:family="text"/>
    <style:style style:name="T114_6" style:family="text">
      <style:text-properties fo:color="#1155cc" style:text-underline-style="solid" style:text-underline-color="font-color"/>
    </style:style>
    <style:style style:name="T114_7" style:family="text"/>
    <style:style style:name="T114_8" style:family="text">
      <style:text-properties fo:color="#1155cc" style:text-underline-style="solid" style:text-underline-color="font-color"/>
    </style:style>
    <style:style style:name="T114_9" style:family="text"/>
    <style:style style:name="T114_10" style:family="text">
      <style:text-properties fo:color="#1155cc" style:text-underline-style="solid" style:text-underline-color="font-color"/>
    </style:style>
    <style:style style:name="T114_11" style:family="text"/>
    <style:style style:name="T114_12" style:family="text">
      <style:text-properties fo:color="#1155cc" style:text-underline-style="solid" style:text-underline-color="font-color"/>
    </style:style>
    <style:style style:name="T114_13" style:family="text"/>
    <style:style style:name="T114_14" style:family="text">
      <style:text-properties fo:color="#1155cc" style:text-underline-style="solid" style:text-underline-color="font-color"/>
    </style:style>
    <style:style style:name="P115" style:family="paragraph" style:parent-style-name="Standard">
      <style:paragraph-properties fo:break-before="auto" fo:line-height="115%" fo:margin-top="0cm" fo:margin-bottom="0cm" style:writing-mode="lr-tb"/>
    </style:style>
    <style:style style:name="T115_1" style:family="text"/>
    <style:style style:name="T115_2" style:family="text">
      <style:text-properties fo:color="#1155cc" style:text-underline-style="solid" style:text-underline-color="font-color"/>
    </style:style>
    <style:style style:name="T115_3" style:family="text"/>
    <style:style style:name="T115_4" style:family="text">
      <style:text-properties fo:color="#1155cc" style:text-underline-style="solid" style:text-underline-color="font-color"/>
    </style:style>
    <style:style style:name="T115_5" style:family="text"/>
    <style:style style:name="T115_6" style:family="text">
      <style:text-properties fo:color="#1155cc" style:text-underline-style="solid" style:text-underline-color="font-color"/>
    </style:style>
    <style:style style:name="T115_7" style:family="text"/>
    <style:style style:name="T115_8" style:family="text">
      <style:text-properties fo:color="#1155cc" style:text-underline-style="solid" style:text-underline-color="font-color"/>
    </style:style>
    <style:style style:name="T115_9" style:family="text"/>
    <style:style style:name="T115_10" style:family="text">
      <style:text-properties fo:color="#1155cc" style:text-underline-style="solid" style:text-underline-color="font-color"/>
    </style:style>
    <style:style style:name="T115_11" style:family="text"/>
    <style:style style:name="T115_12" style:family="text">
      <style:text-properties fo:color="#1155cc" style:text-underline-style="solid" style:text-underline-color="font-color"/>
    </style:style>
    <style:style style:name="T115_13" style:family="text"/>
    <style:style style:name="T115_14" style:family="text">
      <style:text-properties fo:color="#1155cc" style:text-underline-style="solid" style:text-underline-color="font-color"/>
    </style:style>
    <style:style style:name="T115_15" style:family="text"/>
    <style:style style:name="T115_16" style:family="text">
      <style:text-properties fo:color="#1155cc" style:text-underline-style="solid" style:text-underline-color="font-color"/>
    </style:style>
    <style:style style:name="T115_17" style:family="text"/>
    <style:style style:name="T115_18" style:family="text">
      <style:text-properties fo:color="#1155cc" style:text-underline-style="solid" style:text-underline-color="font-color"/>
    </style:style>
    <style:style style:name="T115_19" style:family="text"/>
    <style:style style:name="T115_20" style:family="text">
      <style:text-properties fo:color="#1155cc" style:text-underline-style="solid" style:text-underline-color="font-color"/>
    </style:style>
    <style:style style:name="T115_21" style:family="text"/>
    <style:style style:name="T115_22" style:family="text">
      <style:text-properties fo:color="#1155cc" style:text-underline-style="solid" style:text-underline-color="font-color"/>
    </style:style>
    <style:style style:name="T115_23" style:family="text"/>
    <style:style style:name="T115_24" style:family="text">
      <style:text-properties fo:color="#1155cc" style:text-underline-style="solid" style:text-underline-color="font-color"/>
    </style:style>
    <style:style style:name="T115_25" style:family="text"/>
    <style:style style:name="T115_26" style:family="text">
      <style:text-properties fo:color="#1155cc" style:text-underline-style="solid" style:text-underline-color="font-color"/>
    </style:style>
    <style:style style:name="T115_27" style:family="text"/>
    <style:style style:name="T115_28" style:family="text">
      <style:text-properties fo:color="#1155cc" style:text-underline-style="solid" style:text-underline-color="font-color"/>
    </style:style>
    <style:style style:name="T115_29" style:family="text"/>
    <style:style style:name="T115_30" style:family="text">
      <style:text-properties fo:color="#1155cc" style:text-underline-style="solid" style:text-underline-color="font-color"/>
    </style:style>
    <style:style style:name="T115_31" style:family="text"/>
    <style:style style:name="T115_32" style:family="text">
      <style:text-properties fo:color="#1155cc" style:text-underline-style="solid" style:text-underline-color="font-color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>
      <style:text-properties fo:color="#1155cc" style:text-underline-style="solid" style:text-underline-color="font-color"/>
    </style:style>
    <style:style style:name="T118_3" style:family="text"/>
    <style:style style:name="T118_4" style:family="text">
      <style:text-properties fo:color="#1155cc" style:text-underline-style="solid" style:text-underline-color="font-color"/>
    </style:style>
    <style:style style:name="T118_5" style:family="text"/>
    <style:style style:name="T118_6" style:family="text">
      <style:text-properties fo:color="#1155cc" style:text-underline-style="solid" style:text-underline-color="font-color"/>
    </style:style>
    <style:style style:name="T118_7" style:family="text"/>
    <style:style style:name="T118_8" style:family="text">
      <style:text-properties fo:color="#1155cc" style:text-underline-style="solid" style:text-underline-color="font-color"/>
    </style:style>
    <style:style style:name="T118_9" style:family="text"/>
    <style:style style:name="T118_10" style:family="text">
      <style:text-properties fo:color="#1155cc" style:text-underline-style="solid" style:text-underline-color="font-color"/>
    </style:style>
    <style:style style:name="T118_11" style:family="text"/>
    <style:style style:name="T118_12" style:family="text">
      <style:text-properties fo:color="#1155cc" style:text-underline-style="solid" style:text-underline-color="font-color"/>
    </style:style>
    <style:style style:name="T118_13" style:family="text"/>
    <style:style style:name="T118_14" style:family="text">
      <style:text-properties fo:color="#1155cc" style:text-underline-style="solid" style:text-underline-color="font-color"/>
    </style:style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>
      <style:text-properties fo:color="#1155cc" style:text-underline-style="solid" style:text-underline-color="font-color"/>
    </style:style>
    <style:style style:name="T119_3" style:family="text"/>
    <style:style style:name="T119_4" style:family="text">
      <style:text-properties fo:color="#1155cc" style:text-underline-style="solid" style:text-underline-color="font-color"/>
    </style:style>
    <style:style style:name="T119_5" style:family="text"/>
    <style:style style:name="T119_6" style:family="text">
      <style:text-properties fo:color="#1155cc" style:text-underline-style="solid" style:text-underline-color="font-color"/>
    </style:style>
    <style:style style:name="T119_7" style:family="text"/>
    <style:style style:name="T119_8" style:family="text">
      <style:text-properties fo:color="#1155cc" style:text-underline-style="solid" style:text-underline-color="font-color"/>
    </style:style>
    <style:style style:name="T119_9" style:family="text"/>
    <style:style style:name="T119_10" style:family="text">
      <style:text-properties fo:color="#1155cc" style:text-underline-style="solid" style:text-underline-color="font-color"/>
    </style:style>
    <style:style style:name="T119_11" style:family="text"/>
    <style:style style:name="T119_12" style:family="text">
      <style:text-properties fo:color="#1155cc" style:text-underline-style="solid" style:text-underline-color="font-color"/>
    </style:style>
    <style:style style:name="T119_13" style:family="text"/>
    <style:style style:name="T119_14" style:family="text">
      <style:text-properties fo:color="#1155cc" style:text-underline-style="solid" style:text-underline-color="font-color"/>
    </style:style>
    <style:style style:name="T119_15" style:family="text"/>
    <style:style style:name="T119_16" style:family="text">
      <style:text-properties fo:color="#1155cc" style:text-underline-style="solid" style:text-underline-color="font-color"/>
    </style:style>
    <style:style style:name="T119_17" style:family="text"/>
    <style:style style:name="T119_18" style:family="text">
      <style:text-properties fo:color="#1155cc" style:text-underline-style="solid" style:text-underline-color="font-color"/>
    </style:style>
    <style:style style:name="T119_19" style:family="text"/>
    <style:style style:name="T119_20" style:family="text">
      <style:text-properties fo:color="#1155cc" style:text-underline-style="solid" style:text-underline-color="font-color"/>
    </style:style>
    <style:style style:name="T119_21" style:family="text"/>
    <style:style style:name="T119_22" style:family="text">
      <style:text-properties fo:color="#1155cc" style:text-underline-style="solid" style:text-underline-color="font-color"/>
    </style:style>
    <style:style style:name="T119_23" style:family="text"/>
    <style:style style:name="T119_24" style:family="text">
      <style:text-properties fo:color="#1155cc" style:text-underline-style="solid" style:text-underline-color="font-color"/>
    </style:style>
    <style:style style:name="T119_25" style:family="text"/>
    <style:style style:name="T119_26" style:family="text">
      <style:text-properties fo:color="#1155cc" style:text-underline-style="solid" style:text-underline-color="font-color"/>
    </style:style>
    <style:style style:name="T119_27" style:family="text"/>
    <style:style style:name="T119_28" style:family="text">
      <style:text-properties fo:color="#1155cc" style:text-underline-style="solid" style:text-underline-color="font-color"/>
    </style:style>
    <style:style style:name="T119_29" style:family="text"/>
    <style:style style:name="T119_30" style:family="text">
      <style:text-properties fo:color="#1155cc" style:text-underline-style="solid" style:text-underline-color="font-color"/>
    </style:style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>
      <style:text-properties fo:color="#1155cc" style:text-underline-style="solid" style:text-underline-color="font-color"/>
    </style:style>
    <style:style style:name="T120_3" style:family="text"/>
    <style:style style:name="T120_4" style:family="text">
      <style:text-properties fo:color="#1155cc" style:text-underline-style="solid" style:text-underline-color="font-color"/>
    </style:style>
    <style:style style:name="T120_5" style:family="text"/>
    <style:style style:name="T120_6" style:family="text">
      <style:text-properties fo:color="#1155cc" style:text-underline-style="solid" style:text-underline-color="font-color"/>
    </style:style>
    <style:style style:name="T120_7" style:family="text"/>
    <style:style style:name="T120_8" style:family="text">
      <style:text-properties fo:color="#1155cc" style:text-underline-style="solid" style:text-underline-color="font-color"/>
    </style:style>
    <style:style style:name="T120_9" style:family="text"/>
    <style:style style:name="T120_10" style:family="text">
      <style:text-properties fo:color="#1155cc" style:text-underline-style="solid" style:text-underline-color="font-color"/>
    </style:style>
    <style:style style:name="T120_11" style:family="text"/>
    <style:style style:name="T120_12" style:family="text">
      <style:text-properties fo:color="#1155cc" style:text-underline-style="solid" style:text-underline-color="font-color"/>
    </style:style>
    <style:style style:name="T120_13" style:family="text"/>
    <style:style style:name="T120_14" style:family="text">
      <style:text-properties fo:color="#1155cc" style:text-underline-style="solid" style:text-underline-color="font-color"/>
    </style:style>
    <style:style style:name="T120_15" style:family="text"/>
    <style:style style:name="T120_16" style:family="text">
      <style:text-properties fo:color="#1155cc" style:text-underline-style="solid" style:text-underline-color="font-color"/>
    </style:style>
    <style:style style:name="T120_17" style:family="text"/>
    <style:style style:name="T120_18" style:family="text">
      <style:text-properties fo:color="#1155cc" style:text-underline-style="solid" style:text-underline-color="font-color"/>
    </style:style>
    <style:style style:name="T120_19" style:family="text"/>
    <style:style style:name="T120_20" style:family="text">
      <style:text-properties fo:color="#1155cc" style:text-underline-style="solid" style:text-underline-color="font-color"/>
    </style:style>
    <style:style style:name="T120_21" style:family="text"/>
    <style:style style:name="T120_22" style:family="text">
      <style:text-properties fo:color="#1155cc" style:text-underline-style="solid" style:text-underline-color="font-color"/>
    </style:style>
    <style:style style:name="T120_23" style:family="text"/>
    <style:style style:name="T120_24" style:family="text">
      <style:text-properties fo:color="#1155cc" style:text-underline-style="solid" style:text-underline-color="font-color"/>
    </style:style>
    <style:style style:name="T120_25" style:family="text"/>
    <style:style style:name="T120_26" style:family="text">
      <style:text-properties fo:color="#1155cc" style:text-underline-style="solid" style:text-underline-color="font-color"/>
    </style:style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/>
    <style:style style:name="T121_2" style:family="text">
      <style:text-properties fo:color="#1155cc" style:text-underline-style="solid" style:text-underline-color="font-color"/>
    </style:style>
    <style:style style:name="T121_3" style:family="text"/>
    <style:style style:name="T121_4" style:family="text">
      <style:text-properties fo:color="#1155cc" style:text-underline-style="solid" style:text-underline-color="font-color"/>
    </style:style>
    <style:style style:name="T121_5" style:family="text"/>
    <style:style style:name="T121_6" style:family="text">
      <style:text-properties fo:color="#1155cc" style:text-underline-style="solid" style:text-underline-color="font-color"/>
    </style:style>
    <style:style style:name="T121_7" style:family="text"/>
    <style:style style:name="T121_8" style:family="text">
      <style:text-properties fo:color="#1155cc" style:text-underline-style="solid" style:text-underline-color="font-color"/>
    </style:style>
    <style:style style:name="T121_9" style:family="text"/>
    <style:style style:name="T121_10" style:family="text">
      <style:text-properties fo:color="#1155cc" style:text-underline-style="solid" style:text-underline-color="font-color"/>
    </style:style>
    <style:style style:name="T121_11" style:family="text"/>
    <style:style style:name="T121_12" style:family="text">
      <style:text-properties fo:color="#1155cc" style:text-underline-style="solid" style:text-underline-color="font-color"/>
    </style:style>
    <style:style style:name="T121_13" style:family="text"/>
    <style:style style:name="T121_14" style:family="text">
      <style:text-properties fo:color="#1155cc" style:text-underline-style="solid" style:text-underline-color="font-color"/>
    </style:style>
    <style:style style:name="T121_15" style:family="text"/>
    <style:style style:name="T121_16" style:family="text">
      <style:text-properties fo:color="#1155cc" style:text-underline-style="solid" style:text-underline-color="font-color"/>
    </style:style>
    <style:style style:name="T121_17" style:family="text"/>
    <style:style style:name="T121_18" style:family="text">
      <style:text-properties fo:color="#1155cc" style:text-underline-style="solid" style:text-underline-color="font-color"/>
    </style:style>
    <style:style style:name="T121_19" style:family="text"/>
    <style:style style:name="T121_20" style:family="text">
      <style:text-properties fo:color="#1155cc" style:text-underline-style="solid" style:text-underline-color="font-color"/>
    </style:style>
    <style:style style:name="T121_21" style:family="text"/>
    <style:style style:name="T121_22" style:family="text">
      <style:text-properties fo:color="#1155cc" style:text-underline-style="solid" style:text-underline-color="font-color"/>
    </style:style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/>
    <style:style style:name="T122_2" style:family="text">
      <style:text-properties fo:color="#1155cc" style:text-underline-style="solid" style:text-underline-color="font-color"/>
    </style:style>
    <style:style style:name="T122_3" style:family="text"/>
    <style:style style:name="T122_4" style:family="text">
      <style:text-properties fo:color="#1155cc" style:text-underline-style="solid" style:text-underline-color="font-color"/>
    </style:style>
    <style:style style:name="T122_5" style:family="text"/>
    <style:style style:name="T122_6" style:family="text">
      <style:text-properties fo:color="#1155cc" style:text-underline-style="solid" style:text-underline-color="font-color"/>
    </style:style>
    <style:style style:name="T122_7" style:family="text"/>
    <style:style style:name="T122_8" style:family="text">
      <style:text-properties fo:color="#1155cc" style:text-underline-style="solid" style:text-underline-color="font-color"/>
    </style:style>
    <style:style style:name="T122_9" style:family="text"/>
    <style:style style:name="T122_10" style:family="text">
      <style:text-properties fo:color="#1155cc" style:text-underline-style="solid" style:text-underline-color="font-color"/>
    </style:style>
    <style:style style:name="T122_11" style:family="text"/>
    <style:style style:name="T122_12" style:family="text">
      <style:text-properties fo:color="#1155cc" style:text-underline-style="solid" style:text-underline-color="font-color"/>
    </style:style>
    <style:style style:name="T122_13" style:family="text"/>
    <style:style style:name="T122_14" style:family="text">
      <style:text-properties fo:color="#1155cc" style:text-underline-style="solid" style:text-underline-color="font-color"/>
    </style:style>
    <style:style style:name="T122_15" style:family="text"/>
    <style:style style:name="T122_16" style:family="text">
      <style:text-properties fo:color="#1155cc" style:text-underline-style="solid" style:text-underline-color="font-color"/>
    </style:style>
    <style:style style:name="T122_17" style:family="text"/>
    <style:style style:name="T122_18" style:family="text">
      <style:text-properties fo:color="#1155cc" style:text-underline-style="solid" style:text-underline-color="font-color"/>
    </style:style>
    <style:style style:name="T122_19" style:family="text"/>
    <style:style style:name="T122_20" style:family="text">
      <style:text-properties fo:color="#1155cc" style:text-underline-style="solid" style:text-underline-color="font-color"/>
    </style:style>
    <style:style style:name="T122_21" style:family="text"/>
    <style:style style:name="T122_22" style:family="text">
      <style:text-properties fo:color="#1155cc" style:text-underline-style="solid" style:text-underline-color="font-color"/>
    </style:style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T123_2" style:family="text">
      <style:text-properties fo:color="#1155cc" style:text-underline-style="solid" style:text-underline-color="font-color"/>
    </style:style>
    <style:style style:name="T123_3" style:family="text"/>
    <style:style style:name="T123_4" style:family="text">
      <style:text-properties fo:color="#1155cc" style:text-underline-style="solid" style:text-underline-color="font-color"/>
    </style:style>
    <style:style style:name="T123_5" style:family="text"/>
    <style:style style:name="T123_6" style:family="text">
      <style:text-properties fo:color="#1155cc" style:text-underline-style="solid" style:text-underline-color="font-color"/>
    </style:style>
    <style:style style:name="T123_7" style:family="text"/>
    <style:style style:name="T123_8" style:family="text">
      <style:text-properties fo:color="#1155cc" style:text-underline-style="solid" style:text-underline-color="font-color"/>
    </style:style>
    <style:style style:name="T123_9" style:family="text"/>
    <style:style style:name="T123_10" style:family="text">
      <style:text-properties fo:color="#1155cc" style:text-underline-style="solid" style:text-underline-color="font-color"/>
    </style:style>
    <style:style style:name="T123_11" style:family="text"/>
    <style:style style:name="T123_12" style:family="text">
      <style:text-properties fo:color="#1155cc" style:text-underline-style="solid" style:text-underline-color="font-color"/>
    </style:style>
    <style:style style:name="T123_13" style:family="text"/>
    <style:style style:name="T123_14" style:family="text">
      <style:text-properties fo:color="#1155cc" style:text-underline-style="solid" style:text-underline-color="font-color"/>
    </style:style>
    <style:style style:name="T123_15" style:family="text"/>
    <style:style style:name="T123_16" style:family="text">
      <style:text-properties fo:color="#1155cc" style:text-underline-style="solid" style:text-underline-color="font-color"/>
    </style:style>
    <style:style style:name="T123_17" style:family="text"/>
    <style:style style:name="T123_18" style:family="text">
      <style:text-properties fo:color="#1155cc" style:text-underline-style="solid" style:text-underline-color="font-color"/>
    </style:style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>
      <style:text-properties fo:color="#1155cc" style:text-underline-style="solid" style:text-underline-color="font-color"/>
    </style:style>
    <style:style style:name="T124_3" style:family="text"/>
    <style:style style:name="T124_4" style:family="text">
      <style:text-properties fo:color="#1155cc" style:text-underline-style="solid" style:text-underline-color="font-color"/>
    </style:style>
    <style:style style:name="T124_5" style:family="text"/>
    <style:style style:name="T124_6" style:family="text">
      <style:text-properties fo:color="#1155cc" style:text-underline-style="solid" style:text-underline-color="font-color"/>
    </style:style>
    <style:style style:name="T124_7" style:family="text"/>
    <style:style style:name="T124_8" style:family="text">
      <style:text-properties fo:color="#1155cc" style:text-underline-style="solid" style:text-underline-color="font-color"/>
    </style:style>
    <style:style style:name="T124_9" style:family="text"/>
    <style:style style:name="T124_10" style:family="text">
      <style:text-properties fo:color="#1155cc" style:text-underline-style="solid" style:text-underline-color="font-color"/>
    </style:style>
    <style:style style:name="T124_11" style:family="text"/>
    <style:style style:name="T124_12" style:family="text">
      <style:text-properties fo:color="#1155cc" style:text-underline-style="solid" style:text-underline-color="font-color"/>
    </style:style>
    <style:style style:name="T124_13" style:family="text"/>
    <style:style style:name="T124_14" style:family="text">
      <style:text-properties fo:color="#1155cc" style:text-underline-style="solid" style:text-underline-color="font-color"/>
    </style:style>
    <style:style style:name="T124_15" style:family="text"/>
    <style:style style:name="T124_16" style:family="text">
      <style:text-properties fo:color="#1155cc" style:text-underline-style="solid" style:text-underline-color="font-color"/>
    </style:style>
    <style:style style:name="T124_17" style:family="text"/>
    <style:style style:name="T124_18" style:family="text">
      <style:text-properties fo:color="#1155cc" style:text-underline-style="solid" style:text-underline-color="font-color"/>
    </style:style>
    <style:style style:name="P125" style:family="paragraph" style:parent-style-name="Standard">
      <style:paragraph-properties fo:break-before="auto" fo:line-height="115%" fo:margin-top="0cm" fo:margin-bottom="0cm" style:writing-mode="lr-tb"/>
    </style:style>
    <style:style style:name="T125_1" style:family="text"/>
    <style:style style:name="T125_2" style:family="text">
      <style:text-properties fo:color="#1155cc" style:text-underline-style="solid" style:text-underline-color="font-color"/>
    </style:style>
    <style:style style:name="T125_3" style:family="text"/>
    <style:style style:name="T125_4" style:family="text">
      <style:text-properties fo:color="#1155cc" style:text-underline-style="solid" style:text-underline-color="font-color"/>
    </style:style>
    <style:style style:name="T125_5" style:family="text"/>
    <style:style style:name="T125_6" style:family="text">
      <style:text-properties fo:color="#1155cc" style:text-underline-style="solid" style:text-underline-color="font-color"/>
    </style:style>
    <style:style style:name="T125_7" style:family="text"/>
    <style:style style:name="T125_8" style:family="text">
      <style:text-properties fo:color="#1155cc" style:text-underline-style="solid" style:text-underline-color="font-color"/>
    </style:style>
    <style:style style:name="T125_9" style:family="text"/>
    <style:style style:name="T125_10" style:family="text">
      <style:text-properties fo:color="#1155cc" style:text-underline-style="solid" style:text-underline-color="font-color"/>
    </style:style>
    <style:style style:name="T125_11" style:family="text"/>
    <style:style style:name="T125_12" style:family="text">
      <style:text-properties fo:color="#1155cc" style:text-underline-style="solid" style:text-underline-color="font-color"/>
    </style:style>
    <style:style style:name="T125_13" style:family="text"/>
    <style:style style:name="T125_14" style:family="text">
      <style:text-properties fo:color="#1155cc" style:text-underline-style="solid" style:text-underline-color="font-color"/>
    </style:style>
    <style:style style:name="T125_15" style:family="text"/>
    <style:style style:name="T125_16" style:family="text">
      <style:text-properties fo:color="#1155cc" style:text-underline-style="solid" style:text-underline-color="font-color"/>
    </style:style>
    <style:style style:name="T125_17" style:family="text"/>
    <style:style style:name="T125_18" style:family="text">
      <style:text-properties fo:color="#1155cc" style:text-underline-style="solid" style:text-underline-color="font-color"/>
    </style:style>
    <style:style style:name="T125_19" style:family="text"/>
    <style:style style:name="T125_20" style:family="text">
      <style:text-properties fo:color="#1155cc" style:text-underline-style="solid" style:text-underline-color="font-color"/>
    </style:style>
    <style:style style:name="T125_21" style:family="text"/>
    <style:style style:name="T125_22" style:family="text">
      <style:text-properties fo:color="#1155cc" style:text-underline-style="solid" style:text-underline-color="font-color"/>
    </style:style>
    <style:style style:name="T125_23" style:family="text"/>
    <style:style style:name="T125_24" style:family="text">
      <style:text-properties fo:color="#1155cc" style:text-underline-style="solid" style:text-underline-color="font-color"/>
    </style:style>
    <style:style style:name="T125_25" style:family="text"/>
    <style:style style:name="T125_26" style:family="text">
      <style:text-properties fo:color="#1155cc" style:text-underline-style="solid" style:text-underline-color="font-color"/>
    </style:style>
    <style:style style:name="T125_27" style:family="text"/>
    <style:style style:name="T125_28" style:family="text">
      <style:text-properties fo:color="#1155cc" style:text-underline-style="solid" style:text-underline-color="font-color"/>
    </style:style>
    <style:style style:name="T125_29" style:family="text"/>
    <style:style style:name="T125_30" style:family="text">
      <style:text-properties fo:color="#1155cc" style:text-underline-style="solid" style:text-underline-color="font-color"/>
    </style:style>
    <style:style style:name="T125_31" style:family="text"/>
    <style:style style:name="T125_32" style:family="text">
      <style:text-properties fo:color="#1155cc" style:text-underline-style="solid" style:text-underline-color="font-color"/>
    </style:style>
    <style:style style:name="T125_33" style:family="text"/>
    <style:style style:name="T125_34" style:family="text">
      <style:text-properties fo:color="#1155cc" style:text-underline-style="solid" style:text-underline-color="font-color"/>
    </style:style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>
      <style:text-properties fo:color="#1155cc" style:text-underline-style="solid" style:text-underline-color="font-color"/>
    </style:style>
    <style:style style:name="T128_3" style:family="text"/>
    <style:style style:name="T128_4" style:family="text">
      <style:text-properties fo:color="#1155cc" style:text-underline-style="solid" style:text-underline-color="font-color"/>
    </style:style>
    <style:style style:name="T128_5" style:family="text"/>
    <style:style style:name="T128_6" style:family="text">
      <style:text-properties fo:color="#1155cc" style:text-underline-style="solid" style:text-underline-color="font-color"/>
    </style:style>
    <style:style style:name="T128_7" style:family="text"/>
    <style:style style:name="T128_8" style:family="text">
      <style:text-properties fo:color="#1155cc" style:text-underline-style="solid" style:text-underline-color="font-color"/>
    </style:style>
    <style:style style:name="T128_9" style:family="text"/>
    <style:style style:name="T128_10" style:family="text">
      <style:text-properties fo:color="#1155cc" style:text-underline-style="solid" style:text-underline-color="font-color"/>
    </style:style>
    <style:style style:name="T128_11" style:family="text"/>
    <style:style style:name="T128_12" style:family="text">
      <style:text-properties fo:color="#1155cc" style:text-underline-style="solid" style:text-underline-color="font-color"/>
    </style:style>
    <style:style style:name="T128_13" style:family="text"/>
    <style:style style:name="T128_14" style:family="text">
      <style:text-properties fo:color="#1155cc" style:text-underline-style="solid" style:text-underline-color="font-color"/>
    </style:style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>
      <style:text-properties fo:color="#1155cc" style:text-underline-style="solid" style:text-underline-color="font-color"/>
    </style:style>
    <style:style style:name="T129_3" style:family="text"/>
    <style:style style:name="T129_4" style:family="text">
      <style:text-properties fo:color="#1155cc" style:text-underline-style="solid" style:text-underline-color="font-color"/>
    </style:style>
    <style:style style:name="T129_5" style:family="text"/>
    <style:style style:name="T129_6" style:family="text">
      <style:text-properties fo:color="#1155cc" style:text-underline-style="solid" style:text-underline-color="font-color"/>
    </style:style>
    <style:style style:name="T129_7" style:family="text"/>
    <style:style style:name="T129_8" style:family="text">
      <style:text-properties fo:color="#1155cc" style:text-underline-style="solid" style:text-underline-color="font-color"/>
    </style:style>
    <style:style style:name="T129_9" style:family="text"/>
    <style:style style:name="T129_10" style:family="text">
      <style:text-properties fo:color="#1155cc" style:text-underline-style="solid" style:text-underline-color="font-color"/>
    </style:style>
    <style:style style:name="T129_11" style:family="text"/>
    <style:style style:name="T129_12" style:family="text">
      <style:text-properties fo:color="#1155cc" style:text-underline-style="solid" style:text-underline-color="font-color"/>
    </style:style>
    <style:style style:name="T129_13" style:family="text"/>
    <style:style style:name="T129_14" style:family="text">
      <style:text-properties fo:color="#1155cc" style:text-underline-style="solid" style:text-underline-color="font-color"/>
    </style:style>
    <style:style style:name="T129_15" style:family="text"/>
    <style:style style:name="T129_16" style:family="text">
      <style:text-properties fo:color="#1155cc" style:text-underline-style="solid" style:text-underline-color="font-color"/>
    </style:style>
    <style:style style:name="T129_17" style:family="text"/>
    <style:style style:name="T129_18" style:family="text">
      <style:text-properties fo:color="#1155cc" style:text-underline-style="solid" style:text-underline-color="font-color"/>
    </style:style>
    <style:style style:name="T129_19" style:family="text"/>
    <style:style style:name="T129_20" style:family="text">
      <style:text-properties fo:color="#1155cc" style:text-underline-style="solid" style:text-underline-color="font-color"/>
    </style:style>
    <style:style style:name="T129_21" style:family="text"/>
    <style:style style:name="T129_22" style:family="text">
      <style:text-properties fo:color="#1155cc" style:text-underline-style="solid" style:text-underline-color="font-color"/>
    </style:style>
    <style:style style:name="T129_23" style:family="text"/>
    <style:style style:name="T129_24" style:family="text">
      <style:text-properties fo:color="#1155cc" style:text-underline-style="solid" style:text-underline-color="font-color"/>
    </style:style>
    <style:style style:name="T129_25" style:family="text"/>
    <style:style style:name="T129_26" style:family="text">
      <style:text-properties fo:color="#1155cc" style:text-underline-style="solid" style:text-underline-color="font-color"/>
    </style:style>
    <style:style style:name="P130" style:family="paragraph" style:parent-style-name="Standard">
      <style:paragraph-properties fo:break-before="auto" fo:line-height="115%" fo:margin-top="0cm" fo:margin-bottom="0cm" style:writing-mode="lr-tb"/>
    </style:style>
    <style:style style:name="T130_1" style:family="text"/>
    <style:style style:name="T130_2" style:family="text">
      <style:text-properties fo:color="#1155cc" style:text-underline-style="solid" style:text-underline-color="font-color"/>
    </style:style>
    <style:style style:name="T130_3" style:family="text"/>
    <style:style style:name="T130_4" style:family="text">
      <style:text-properties fo:color="#1155cc" style:text-underline-style="solid" style:text-underline-color="font-color"/>
    </style:style>
    <style:style style:name="T130_5" style:family="text"/>
    <style:style style:name="T130_6" style:family="text">
      <style:text-properties fo:color="#1155cc" style:text-underline-style="solid" style:text-underline-color="font-color"/>
    </style:style>
    <style:style style:name="T130_7" style:family="text"/>
    <style:style style:name="T130_8" style:family="text">
      <style:text-properties fo:color="#1155cc" style:text-underline-style="solid" style:text-underline-color="font-color"/>
    </style:style>
    <style:style style:name="T130_9" style:family="text"/>
    <style:style style:name="T130_10" style:family="text">
      <style:text-properties fo:color="#1155cc" style:text-underline-style="solid" style:text-underline-color="font-color"/>
    </style:style>
    <style:style style:name="T130_11" style:family="text"/>
    <style:style style:name="T130_12" style:family="text">
      <style:text-properties fo:color="#1155cc" style:text-underline-style="solid" style:text-underline-color="font-color"/>
    </style:style>
    <style:style style:name="T130_13" style:family="text"/>
    <style:style style:name="T130_14" style:family="text">
      <style:text-properties fo:color="#1155cc" style:text-underline-style="solid" style:text-underline-color="font-color"/>
    </style:style>
    <style:style style:name="P131" style:family="paragraph" style:parent-style-name="Standard">
      <style:paragraph-properties fo:break-before="page" fo:line-height="115%" style:writing-mode="lr-tb"/>
    </style:style>
    <style:style style:name="P132" style:family="paragraph" style:parent-style-name="Heading_20_1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>
      <style:text-properties fo:color="#1155cc" style:text-underline-style="solid" style:text-underline-color="font-color"/>
    </style:style>
    <style:style style:name="T134_3" style:family="text"/>
    <style:style style:name="T134_4" style:family="text">
      <style:text-properties fo:color="#1155cc" style:text-underline-style="solid" style:text-underline-color="font-color"/>
    </style:style>
    <style:style style:name="T134_5" style:family="text"/>
    <style:style style:name="T134_6" style:family="text">
      <style:text-properties fo:color="#1155cc" style:text-underline-style="solid" style:text-underline-color="font-color"/>
    </style:style>
    <style:style style:name="T134_7" style:family="text"/>
    <style:style style:name="T134_8" style:family="text">
      <style:text-properties fo:color="#1155cc" style:text-underline-style="solid" style:text-underline-color="font-color"/>
    </style:style>
    <style:style style:name="T134_9" style:family="text"/>
    <style:style style:name="T134_10" style:family="text">
      <style:text-properties fo:color="#1155cc" style:text-underline-style="solid" style:text-underline-color="font-color"/>
    </style:style>
    <style:style style:name="T134_11" style:family="text"/>
    <style:style style:name="T134_12" style:family="text">
      <style:text-properties fo:color="#1155cc" style:text-underline-style="solid" style:text-underline-color="font-color"/>
    </style:style>
    <style:style style:name="T134_13" style:family="text"/>
    <style:style style:name="T134_14" style:family="text">
      <style:text-properties fo:color="#1155cc" style:text-underline-style="solid" style:text-underline-color="font-color"/>
    </style:style>
    <style:style style:name="T134_15" style:family="text"/>
    <style:style style:name="T134_16" style:family="text">
      <style:text-properties fo:color="#1155cc" style:text-underline-style="solid" style:text-underline-color="font-color"/>
    </style:style>
    <style:style style:name="T134_17" style:family="text"/>
    <style:style style:name="T134_18" style:family="text">
      <style:text-properties fo:color="#1155cc" style:text-underline-style="solid" style:text-underline-color="font-color"/>
    </style:style>
    <style:style style:name="T134_19" style:family="text"/>
    <style:style style:name="T134_20" style:family="text">
      <style:text-properties fo:color="#1155cc" style:text-underline-style="solid" style:text-underline-color="font-color"/>
    </style:style>
    <style:style style:name="T134_21" style:family="text"/>
    <style:style style:name="T134_22" style:family="text">
      <style:text-properties fo:color="#1155cc" style:text-underline-style="solid" style:text-underline-color="font-color"/>
    </style:style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>
      <style:text-properties fo:color="#1155cc" style:text-underline-style="solid" style:text-underline-color="font-color"/>
    </style:style>
    <style:style style:name="T135_3" style:family="text"/>
    <style:style style:name="T135_4" style:family="text">
      <style:text-properties fo:color="#1155cc" style:text-underline-style="solid" style:text-underline-color="font-color"/>
    </style:style>
    <style:style style:name="T135_5" style:family="text"/>
    <style:style style:name="T135_6" style:family="text">
      <style:text-properties fo:color="#1155cc" style:text-underline-style="solid" style:text-underline-color="font-color"/>
    </style:style>
    <style:style style:name="T135_7" style:family="text"/>
    <style:style style:name="T135_8" style:family="text">
      <style:text-properties fo:color="#1155cc" style:text-underline-style="solid" style:text-underline-color="font-color"/>
    </style:style>
    <style:style style:name="T135_9" style:family="text"/>
    <style:style style:name="T135_10" style:family="text">
      <style:text-properties fo:color="#1155cc" style:text-underline-style="solid" style:text-underline-color="font-color"/>
    </style:style>
    <style:style style:name="T135_11" style:family="text"/>
    <style:style style:name="T135_12" style:family="text">
      <style:text-properties fo:color="#1155cc" style:text-underline-style="solid" style:text-underline-color="font-color"/>
    </style:style>
    <style:style style:name="T135_13" style:family="text"/>
    <style:style style:name="T135_14" style:family="text">
      <style:text-properties fo:color="#1155cc" style:text-underline-style="solid" style:text-underline-color="font-color"/>
    </style:style>
    <style:style style:name="T135_15" style:family="text"/>
    <style:style style:name="T135_16" style:family="text">
      <style:text-properties fo:color="#1155cc" style:text-underline-style="solid" style:text-underline-color="font-color"/>
    </style:style>
    <style:style style:name="T135_17" style:family="text"/>
    <style:style style:name="T135_18" style:family="text">
      <style:text-properties fo:color="#1155cc" style:text-underline-style="solid" style:text-underline-color="font-color"/>
    </style:style>
    <style:style style:name="T135_19" style:family="text"/>
    <style:style style:name="T135_20" style:family="text">
      <style:text-properties fo:color="#1155cc" style:text-underline-style="solid" style:text-underline-color="font-color"/>
    </style:style>
    <style:style style:name="T135_21" style:family="text"/>
    <style:style style:name="T135_22" style:family="text">
      <style:text-properties fo:color="#1155cc" style:text-underline-style="solid" style:text-underline-color="font-color"/>
    </style:style>
    <style:style style:name="P136" style:family="paragraph" style:parent-style-name="Standard">
      <style:paragraph-properties fo:break-before="auto" fo:line-height="115%" fo:margin-top="0cm" fo:margin-bottom="0cm" style:writing-mode="lr-tb"/>
    </style:style>
    <style:style style:name="T136_1" style:family="text"/>
    <style:style style:name="T136_2" style:family="text">
      <style:text-properties fo:color="#1155cc" style:text-underline-style="solid" style:text-underline-color="font-color"/>
    </style:style>
  </office:automatic-styles>
  <office:body>
    <office:text>
      <text:h text:style-name="P1" text:outline-level="10"><text:bookmark-start text:name="h.rfxjf7y8hre0"/><text:bookmark-end text:name="h.rfxjf7y8hre0"/><text:span text:style-name="T1_1">Introduction</text:span></text:h>
      <text:p text:style-name="P2"><text:span text:style-name="T2_1">The</text:span><text:span text:style-name="T2_2"><text:s/></text:span><text:span text:style-name="T2_3">National</text:span><text:span text:style-name="T2_4"><text:s/></text:span><text:span text:style-name="T2_5">Science</text:span><text:span text:style-name="T2_6"><text:s/></text:span><text:span text:style-name="T2_7">Foundation</text:span><text:span text:style-name="T2_8"><text:s/></text:span><text:span text:style-name="T2_9">has</text:span><text:span text:style-name="T2_10"><text:s/></text:span><text:span text:style-name="T2_11">released</text:span><text:span text:style-name="T2_12"><text:s/></text:span><text:span text:style-name="T2_13">a</text:span><text:span text:style-name="T2_14"><text:s/></text:span><text:span text:style-name="T2_15">new</text:span><text:span text:style-name="T2_16"><text:s/></text:span><text:span text:style-name="T2_17">requirement</text:span><text:span text:style-name="T2_18"><text:s/></text:span><text:span text:style-name="T2_19">for</text:span><text:span text:style-name="T2_20"><text:s/></text:span><text:span text:style-name="T2_21">full</text:span><text:span text:style-name="T2_22"><text:s/></text:span><text:span text:style-name="T2_23">proposal</text:span><text:span text:style-name="T2_24"><text:s/></text:span><text:span text:style-name="T2_25">submissions</text:span><text:span text:style-name="T2_26"><text:s/></text:span><text:span text:style-name="T2_27">regarding</text:span><text:span text:style-name="T2_28"><text:s/></text:span><text:span text:style-name="T2_29">the</text:span><text:span text:style-name="T2_30"><text:s/></text:span><text:span text:style-name="T2_31">management</text:span><text:span text:style-name="T2_32"><text:s/></text:span><text:span text:style-name="T2_33">of</text:span><text:span text:style-name="T2_34"><text:s/></text:span><text:span text:style-name="T2_35">data</text:span><text:span text:style-name="T2_36"><text:s/></text:span><text:span text:style-name="T2_37">generated</text:span><text:span text:style-name="T2_38"><text:s/></text:span><text:span text:style-name="T2_39">using</text:span><text:span text:style-name="T2_40"><text:s/></text:span><text:span text:style-name="T2_41">NSF</text:span><text:span text:style-name="T2_42"><text:s/></text:span><text:span text:style-name="T2_43">support</text:span><text:span text:style-name="T2_44">.<text:s/></text:span><text:span text:style-name="T2_45">Starting</text:span><text:span text:style-name="T2_46"><text:s/></text:span><text:span text:style-name="T2_47">in</text:span><text:span text:style-name="T2_48"><text:s/></text:span><text:span text:style-name="T2_49">January</text:span><text:span text:style-name="T2_50">,<text:s/>2011,<text:s/></text:span><text:span text:style-name="T2_51">all</text:span><text:span text:style-name="T2_52"><text:s/></text:span><text:span text:style-name="T2_53">proposals</text:span><text:span text:style-name="T2_54"><text:s/></text:span><text:span text:style-name="T2_55">must</text:span><text:span text:style-name="T2_56"><text:s/></text:span><text:span text:style-name="T2_57">include</text:span><text:span text:style-name="T2_58"><text:s/></text:span><text:span text:style-name="T2_59">a</text:span><text:span text:style-name="T2_60"><text:s/></text:span><text:span text:style-name="T2_61">data</text:span><text:span text:style-name="T2_62"><text:s/></text:span><text:span text:style-name="T2_63">management</text:span><text:span text:style-name="T2_64"><text:s/></text:span><text:span text:style-name="T2_65">plan</text:span><text:span text:style-name="T2_66"><text:s/>(</text:span><text:span text:style-name="T2_67">DMP</text:span><text:span text:style-name="T2_68">).<text:s/></text:span><text:span text:style-name="T2_69">This</text:span><text:span text:style-name="T2_70"><text:s/></text:span><text:span text:style-name="T2_71">document</text:span><text:span text:style-name="T2_72"><text:s/></text:span><text:span text:style-name="T2_73">is</text:span><text:span text:style-name="T2_74"><text:s/></text:span><text:span text:style-name="T2_75">a</text:span><text:span text:style-name="T2_76"><text:s/></text:span><text:span text:style-name="T2_77">guide</text:span><text:span text:style-name="T2_78"><text:s/></text:span><text:span text:style-name="T2_79">to</text:span><text:span text:style-name="T2_80"><text:s/></text:span><text:span text:style-name="T2_81">writing</text:span><text:span text:style-name="T2_82"><text:s/></text:span><text:span text:style-name="T2_83">your</text:span><text:span text:style-name="T2_84"><text:s/></text:span><text:span text:style-name="T2_85">DMP</text:span><text:span text:style-name="T2_86"><text:s/></text:span><text:span text:style-name="T2_87">as</text:span><text:span text:style-name="T2_88"><text:s/></text:span><text:span text:style-name="T2_89">specified</text:span><text:span text:style-name="T2_90"><text:s/></text:span><text:span text:style-name="T2_91">in</text:span><text:span text:style-name="T2_92"><text:s/></text:span><text:span text:style-name="T2_93">the</text:span><text:span text:style-name="T2_94"><text:s/></text:span><text:span text:style-name="T2_95">NSF</text:span><text:span text:style-name="T2_96"><text:s/>-<text:s/></text:span><text:span text:style-name="T2_97">SBE</text:span><text:span text:style-name="T2_98"><text:s/></text:span><text:span text:style-name="T2_99">Directorate</text:span><text:span text:style-name="T2_100"><text:s/>(</text:span><text:span text:style-name="T2_101">available</text:span><text:span text:style-name="T2_102"><text:s/></text:span><text:span text:style-name="T2_103">here</text:span><text:span text:style-name="T2_104">:<text:s/></text:span><text:span text:style-name="T2_105"><text:a xlink:type="simple" xlink:href="http://www.nsf.gov/sbe/SBE_DataMgmtPlanPolicy.pdf"><text:span text:style-name="T2_106">http</text:span></text:a></text:span><text:span text:style-name="T2_107"><text:a xlink:type="simple" xlink:href="http://www.nsf.gov/sbe/SBE_DataMgmtPlanPolicy.pdf"><text:span text:style-name="T2_108">://</text:span></text:a></text:span><text:span text:style-name="T2_109"><text:a xlink:type="simple" xlink:href="http://www.nsf.gov/sbe/SBE_DataMgmtPlanPolicy.pdf"><text:span text:style-name="T2_110">www</text:span></text:a></text:span><text:span text:style-name="T2_111"><text:a xlink:type="simple" xlink:href="http://www.nsf.gov/sbe/SBE_DataMgmtPlanPolicy.pdf"><text:span text:style-name="T2_112">.</text:span></text:a></text:span><text:span text:style-name="T2_113"><text:a xlink:type="simple" xlink:href="http://www.nsf.gov/sbe/SBE_DataMgmtPlanPolicy.pdf"><text:span text:style-name="T2_114">nsf</text:span></text:a></text:span><text:span text:style-name="T2_115"><text:a xlink:type="simple" xlink:href="http://www.nsf.gov/sbe/SBE_DataMgmtPlanPolicy.pdf"><text:span text:style-name="T2_116">.</text:span></text:a></text:span><text:span text:style-name="T2_117"><text:a xlink:type="simple" xlink:href="http://www.nsf.gov/sbe/SBE_DataMgmtPlanPolicy.pdf"><text:span text:style-name="T2_118">gov</text:span></text:a></text:span><text:span text:style-name="T2_119"><text:a xlink:type="simple" xlink:href="http://www.nsf.gov/sbe/SBE_DataMgmtPlanPolicy.pdf"><text:span text:style-name="T2_120">/</text:span></text:a></text:span><text:span text:style-name="T2_121"><text:a xlink:type="simple" xlink:href="http://www.nsf.gov/sbe/SBE_DataMgmtPlanPolicy.pdf"><text:span text:style-name="T2_122">sbe</text:span></text:a></text:span><text:span text:style-name="T2_123"><text:a xlink:type="simple" xlink:href="http://www.nsf.gov/sbe/SBE_DataMgmtPlanPolicy.pdf"><text:span text:style-name="T2_124">/</text:span></text:a></text:span><text:span text:style-name="T2_125"><text:a xlink:type="simple" xlink:href="http://www.nsf.gov/sbe/SBE_DataMgmtPlanPolicy.pdf"><text:span text:style-name="T2_126">SBE</text:span></text:a></text:span><text:span text:style-name="T2_127"><text:a xlink:type="simple" xlink:href="http://www.nsf.gov/sbe/SBE_DataMgmtPlanPolicy.pdf"><text:span text:style-name="T2_128">_</text:span></text:a></text:span><text:span text:style-name="T2_129"><text:a xlink:type="simple" xlink:href="http://www.nsf.gov/sbe/SBE_DataMgmtPlanPolicy.pdf"><text:span text:style-name="T2_130">DataMgmtPlanPolicy</text:span></text:a></text:span><text:span text:style-name="T2_131"><text:a xlink:type="simple" xlink:href="http://www.nsf.gov/sbe/SBE_DataMgmtPlanPolicy.pdf"><text:span text:style-name="T2_132">.</text:span></text:a></text:span><text:span text:style-name="T2_133"><text:a xlink:type="simple" xlink:href="http://www.nsf.gov/sbe/SBE_DataMgmtPlanPolicy.pdf"><text:span text:style-name="T2_134">pdf</text:span></text:a></text:span><text:span text:style-name="T2_135">).<text:s/></text:span><text:span text:style-name="T2_136">The</text:span><text:span text:style-name="T2_137"><text:s/></text:span><text:span text:style-name="T2_138">guide</text:span><text:span text:style-name="T2_139"><text:s/></text:span><text:span text:style-name="T2_140">has</text:span><text:span text:style-name="T2_141"><text:s/></text:span><text:span text:style-name="T2_142">four</text:span><text:span text:style-name="T2_143"><text:s/></text:span><text:span text:style-name="T2_144">sections</text:span><text:span text:style-name="T2_145">:<text:s/></text:span></text:p>
      <text:p text:style-name="P3"><text:span text:style-name="T3_1"><text:a xlink:type="simple" xlink:href="https://docs.google.com/document/d/1zCpMpPOPg97TyLS2_eBOihTmFW0l-A8pai2yFqtStIg/edit#heading=h.tspve2a2e6zm"><text:span text:style-name="T3_2">Section</text:span></text:a></text:span><text:span text:style-name="T3_3"><text:a xlink:type="simple" xlink:href="https://docs.google.com/document/d/1zCpMpPOPg97TyLS2_eBOihTmFW0l-A8pai2yFqtStIg/edit#heading=h.tspve2a2e6zm"><text:span text:style-name="T3_4"><text:s/>1</text:span></text:a></text:span><text:span text:style-name="T3_5"><text:s/></text:span><text:span text:style-name="T3_6">is</text:span><text:span text:style-name="T3_7"><text:s/></text:span><text:span text:style-name="T3_8">a</text:span><text:span text:style-name="T3_9"><text:s/></text:span><text:span text:style-name="T3_10">template</text:span><text:span text:style-name="T3_11"><text:s/></text:span><text:span text:style-name="T3_12">and</text:span><text:span text:style-name="T3_13"><text:s/></text:span><text:span text:style-name="T3_14">consideration</text:span><text:span text:style-name="T3_15"><text:s/></text:span><text:span text:style-name="T3_16">points</text:span><text:span text:style-name="T3_17"><text:s/></text:span><text:span text:style-name="T3_18">for</text:span><text:span text:style-name="T3_19"><text:s/></text:span><text:span text:style-name="T3_20">completing</text:span><text:span text:style-name="T3_21"><text:s/></text:span><text:span text:style-name="T3_22">a</text:span><text:span text:style-name="T3_23"><text:s/></text:span><text:span text:style-name="T3_24">data</text:span><text:span text:style-name="T3_25"><text:s/></text:span><text:span text:style-name="T3_26">management</text:span><text:span text:style-name="T3_27"><text:s/></text:span><text:span text:style-name="T3_28">plan</text:span><text:span text:style-name="T3_29"><text:s/></text:span><text:span text:style-name="T3_30">specifically</text:span><text:span text:style-name="T3_31"><text:s/></text:span><text:span text:style-name="T3_32">for</text:span><text:span text:style-name="T3_33"><text:s/></text:span><text:span text:style-name="T3_34">the</text:span><text:span text:style-name="T3_35"><text:s/></text:span><text:span text:style-name="T3_36">social</text:span><text:span text:style-name="T3_37">,<text:s/></text:span><text:span text:style-name="T3_38">behavior</text:span><text:span text:style-name="T3_39">,<text:s/></text:span><text:span text:style-name="T3_40">and</text:span><text:span text:style-name="T3_41"><text:s/></text:span><text:span text:style-name="T3_42">economic</text:span><text:span text:style-name="T3_43"><text:s/></text:span><text:span text:style-name="T3_44">sciences</text:span><text:span text:style-name="T3_45">.<text:s/></text:span></text:p>
      <text:p text:style-name="P4"><text:span text:style-name="T4_1"><text:a xlink:type="simple" xlink:href="https://docs.google.com/document/d/1zCpMpPOPg97TyLS2_eBOihTmFW0l-A8pai2yFqtStIg/edit#heading=h.z7ucugx7vvoq"><text:span text:style-name="T4_2">Section</text:span></text:a></text:span><text:span text:style-name="T4_3"><text:a xlink:type="simple" xlink:href="https://docs.google.com/document/d/1zCpMpPOPg97TyLS2_eBOihTmFW0l-A8pai2yFqtStIg/edit#heading=h.z7ucugx7vvoq"><text:span text:style-name="T4_4"><text:s/>2</text:span></text:a></text:span><text:span text:style-name="T4_5"><text:s/></text:span><text:span text:style-name="T4_6">is</text:span><text:span text:style-name="T4_7"><text:s/></text:span><text:span text:style-name="T4_8">boilerplate</text:span><text:span text:style-name="T4_9"><text:s/></text:span><text:span text:style-name="T4_10">language</text:span><text:span text:style-name="T4_11"><text:s/></text:span><text:span text:style-name="T4_12">for</text:span><text:span text:style-name="T4_13"><text:s/></text:span><text:span text:style-name="T4_14">your</text:span><text:span text:style-name="T4_15"><text:s/></text:span><text:span text:style-name="T4_16">use</text:span><text:span text:style-name="T4_17"><text:s/></text:span><text:span text:style-name="T4_18">when</text:span><text:span text:style-name="T4_19"><text:s/></text:span><text:span text:style-name="T4_20">composing</text:span><text:span text:style-name="T4_21"><text:s/></text:span><text:span text:style-name="T4_22">your</text:span><text:span text:style-name="T4_23"><text:s/></text:span><text:span text:style-name="T4_24">DMP</text:span><text:span text:style-name="T4_25">.<text:s/></text:span></text:p>
      <text:p text:style-name="P5"><text:span text:style-name="T5_1"><text:a xlink:type="simple" xlink:href="https://docs.google.com/document/d/1zCpMpPOPg97TyLS2_eBOihTmFW0l-A8pai2yFqtStIg/edit#heading=h.xqufr89jqhyi"><text:span text:style-name="T5_2">Section</text:span></text:a></text:span><text:span text:style-name="T5_3"><text:a xlink:type="simple" xlink:href="https://docs.google.com/document/d/1zCpMpPOPg97TyLS2_eBOihTmFW0l-A8pai2yFqtStIg/edit#heading=h.xqufr89jqhyi"><text:span text:style-name="T5_4"><text:s/>3</text:span></text:a></text:span><text:span text:style-name="T5_5"><text:s/></text:span><text:span text:style-name="T5_6">is</text:span><text:span text:style-name="T5_7"><text:s/></text:span><text:span text:style-name="T5_8">a</text:span><text:span text:style-name="T5_9"><text:s/></text:span><text:span text:style-name="T5_10">list</text:span><text:span text:style-name="T5_11"><text:s/></text:span><text:span text:style-name="T5_12">of</text:span><text:span text:style-name="T5_13"><text:s/></text:span><text:span text:style-name="T5_14">additional</text:span><text:span text:style-name="T5_15"><text:s/></text:span><text:span text:style-name="T5_16">resources</text:span><text:span text:style-name="T5_17"><text:s/>(</text:span><text:span text:style-name="T5_18">from</text:span><text:span text:style-name="T5_19"><text:s/></text:span><text:span text:style-name="T5_20">BU</text:span><text:span text:style-name="T5_21"><text:s/></text:span><text:span text:style-name="T5_22">and</text:span><text:span text:style-name="T5_23"><text:s/></text:span><text:span text:style-name="T5_24">other</text:span><text:span text:style-name="T5_25"><text:s/></text:span><text:span text:style-name="T5_26">institutions</text:span><text:span text:style-name="T5_27">)<text:s/></text:span><text:span text:style-name="T5_28">that</text:span><text:span text:style-name="T5_29"><text:s/></text:span><text:span text:style-name="T5_30">you</text:span><text:span text:style-name="T5_31"><text:s/></text:span><text:span text:style-name="T5_32">may</text:span><text:span text:style-name="T5_33"><text:s/></text:span><text:span text:style-name="T5_34">find</text:span><text:span text:style-name="T5_35"><text:s/></text:span><text:span text:style-name="T5_36">helpful</text:span><text:span text:style-name="T5_37"><text:s/></text:span><text:span text:style-name="T5_38">in</text:span><text:span text:style-name="T5_39"><text:s/></text:span><text:span text:style-name="T5_40">creating</text:span><text:span text:style-name="T5_41"><text:s/></text:span><text:span text:style-name="T5_42">your</text:span><text:span text:style-name="T5_43"><text:s/></text:span><text:span text:style-name="T5_44">DMP</text:span><text:span text:style-name="T5_45">.<text:s/></text:span></text:p>
      <text:p text:style-name="P6"><text:span text:style-name="T6_1"><text:a xlink:type="simple" xlink:href="https://docs.google.com/document/d/1zCpMpPOPg97TyLS2_eBOihTmFW0l-A8pai2yFqtStIg/edit#heading=h.dfvvaqqgzpqw"><text:span text:style-name="T6_2">Section</text:span></text:a></text:span><text:span text:style-name="T6_3"><text:a xlink:type="simple" xlink:href="https://docs.google.com/document/d/1zCpMpPOPg97TyLS2_eBOihTmFW0l-A8pai2yFqtStIg/edit#heading=h.dfvvaqqgzpqw"><text:span text:style-name="T6_4"><text:s/>4</text:span></text:a></text:span><text:span text:style-name="T6_5"><text:s/></text:span><text:span text:style-name="T6_6">explains</text:span><text:span text:style-name="T6_7"><text:s/></text:span><text:span text:style-name="T6_8">the</text:span><text:span text:style-name="T6_9"><text:s/></text:span><text:span text:style-name="T6_10">BU</text:span><text:span text:style-name="T6_11"><text:s/></text:span><text:span text:style-name="T6_12">products</text:span><text:span text:style-name="T6_13"><text:s/></text:span><text:span text:style-name="T6_14">and</text:span><text:span text:style-name="T6_15"><text:s/></text:span><text:span text:style-name="T6_16">services</text:span><text:span text:style-name="T6_17"><text:s/></text:span><text:span text:style-name="T6_18">available</text:span><text:span text:style-name="T6_19"><text:s/></text:span><text:span text:style-name="T6_20">to</text:span><text:span text:style-name="T6_21"><text:s/></text:span><text:span text:style-name="T6_22">you</text:span><text:span text:style-name="T6_23">.<text:s/></text:span></text:p>
      <text:h text:style-name="P7" text:outline-level="10"><text:bookmark-start text:name="h.jups98yr9tl6"/><text:bookmark-end text:name="h.jups98yr9tl6"/><text:span text:style-name="T7_1">Section</text:span><text:span text:style-name="T7_2"><text:s/>1:<text:s/></text:span><text:span text:style-name="T7_3">Data</text:span><text:span text:style-name="T7_4"><text:s/></text:span><text:span text:style-name="T7_5">Management</text:span><text:span text:style-name="T7_6"><text:s/></text:span><text:span text:style-name="T7_7">Plan</text:span><text:span text:style-name="T7_8"><text:s/></text:span><text:span text:style-name="T7_9">Template</text:span></text:h>
      <text:p text:style-name="P8"><text:span text:style-name="T8_1"><text:a xlink:type="simple" xlink:href="#h.b4dpke1wsmwn"><text:span text:style-name="T8_2">1.<text:s/></text:span></text:a></text:span><text:span text:style-name="T8_3"><text:a xlink:type="simple" xlink:href="#h.b4dpke1wsmwn"><text:span text:style-name="T8_4">Roles</text:span></text:a></text:span><text:span text:style-name="T8_5"><text:a xlink:type="simple" xlink:href="#h.b4dpke1wsmwn"><text:span text:style-name="T8_6"><text:s/></text:span></text:a></text:span><text:span text:style-name="T8_7"><text:a xlink:type="simple" xlink:href="#h.b4dpke1wsmwn"><text:span text:style-name="T8_8">and</text:span></text:a></text:span><text:span text:style-name="T8_9"><text:a xlink:type="simple" xlink:href="#h.b4dpke1wsmwn"><text:span text:style-name="T8_10"><text:s/></text:span></text:a></text:span><text:span text:style-name="T8_11"><text:a xlink:type="simple" xlink:href="#h.b4dpke1wsmwn"><text:span text:style-name="T8_12">Responsibilities</text:span></text:a></text:span></text:p>
      <text:p text:style-name="P9"><text:span text:style-name="T9_1"><text:a xlink:type="simple" xlink:href="#h.yn6xvwku8mm2"><text:span text:style-name="T9_2">2.<text:s/></text:span></text:a></text:span><text:span text:style-name="T9_3"><text:a xlink:type="simple" xlink:href="#h.yn6xvwku8mm2"><text:span text:style-name="T9_4">Expected</text:span></text:a></text:span><text:span text:style-name="T9_5"><text:a xlink:type="simple" xlink:href="#h.yn6xvwku8mm2"><text:span text:style-name="T9_6"><text:s/></text:span></text:a></text:span><text:span text:style-name="T9_7"><text:a xlink:type="simple" xlink:href="#h.yn6xvwku8mm2"><text:span text:style-name="T9_8">Data</text:span></text:a></text:span></text:p>
      <text:p text:style-name="P10"><text:span text:style-name="T10_1"><text:a xlink:type="simple" xlink:href="#h.cwo6tnwdcavc"><text:span text:style-name="T10_2">3.<text:s/></text:span></text:a></text:span><text:span text:style-name="T10_3"><text:a xlink:type="simple" xlink:href="#h.cwo6tnwdcavc"><text:span text:style-name="T10_4">Period</text:span></text:a></text:span><text:span text:style-name="T10_5"><text:a xlink:type="simple" xlink:href="#h.cwo6tnwdcavc"><text:span text:style-name="T10_6"><text:s/></text:span></text:a></text:span><text:span text:style-name="T10_7"><text:a xlink:type="simple" xlink:href="#h.cwo6tnwdcavc"><text:span text:style-name="T10_8">of</text:span></text:a></text:span><text:span text:style-name="T10_9"><text:a xlink:type="simple" xlink:href="#h.cwo6tnwdcavc"><text:span text:style-name="T10_10"><text:s/></text:span></text:a></text:span><text:span text:style-name="T10_11"><text:a xlink:type="simple" xlink:href="#h.cwo6tnwdcavc"><text:span text:style-name="T10_12">Data</text:span></text:a></text:span><text:span text:style-name="T10_13"><text:a xlink:type="simple" xlink:href="#h.cwo6tnwdcavc"><text:span text:style-name="T10_14"><text:s/></text:span></text:a></text:span><text:span text:style-name="T10_15"><text:a xlink:type="simple" xlink:href="#h.cwo6tnwdcavc"><text:span text:style-name="T10_16">Retention</text:span></text:a></text:span></text:p>
      <text:p text:style-name="P11"><text:span text:style-name="T11_1"><text:a xlink:type="simple" xlink:href="#h.cug54dbn2vhb"><text:span text:style-name="T11_2">4.<text:s/></text:span></text:a></text:span><text:span text:style-name="T11_3"><text:a xlink:type="simple" xlink:href="#h.cug54dbn2vhb"><text:span text:style-name="T11_4">Data</text:span></text:a></text:span><text:span text:style-name="T11_5"><text:a xlink:type="simple" xlink:href="#h.cug54dbn2vhb"><text:span text:style-name="T11_6"><text:s/></text:span></text:a></text:span><text:span text:style-name="T11_7"><text:a xlink:type="simple" xlink:href="#h.cug54dbn2vhb"><text:span text:style-name="T11_8">Format</text:span></text:a></text:span><text:span text:style-name="T11_9"><text:a xlink:type="simple" xlink:href="#h.cug54dbn2vhb"><text:span text:style-name="T11_10"><text:s/></text:span></text:a></text:span><text:span text:style-name="T11_11"><text:a xlink:type="simple" xlink:href="#h.cug54dbn2vhb"><text:span text:style-name="T11_12">and</text:span></text:a></text:span><text:span text:style-name="T11_13"><text:a xlink:type="simple" xlink:href="#h.cug54dbn2vhb"><text:span text:style-name="T11_14"><text:s/></text:span></text:a></text:span><text:span text:style-name="T11_15"><text:a xlink:type="simple" xlink:href="#h.cug54dbn2vhb"><text:span text:style-name="T11_16">Dissemination</text:span></text:a></text:span></text:p>
      <text:p text:style-name="P12"><text:span text:style-name="T12_1"><text:a xlink:type="simple" xlink:href="#h.1jlu2c3f6vz6"><text:span text:style-name="T12_2">5.<text:s/></text:span></text:a></text:span><text:span text:style-name="T12_3"><text:a xlink:type="simple" xlink:href="#h.1jlu2c3f6vz6"><text:span text:style-name="T12_4">Data</text:span></text:a></text:span><text:span text:style-name="T12_5"><text:a xlink:type="simple" xlink:href="#h.1jlu2c3f6vz6"><text:span text:style-name="T12_6"><text:s/></text:span></text:a></text:span><text:span text:style-name="T12_7"><text:a xlink:type="simple" xlink:href="#h.1jlu2c3f6vz6"><text:span text:style-name="T12_8">Storage</text:span></text:a></text:span><text:span text:style-name="T12_9"><text:a xlink:type="simple" xlink:href="#h.1jlu2c3f6vz6"><text:span text:style-name="T12_10"><text:s/></text:span></text:a></text:span><text:span text:style-name="T12_11"><text:a xlink:type="simple" xlink:href="#h.1jlu2c3f6vz6"><text:span text:style-name="T12_12">and</text:span></text:a></text:span><text:span text:style-name="T12_13"><text:a xlink:type="simple" xlink:href="#h.1jlu2c3f6vz6"><text:span text:style-name="T12_14"><text:s/></text:span></text:a></text:span><text:span text:style-name="T12_15"><text:a xlink:type="simple" xlink:href="#h.1jlu2c3f6vz6"><text:span text:style-name="T12_16">Preservation</text:span></text:a></text:span><text:span text:style-name="T12_17"><text:a xlink:type="simple" xlink:href="#h.1jlu2c3f6vz6"><text:span text:style-name="T12_18"><text:s/></text:span></text:a></text:span><text:span text:style-name="T12_19"><text:a xlink:type="simple" xlink:href="#h.1jlu2c3f6vz6"><text:span text:style-name="T12_20">of</text:span></text:a></text:span><text:span text:style-name="T12_21"><text:a xlink:type="simple" xlink:href="#h.1jlu2c3f6vz6"><text:span text:style-name="T12_22"><text:s/></text:span></text:a></text:span><text:span text:style-name="T12_23"><text:a xlink:type="simple" xlink:href="#h.1jlu2c3f6vz6"><text:span text:style-name="T12_24">Access</text:span></text:a></text:span></text:p>
      <text:p text:style-name="P13"><text:span text:style-name="T13_1"><text:a xlink:type="simple" xlink:href="#h.7fsbwdfotd91"><text:span text:style-name="T13_2">6.<text:s/></text:span></text:a></text:span><text:span text:style-name="T13_3"><text:a xlink:type="simple" xlink:href="#h.7fsbwdfotd91"><text:span text:style-name="T13_4">Additional</text:span></text:a></text:span><text:span text:style-name="T13_5"><text:a xlink:type="simple" xlink:href="#h.7fsbwdfotd91"><text:span text:style-name="T13_6"><text:s/></text:span></text:a></text:span><text:span text:style-name="T13_7"><text:a xlink:type="simple" xlink:href="#h.7fsbwdfotd91"><text:span text:style-name="T13_8">Possible</text:span></text:a></text:span><text:span text:style-name="T13_9"><text:a xlink:type="simple" xlink:href="#h.7fsbwdfotd91"><text:span text:style-name="T13_10"><text:s/></text:span></text:a></text:span><text:span text:style-name="T13_11"><text:a xlink:type="simple" xlink:href="#h.7fsbwdfotd91"><text:span text:style-name="T13_12">Data</text:span></text:a></text:span><text:span text:style-name="T13_13"><text:a xlink:type="simple" xlink:href="#h.7fsbwdfotd91"><text:span text:style-name="T13_14"><text:s/></text:span></text:a></text:span><text:span text:style-name="T13_15"><text:a xlink:type="simple" xlink:href="#h.7fsbwdfotd91"><text:span text:style-name="T13_16">Management</text:span></text:a></text:span><text:span text:style-name="T13_17"><text:a xlink:type="simple" xlink:href="#h.7fsbwdfotd91"><text:span text:style-name="T13_18"><text:s/></text:span></text:a></text:span><text:span text:style-name="T13_19"><text:a xlink:type="simple" xlink:href="#h.7fsbwdfotd91"><text:span text:style-name="T13_20">Requirements</text:span></text:a></text:span></text:p>
      <text:h text:style-name="P14" text:outline-level="10"><text:bookmark-start text:name="h.b4dpke1wsmwn"/><text:bookmark-end text:name="h.b4dpke1wsmwn"/><text:span text:style-name="T14_1">1.<text:s/></text:span><text:span text:style-name="T14_2">Roles</text:span><text:span text:style-name="T14_3"><text:s/></text:span><text:span text:style-name="T14_4">and</text:span><text:span text:style-name="T14_5"><text:s/></text:span><text:span text:style-name="T14_6">Responsibilities</text:span></text:h>
      <text:p text:style-name="P15"><text:span text:style-name="T15_1">The</text:span><text:span text:style-name="T15_2"><text:s/></text:span><text:span text:style-name="T15_3">Data</text:span><text:span text:style-name="T15_4"><text:s/></text:span><text:span text:style-name="T15_5">Management</text:span><text:span text:style-name="T15_6"><text:s/></text:span><text:span text:style-name="T15_7">Plan</text:span><text:span text:style-name="T15_8"><text:s/></text:span><text:span text:style-name="T15_9">should</text:span><text:span text:style-name="T15_10"><text:s/></text:span><text:span text:style-name="T15_11">outline</text:span><text:span text:style-name="T15_12"><text:s/></text:span><text:span text:style-name="T15_13">the</text:span><text:span text:style-name="T15_14"><text:s/></text:span><text:span text:style-name="T15_15">rights</text:span><text:span text:style-name="T15_16"><text:s/></text:span><text:span text:style-name="T15_17">and</text:span><text:span text:style-name="T15_18"><text:s/></text:span><text:span text:style-name="T15_19">obligations</text:span><text:span text:style-name="T15_20"><text:s/></text:span><text:span text:style-name="T15_21">of</text:span><text:span text:style-name="T15_22"><text:s/></text:span><text:span text:style-name="T15_23">all</text:span><text:span text:style-name="T15_24"><text:s/></text:span><text:span text:style-name="T15_25">parties</text:span><text:span text:style-name="T15_26"><text:s/></text:span><text:span text:style-name="T15_27">as</text:span><text:span text:style-name="T15_28"><text:s/></text:span><text:span text:style-name="T15_29">to</text:span><text:span text:style-name="T15_30"><text:s/></text:span><text:span text:style-name="T15_31">their</text:span><text:span text:style-name="T15_32"><text:s/></text:span><text:span text:style-name="T15_33">roles</text:span><text:span text:style-name="T15_34"><text:s/></text:span><text:span text:style-name="T15_35">and</text:span><text:span text:style-name="T15_36"><text:s/></text:span><text:span text:style-name="T15_37">responsibilities</text:span><text:span text:style-name="T15_38"><text:s/></text:span><text:span text:style-name="T15_39">in</text:span><text:span text:style-name="T15_40"><text:s/></text:span><text:span text:style-name="T15_41">the</text:span><text:span text:style-name="T15_42"><text:s/></text:span><text:span text:style-name="T15_43">management</text:span><text:span text:style-name="T15_44"><text:s/></text:span><text:span text:style-name="T15_45">and</text:span><text:span text:style-name="T15_46"><text:s/></text:span><text:span text:style-name="T15_47">retention</text:span><text:span text:style-name="T15_48"><text:s/></text:span><text:span text:style-name="T15_49">of</text:span><text:span text:style-name="T15_50"><text:s/></text:span><text:span text:style-name="T15_51">research</text:span><text:span text:style-name="T15_52"><text:s/></text:span><text:span text:style-name="T15_53">data</text:span><text:span text:style-name="T15_54">.<text:s/></text:span><text:span text:style-name="T15_55">It</text:span><text:span text:style-name="T15_56"><text:s/></text:span><text:span text:style-name="T15_57">must</text:span><text:span text:style-name="T15_58"><text:s/></text:span><text:span text:style-name="T15_59">also</text:span><text:span text:style-name="T15_60"><text:s/></text:span><text:span text:style-name="T15_61">consider</text:span><text:span text:style-name="T15_62"><text:s/></text:span><text:span text:style-name="T15_63">changes</text:span><text:span text:style-name="T15_64"><text:s/></text:span><text:span text:style-name="T15_65">to</text:span><text:span text:style-name="T15_66"><text:s/></text:span><text:span text:style-name="T15_67">roles</text:span><text:span text:style-name="T15_68"><text:s/></text:span><text:span text:style-name="T15_69">and</text:span><text:span text:style-name="T15_70"><text:s/></text:span><text:span text:style-name="T15_71">responsibilities</text:span><text:span text:style-name="T15_72"><text:s/></text:span><text:span text:style-name="T15_73">that</text:span><text:span text:style-name="T15_74"><text:s/></text:span><text:span text:style-name="T15_75">will</text:span><text:span text:style-name="T15_76"><text:s/></text:span><text:span text:style-name="T15_77">occur</text:span><text:span text:style-name="T15_78"><text:s/></text:span><text:span text:style-name="T15_79">should</text:span><text:span text:style-name="T15_80"><text:s/></text:span><text:span text:style-name="T15_81">a</text:span><text:span text:style-name="T15_82"><text:s/></text:span><text:span text:style-name="T15_83">principal</text:span><text:span text:style-name="T15_84"><text:s/></text:span><text:span text:style-name="T15_85">investigator</text:span><text:span text:style-name="T15_86"><text:s/></text:span><text:span text:style-name="T15_87">or</text:span><text:span text:style-name="T15_88"><text:s/></text:span><text:span text:style-name="T15_89">co</text:span><text:span text:style-name="T15_90">-</text:span><text:span text:style-name="T15_91">PI</text:span><text:span text:style-name="T15_92"><text:s/></text:span><text:span text:style-name="T15_93">leave</text:span><text:span text:style-name="T15_94"><text:s/></text:span><text:span text:style-name="T15_95">the</text:span><text:span text:style-name="T15_96"><text:s/></text:span><text:span text:style-name="T15_97">institution</text:span><text:span text:style-name="T15_98">.</text:span></text:p>
      <text:p text:style-name="P16"/>
      <text:p text:style-name="P17"><text:span text:style-name="T17_1">Explain</text:span><text:span text:style-name="T17_2"><text:s/></text:span><text:span text:style-name="T17_3">how</text:span><text:span text:style-name="T17_4"><text:s/></text:span><text:span text:style-name="T17_5">the</text:span><text:span text:style-name="T17_6"><text:s/></text:span><text:span text:style-name="T17_7">responsibilities</text:span><text:span text:style-name="T17_8"><text:s/></text:span><text:span text:style-name="T17_9">regarding</text:span><text:span text:style-name="T17_10"><text:s/></text:span><text:span text:style-name="T17_11">the</text:span><text:span text:style-name="T17_12"><text:s/></text:span><text:span text:style-name="T17_13">management</text:span><text:span text:style-name="T17_14"><text:s/></text:span><text:span text:style-name="T17_15">of</text:span><text:span text:style-name="T17_16"><text:s/></text:span><text:span text:style-name="T17_17">your</text:span><text:span text:style-name="T17_18"><text:s/></text:span><text:span text:style-name="T17_19">data</text:span><text:span text:style-name="T17_20"><text:s/></text:span><text:span text:style-name="T17_21">will</text:span><text:span text:style-name="T17_22"><text:s/></text:span><text:span text:style-name="T17_23">be</text:span><text:span text:style-name="T17_24"><text:s/></text:span><text:span text:style-name="T17_25">delegated</text:span><text:span text:style-name="T17_26">.<text:s/></text:span><text:span text:style-name="T17_27">This</text:span><text:span text:style-name="T17_28"><text:s/></text:span><text:span text:style-name="T17_29">should</text:span><text:span text:style-name="T17_30"><text:s/></text:span><text:span text:style-name="T17_31">include</text:span><text:span text:style-name="T17_32"><text:s/></text:span><text:span text:style-name="T17_33">time</text:span><text:span text:style-name="T17_34"><text:s/></text:span><text:span text:style-name="T17_35">allocations</text:span><text:span text:style-name="T17_36">,<text:s/></text:span><text:span text:style-name="T17_37">project</text:span><text:span text:style-name="T17_38"><text:s/></text:span><text:span text:style-name="T17_39">management</text:span><text:span text:style-name="T17_40"><text:s/></text:span><text:span text:style-name="T17_41">of</text:span><text:span text:style-name="T17_42"><text:s/></text:span><text:span text:style-name="T17_43">technical</text:span><text:span text:style-name="T17_44"><text:s/></text:span><text:span text:style-name="T17_45">aspects</text:span><text:span text:style-name="T17_46">,<text:s/></text:span><text:span text:style-name="T17_47">training</text:span><text:span text:style-name="T17_48"><text:s/></text:span><text:span text:style-name="T17_49">requirements</text:span><text:span text:style-name="T17_50">,<text:s/></text:span><text:span text:style-name="T17_51">and</text:span><text:span text:style-name="T17_52"><text:s/></text:span><text:span text:style-name="T17_53">contributions</text:span><text:span text:style-name="T17_54"><text:s/></text:span><text:span text:style-name="T17_55">of</text:span><text:span text:style-name="T17_56"><text:s/></text:span><text:span text:style-name="T17_57">non</text:span><text:span text:style-name="T17_58">-</text:span><text:span text:style-name="T17_59">project</text:span><text:span text:style-name="T17_60"><text:s/></text:span><text:span text:style-name="T17_61">staff</text:span><text:span text:style-name="T17_62"><text:s/>-<text:s/></text:span><text:span text:style-name="T17_63">individuals</text:span><text:span text:style-name="T17_64"><text:s/></text:span><text:span text:style-name="T17_65">should</text:span><text:span text:style-name="T17_66"><text:s/></text:span><text:span text:style-name="T17_67">be</text:span><text:span text:style-name="T17_68"><text:s/></text:span><text:span text:style-name="T17_69">named</text:span><text:span text:style-name="T17_70"><text:s/></text:span><text:span text:style-name="T17_71">where</text:span><text:span text:style-name="T17_72"><text:s/></text:span><text:span text:style-name="T17_73">possible</text:span><text:span text:style-name="T17_74">.<text:s/></text:span><text:span text:style-name="T17_75">Remember</text:span><text:span text:style-name="T17_76"><text:s/></text:span><text:span text:style-name="T17_77">that</text:span><text:span text:style-name="T17_78"><text:s/></text:span><text:span text:style-name="T17_79">those</text:span><text:span text:style-name="T17_80"><text:s/></text:span><text:span text:style-name="T17_81">responsible</text:span><text:span text:style-name="T17_82"><text:s/></text:span><text:span text:style-name="T17_83">for</text:span><text:span text:style-name="T17_84"><text:s/></text:span><text:span text:style-name="T17_85">long</text:span><text:span text:style-name="T17_86">-</text:span><text:span text:style-name="T17_87">term</text:span><text:span text:style-name="T17_88"><text:s/></text:span><text:span text:style-name="T17_89">decisions</text:span><text:span text:style-name="T17_90"><text:s/></text:span><text:span text:style-name="T17_91">about</text:span><text:span text:style-name="T17_92"><text:s/></text:span><text:span text:style-name="T17_93">your</text:span><text:span text:style-name="T17_94"><text:s/></text:span><text:span text:style-name="T17_95">data</text:span><text:span text:style-name="T17_96"><text:s/></text:span><text:span text:style-name="T17_97">will</text:span><text:span text:style-name="T17_98"><text:s/></text:span><text:span text:style-name="T17_99">likely</text:span><text:span text:style-name="T17_100"><text:s/></text:span><text:span text:style-name="T17_101">be</text:span><text:span text:style-name="T17_102"><text:s/></text:span><text:span text:style-name="T17_103">the</text:span><text:span text:style-name="T17_104"><text:s/></text:span><text:span text:style-name="T17_105">custodians</text:span><text:span text:style-name="T17_106"><text:s/></text:span><text:span text:style-name="T17_107">of</text:span><text:span text:style-name="T17_108"><text:s/></text:span><text:span text:style-name="T17_109">the</text:span><text:span text:style-name="T17_110"><text:s/></text:span><text:span text:style-name="T17_111">repository</text:span><text:span text:style-name="T17_112">/</text:span><text:span text:style-name="T17_113">archive</text:span><text:span text:style-name="T17_114"><text:s/></text:span><text:span text:style-name="T17_115">you</text:span><text:span text:style-name="T17_116"><text:s/></text:span><text:span text:style-name="T17_117">choose</text:span><text:span text:style-name="T17_118"><text:s/></text:span><text:span text:style-name="T17_119">to</text:span><text:span text:style-name="T17_120"><text:s/></text:span><text:span text:style-name="T17_121">store</text:span><text:span text:style-name="T17_122"><text:s/></text:span><text:span text:style-name="T17_123">your</text:span><text:span text:style-name="T17_124"><text:s/></text:span><text:span text:style-name="T17_125">data</text:span><text:span text:style-name="T17_126">.<text:s/></text:span><text:span text:style-name="T17_127">While</text:span><text:span text:style-name="T17_128"><text:s/></text:span><text:span text:style-name="T17_129">the</text:span><text:span text:style-name="T17_130"><text:s/></text:span><text:span text:style-name="T17_131">costs</text:span><text:span text:style-name="T17_132"><text:s/></text:span><text:span text:style-name="T17_133">associated</text:span><text:span text:style-name="T17_134"><text:s/></text:span><text:span text:style-name="T17_135">with</text:span><text:span text:style-name="T17_136"><text:s/></text:span><text:span text:style-name="T17_137">your</text:span><text:span text:style-name="T17_138"><text:s/></text:span><text:span text:style-name="T17_139">research</text:span><text:span text:style-name="T17_140"><text:s/>(</text:span><text:span text:style-name="T17_141">and</text:span><text:span text:style-name="T17_142"><text:s/></text:span><text:span text:style-name="T17_143">the</text:span><text:span text:style-name="T17_144"><text:s/></text:span><text:span text:style-name="T17_145">results</text:span><text:span text:style-name="T17_146"><text:s/></text:span><text:span text:style-name="T17_147">of</text:span><text:span text:style-name="T17_148"><text:s/></text:span><text:span text:style-name="T17_149">your</text:span><text:span text:style-name="T17_150"><text:s/></text:span><text:span text:style-name="T17_151">research</text:span><text:span text:style-name="T17_152">)<text:s/></text:span><text:span text:style-name="T17_153">must</text:span><text:span text:style-name="T17_154"><text:s/></text:span><text:span text:style-name="T17_155">be</text:span><text:span text:style-name="T17_156"><text:s/></text:span><text:span text:style-name="T17_157">specified</text:span><text:span text:style-name="T17_158"><text:s/></text:span><text:span text:style-name="T17_159">in</text:span><text:span text:style-name="T17_160"><text:s/></text:span><text:span text:style-name="T17_161">the</text:span><text:span text:style-name="T17_162"><text:s/></text:span><text:span text:style-name="T17_163">Budget</text:span><text:span text:style-name="T17_164"><text:s/></text:span><text:span text:style-name="T17_165">Justification</text:span><text:span text:style-name="T17_166"><text:s/></text:span><text:span text:style-name="T17_167">portion</text:span><text:span text:style-name="T17_168"><text:s/></text:span><text:span text:style-name="T17_169">of</text:span><text:span text:style-name="T17_170"><text:s/></text:span><text:span text:style-name="T17_171">the</text:span><text:span text:style-name="T17_172"><text:s/></text:span><text:span text:style-name="T17_173">proposal</text:span><text:span text:style-name="T17_174">,<text:s/></text:span><text:span text:style-name="T17_175">you</text:span><text:span text:style-name="T17_176"><text:s/></text:span><text:span text:style-name="T17_177">may</text:span><text:span text:style-name="T17_178"><text:s/></text:span><text:span text:style-name="T17_179">want</text:span><text:span text:style-name="T17_180"><text:s/></text:span><text:span text:style-name="T17_181">to</text:span><text:span text:style-name="T17_182"><text:s/></text:span><text:span text:style-name="T17_183">reiterate</text:span><text:span text:style-name="T17_184"><text:s/></text:span><text:span text:style-name="T17_185">who</text:span><text:span text:style-name="T17_186"><text:s/></text:span><text:span text:style-name="T17_187">will</text:span><text:span text:style-name="T17_188"><text:s/></text:span><text:span text:style-name="T17_189">be</text:span><text:span text:style-name="T17_190"><text:s/></text:span><text:span text:style-name="T17_191">responsible</text:span><text:span text:style-name="T17_192"><text:s/></text:span><text:span text:style-name="T17_193">for</text:span><text:span text:style-name="T17_194"><text:s/></text:span><text:span text:style-name="T17_195">funding</text:span><text:span text:style-name="T17_196"><text:s/></text:span><text:span text:style-name="T17_197">the</text:span><text:span text:style-name="T17_198"><text:s/></text:span><text:span text:style-name="T17_199">management</text:span><text:span text:style-name="T17_200"><text:s/></text:span><text:span text:style-name="T17_201">of</text:span><text:span text:style-name="T17_202"><text:s/></text:span><text:span text:style-name="T17_203">your</text:span><text:span text:style-name="T17_204"><text:s/></text:span><text:span text:style-name="T17_205">data</text:span><text:span text:style-name="T17_206">.<text:s/></text:span><text:span text:style-name="T17_207">Consider</text:span><text:span text:style-name="T17_208"><text:s/></text:span><text:span text:style-name="T17_209">the</text:span><text:span text:style-name="T17_210"><text:s/></text:span><text:span text:style-name="T17_211">following</text:span><text:span text:style-name="T17_212">:</text:span></text:p>
      <text:p text:style-name="P18"/>
      <text:list text:style-name="LS1" xml:id="list0">
        <text:list-item>
          <text:p text:style-name="P19"><text:span text:style-name="T19_1">Outline</text:span><text:span text:style-name="T19_2"><text:s/></text:span><text:span text:style-name="T19_3">the</text:span><text:span text:style-name="T19_4"><text:s/></text:span><text:span text:style-name="T19_5">staff</text:span><text:span text:style-name="T19_6">/</text:span><text:span text:style-name="T19_7">organizational</text:span><text:span text:style-name="T19_8"><text:s/></text:span><text:span text:style-name="T19_9">roles</text:span><text:span text:style-name="T19_10"><text:s/></text:span><text:span text:style-name="T19_11">and</text:span><text:span text:style-name="T19_12"><text:s/></text:span><text:span text:style-name="T19_13">responsibilities</text:span><text:span text:style-name="T19_14"><text:s/></text:span><text:span text:style-name="T19_15">for</text:span><text:span text:style-name="T19_16"><text:s/></text:span><text:span text:style-name="T19_17">implementing</text:span><text:span text:style-name="T19_18"><text:s/></text:span><text:span text:style-name="T19_19">this</text:span><text:span text:style-name="T19_20"><text:s/></text:span><text:span text:style-name="T19_21">data</text:span><text:span text:style-name="T19_22"><text:s/></text:span><text:span text:style-name="T19_23">management</text:span><text:span text:style-name="T19_24"><text:s/></text:span><text:span text:style-name="T19_25">plan</text:span><text:span text:style-name="T19_26">.</text:span></text:p>
        </text:list-item>
        <text:list-item>
          <text:p text:style-name="P20"><text:span text:style-name="T20_1">Who</text:span><text:span text:style-name="T20_2"><text:s/></text:span><text:span text:style-name="T20_3">will</text:span><text:span text:style-name="T20_4"><text:s/></text:span><text:span text:style-name="T20_5">be</text:span><text:span text:style-name="T20_6"><text:s/></text:span><text:span text:style-name="T20_7">responsible</text:span><text:span text:style-name="T20_8"><text:s/></text:span><text:span text:style-name="T20_9">for</text:span><text:span text:style-name="T20_10"><text:s/></text:span><text:span text:style-name="T20_11">data</text:span><text:span text:style-name="T20_12"><text:s/></text:span><text:span text:style-name="T20_13">management</text:span><text:span text:style-name="T20_14"><text:s/></text:span><text:span text:style-name="T20_15">and</text:span><text:span text:style-name="T20_16"><text:s/></text:span><text:span text:style-name="T20_17">for</text:span><text:span text:style-name="T20_18"><text:s/></text:span><text:span text:style-name="T20_19">monitoring</text:span><text:span text:style-name="T20_20"><text:s/></text:span><text:span text:style-name="T20_21">the</text:span><text:span text:style-name="T20_22"><text:s/></text:span><text:span text:style-name="T20_23">data</text:span><text:span text:style-name="T20_24"><text:s/></text:span><text:span text:style-name="T20_25">management</text:span><text:span text:style-name="T20_26"><text:s/></text:span><text:span text:style-name="T20_27">plan</text:span><text:span text:style-name="T20_28">?</text:span></text:p>
        </text:list-item>
        <text:list-item>
          <text:p text:style-name="P21"><text:span text:style-name="T21_1">How</text:span><text:span text:style-name="T21_2"><text:s/></text:span><text:span text:style-name="T21_3">will</text:span><text:span text:style-name="T21_4"><text:s/></text:span><text:span text:style-name="T21_5">adherence</text:span><text:span text:style-name="T21_6"><text:s/></text:span><text:span text:style-name="T21_7">to</text:span><text:span text:style-name="T21_8"><text:s/></text:span><text:span text:style-name="T21_9">this</text:span><text:span text:style-name="T21_10"><text:s/></text:span><text:span text:style-name="T21_11">data</text:span><text:span text:style-name="T21_12"><text:s/></text:span><text:span text:style-name="T21_13">management</text:span><text:span text:style-name="T21_14"><text:s/></text:span><text:span text:style-name="T21_15">plan</text:span><text:span text:style-name="T21_16"><text:s/></text:span><text:span text:style-name="T21_17">be</text:span><text:span text:style-name="T21_18"><text:s/></text:span><text:span text:style-name="T21_19">checked</text:span><text:span text:style-name="T21_20"><text:s/></text:span><text:span text:style-name="T21_21">or</text:span><text:span text:style-name="T21_22"><text:s/></text:span><text:span text:style-name="T21_23">demonstrated</text:span><text:span text:style-name="T21_24">?</text:span></text:p>
        </text:list-item>
        <text:list-item>
          <text:p text:style-name="P22"><text:span text:style-name="T22_1">What</text:span><text:span text:style-name="T22_2"><text:s/></text:span><text:span text:style-name="T22_3">process</text:span><text:span text:style-name="T22_4"><text:s/></text:span><text:span text:style-name="T22_5">is</text:span><text:span text:style-name="T22_6"><text:s/></text:span><text:span text:style-name="T22_7">in</text:span><text:span text:style-name="T22_8"><text:s/></text:span><text:span text:style-name="T22_9">place</text:span><text:span text:style-name="T22_10"><text:s/></text:span><text:span text:style-name="T22_11">for</text:span><text:span text:style-name="T22_12"><text:s/></text:span><text:span text:style-name="T22_13">transferring</text:span><text:span text:style-name="T22_14"><text:s/></text:span><text:span text:style-name="T22_15">responsibility</text:span><text:span text:style-name="T22_16"><text:s/></text:span><text:span text:style-name="T22_17">for</text:span><text:span text:style-name="T22_18"><text:s/></text:span><text:span text:style-name="T22_19">the</text:span><text:span text:style-name="T22_20"><text:s/></text:span><text:span text:style-name="T22_21">data</text:span><text:span text:style-name="T22_22">?</text:span></text:p>
        </text:list-item>
        <text:list-item>
          <text:p text:style-name="P23"><text:span text:style-name="T23_1">Who</text:span><text:span text:style-name="T23_2"><text:s/></text:span><text:span text:style-name="T23_3">will</text:span><text:span text:style-name="T23_4"><text:s/></text:span><text:span text:style-name="T23_5">have</text:span><text:span text:style-name="T23_6"><text:s/></text:span><text:span text:style-name="T23_7">responsibility</text:span><text:span text:style-name="T23_8"><text:s/></text:span><text:span text:style-name="T23_9">over</text:span><text:span text:style-name="T23_10"><text:s/></text:span><text:span text:style-name="T23_11">time</text:span><text:span text:style-name="T23_12"><text:s/></text:span><text:span text:style-name="T23_13">for</text:span><text:span text:style-name="T23_14"><text:s/></text:span><text:span text:style-name="T23_15">decisions</text:span><text:span text:style-name="T23_16"><text:s/></text:span><text:span text:style-name="T23_17">about</text:span><text:span text:style-name="T23_18"><text:s/></text:span><text:span text:style-name="T23_19">the</text:span><text:span text:style-name="T23_20"><text:s/></text:span><text:span text:style-name="T23_21">data</text:span><text:span text:style-name="T23_22"><text:s/></text:span><text:span text:style-name="T23_23">once</text:span><text:span text:style-name="T23_24"><text:s/></text:span><text:span text:style-name="T23_25">the</text:span><text:span text:style-name="T23_26"><text:s/></text:span><text:span text:style-name="T23_27">original</text:span><text:span text:style-name="T23_28"><text:s/></text:span><text:span text:style-name="T23_29">personnel</text:span><text:span text:style-name="T23_30"><text:s/></text:span><text:span text:style-name="T23_31">are</text:span><text:span text:style-name="T23_32"><text:s/></text:span><text:span text:style-name="T23_33">no</text:span><text:span text:style-name="T23_34"><text:s/></text:span><text:span text:style-name="T23_35">longer</text:span><text:span text:style-name="T23_36"><text:s/></text:span><text:span text:style-name="T23_37">available</text:span><text:span text:style-name="T23_38">?</text:span></text:p>
        </text:list-item>
      </text:list>
      <text:h text:style-name="P24" text:outline-level="10"><text:bookmark-start text:name="h.yn6xvwku8mm2"/><text:bookmark-end text:name="h.yn6xvwku8mm2"/><text:span text:style-name="T24_1">2.<text:s/></text:span><text:span text:style-name="T24_2">Expected</text:span><text:span text:style-name="T24_3"><text:s/></text:span><text:span text:style-name="T24_4">Data</text:span></text:h>
      <text:p text:style-name="P25"><text:span text:style-name="T25_1">The</text:span><text:span text:style-name="T25_2"><text:s/></text:span><text:span text:style-name="T25_3">Data</text:span><text:span text:style-name="T25_4"><text:s/></text:span><text:span text:style-name="T25_5">Management</text:span><text:span text:style-name="T25_6"><text:s/></text:span><text:span text:style-name="T25_7">Plan</text:span><text:span text:style-name="T25_8"><text:s/></text:span><text:span text:style-name="T25_9">should</text:span><text:span text:style-name="T25_10"><text:s/></text:span><text:span text:style-name="T25_11">describe</text:span><text:span text:style-name="T25_12"><text:s/></text:span><text:span text:style-name="T25_13">the</text:span><text:span text:style-name="T25_14"><text:s/></text:span><text:span text:style-name="T25_15">types</text:span><text:span text:style-name="T25_16"><text:s/></text:span><text:span text:style-name="T25_17">of</text:span><text:span text:style-name="T25_18"><text:s/></text:span><text:span text:style-name="T25_19">data</text:span><text:span text:style-name="T25_20">,<text:s/></text:span><text:span text:style-name="T25_21">samples</text:span><text:span text:style-name="T25_22">,<text:s/></text:span><text:span text:style-name="T25_23">physical</text:span><text:span text:style-name="T25_24"><text:s/></text:span><text:span text:style-name="T25_25">collections</text:span><text:span text:style-name="T25_26">,<text:s/></text:span><text:span text:style-name="T25_27">software</text:span><text:span text:style-name="T25_28">,<text:s/></text:span><text:span text:style-name="T25_29">curriculum</text:span><text:span text:style-name="T25_30"><text:s/></text:span><text:span text:style-name="T25_31">materials</text:span><text:span text:style-name="T25_32">,<text:s/></text:span><text:span text:style-name="T25_33">and</text:span><text:span text:style-name="T25_34"><text:s/></text:span><text:span text:style-name="T25_35">other</text:span><text:span text:style-name="T25_36"><text:s/></text:span><text:span text:style-name="T25_37">materials</text:span><text:span text:style-name="T25_38"><text:s/></text:span><text:span text:style-name="T25_39">to</text:span><text:span text:style-name="T25_40"><text:s/></text:span><text:span text:style-name="T25_41">be</text:span><text:span text:style-name="T25_42"><text:s/></text:span><text:span text:style-name="T25_43">produced</text:span><text:span text:style-name="T25_44"><text:s/></text:span><text:span text:style-name="T25_45">in</text:span><text:span text:style-name="T25_46"><text:s/></text:span><text:span text:style-name="T25_47">the</text:span><text:span text:style-name="T25_48"><text:s/></text:span><text:span text:style-name="T25_49">course</text:span><text:span text:style-name="T25_50"><text:s/></text:span><text:span text:style-name="T25_51">of</text:span><text:span text:style-name="T25_52"><text:s/></text:span><text:span text:style-name="T25_53">the</text:span><text:span text:style-name="T25_54"><text:s/></text:span><text:span text:style-name="T25_55">project</text:span><text:span text:style-name="T25_56">.<text:s/></text:span><text:span text:style-name="T25_57">It</text:span><text:span text:style-name="T25_58"><text:s/></text:span><text:span text:style-name="T25_59">should</text:span><text:span text:style-name="T25_60"><text:s/></text:span><text:span text:style-name="T25_61">then</text:span><text:span text:style-name="T25_62"><text:s/></text:span><text:span text:style-name="T25_63">describe</text:span><text:span text:style-name="T25_64"><text:s/></text:span><text:span text:style-name="T25_65">the</text:span><text:span text:style-name="T25_66"><text:s/></text:span><text:span text:style-name="T25_67">expected</text:span><text:span text:style-name="T25_68"><text:s/></text:span><text:span text:style-name="T25_69">types</text:span><text:span text:style-name="T25_70"><text:s/></text:span><text:span text:style-name="T25_71">of</text:span><text:span text:style-name="T25_72"><text:s/></text:span><text:span text:style-name="T25_73">data</text:span><text:span text:style-name="T25_74"><text:s/></text:span><text:span text:style-name="T25_75">to</text:span><text:span text:style-name="T25_76"><text:s/></text:span><text:span text:style-name="T25_77">be</text:span><text:span text:style-name="T25_78"><text:s/></text:span><text:span text:style-name="T25_79">retained</text:span><text:span text:style-name="T25_80">.</text:span></text:p>
      <text:p text:style-name="P26"><text:span text:style-name="T26_1">Give</text:span><text:span text:style-name="T26_2"><text:s/></text:span><text:span text:style-name="T26_3">a</text:span><text:span text:style-name="T26_4"><text:s/></text:span><text:span text:style-name="T26_5">short</text:span><text:span text:style-name="T26_6"><text:s/></text:span><text:span text:style-name="T26_7">description</text:span><text:span text:style-name="T26_8"><text:s/></text:span><text:span text:style-name="T26_9">of</text:span><text:span text:style-name="T26_10"><text:s/></text:span><text:span text:style-name="T26_11">what</text:span><text:span text:style-name="T26_12"><text:s/></text:span><text:span text:style-name="T26_13">data</text:span><text:span text:style-name="T26_14"><text:s/></text:span><text:span text:style-name="T26_15">will</text:span><text:span text:style-name="T26_16"><text:s/></text:span><text:span text:style-name="T26_17">mean</text:span><text:span text:style-name="T26_18"><text:s/></text:span><text:span text:style-name="T26_19">the</text:span><text:span text:style-name="T26_20"><text:s/></text:span><text:span text:style-name="T26_21">context</text:span><text:span text:style-name="T26_22"><text:s/></text:span><text:span text:style-name="T26_23">of</text:span><text:span text:style-name="T26_24"><text:s/></text:span><text:span text:style-name="T26_25">your</text:span><text:span text:style-name="T26_26"><text:s/></text:span><text:span text:style-name="T26_27">research</text:span><text:span text:style-name="T26_28"><text:s/></text:span><text:span text:style-name="T26_29">project</text:span><text:span text:style-name="T26_30">.<text:s/></text:span><text:span text:style-name="T26_31">Explain</text:span><text:span text:style-name="T26_32"><text:s/></text:span><text:span text:style-name="T26_33">what</text:span><text:span text:style-name="T26_34"><text:s/></text:span><text:span text:style-name="T26_35">types</text:span><text:span text:style-name="T26_36"><text:s/></text:span><text:span text:style-name="T26_37">of</text:span><text:span text:style-name="T26_38"><text:s/></text:span><text:span text:style-name="T26_39">data</text:span><text:span text:style-name="T26_40"><text:s/></text:span><text:span text:style-name="T26_41">you</text:span><text:span text:style-name="T26_42"><text:s/></text:span><text:span text:style-name="T26_43">plan</text:span><text:span text:style-name="T26_44"><text:s/></text:span><text:span text:style-name="T26_45">to</text:span><text:span text:style-name="T26_46"><text:s/></text:span><text:span text:style-name="T26_47">generate</text:span><text:span text:style-name="T26_48">,<text:s/></text:span><text:span text:style-name="T26_49">including</text:span><text:span text:style-name="T26_50"><text:s/></text:span><text:span text:style-name="T26_51">size</text:span><text:span text:style-name="T26_52">,<text:s/></text:span><text:span text:style-name="T26_53">file</text:span><text:span text:style-name="T26_54"><text:s/></text:span><text:span text:style-name="T26_55">formats</text:span><text:span text:style-name="T26_56">,<text:s/></text:span><text:span text:style-name="T26_57">and</text:span><text:span text:style-name="T26_58"><text:s/></text:span><text:span text:style-name="T26_59">number</text:span><text:span text:style-name="T26_60"><text:s/></text:span><text:span text:style-name="T26_61">of</text:span><text:span text:style-name="T26_62"><text:s/></text:span><text:span text:style-name="T26_63">files</text:span><text:span text:style-name="T26_64">.<text:s/></text:span><text:span text:style-name="T26_65">Briefly</text:span><text:span text:style-name="T26_66"><text:s/></text:span><text:span text:style-name="T26_67">describe</text:span><text:span text:style-name="T26_68"><text:s/></text:span><text:span text:style-name="T26_69">your</text:span><text:span text:style-name="T26_70"><text:s/></text:span><text:span text:style-name="T26_71">methods</text:span><text:span text:style-name="T26_72"><text:s/></text:span><text:span text:style-name="T26_73">for</text:span><text:span text:style-name="T26_74"><text:s/></text:span><text:span text:style-name="T26_75">collecting</text:span><text:span text:style-name="T26_76"><text:s/></text:span><text:span text:style-name="T26_77">data</text:span><text:span text:style-name="T26_78">.<text:s/></text:span><text:span text:style-name="T26_79">Consider</text:span><text:span text:style-name="T26_80"><text:s/></text:span><text:span text:style-name="T26_81">the</text:span><text:span text:style-name="T26_82"><text:s/></text:span><text:span text:style-name="T26_83">following</text:span><text:span text:style-name="T26_84">:</text:span></text:p>
      <text:list text:style-name="LS2" xml:id="list5">
        <text:list-item>
          <text:p text:style-name="P27"><text:span text:style-name="T27_1">What</text:span><text:span text:style-name="T27_2"><text:s/></text:span><text:span text:style-name="T27_3">data</text:span><text:span text:style-name="T27_4"><text:s/></text:span><text:span text:style-name="T27_5">will</text:span><text:span text:style-name="T27_6"><text:s/></text:span><text:span text:style-name="T27_7">be</text:span><text:span text:style-name="T27_8"><text:s/></text:span><text:span text:style-name="T27_9">generated</text:span><text:span text:style-name="T27_10"><text:s/></text:span><text:span text:style-name="T27_11">in</text:span><text:span text:style-name="T27_12"><text:s/></text:span><text:span text:style-name="T27_13">the</text:span><text:span text:style-name="T27_14"><text:s/></text:span><text:span text:style-name="T27_15">course</text:span><text:span text:style-name="T27_16"><text:s/></text:span><text:span text:style-name="T27_17">of</text:span><text:span text:style-name="T27_18"><text:s/></text:span><text:span text:style-name="T27_19">your</text:span><text:span text:style-name="T27_20"><text:s/></text:span><text:span text:style-name="T27_21">research</text:span><text:span text:style-name="T27_22">?</text:span></text:p>
        </text:list-item>
        <text:list-item>
          <text:p text:style-name="P28"><text:span text:style-name="T28_1">What</text:span><text:span text:style-name="T28_2"><text:s/></text:span><text:span text:style-name="T28_3">data</text:span><text:span text:style-name="T28_4"><text:s/></text:span><text:span text:style-name="T28_5">types</text:span><text:span text:style-name="T28_6"><text:s/></text:span><text:span text:style-name="T28_7">will</text:span><text:span text:style-name="T28_8"><text:s/></text:span><text:span text:style-name="T28_9">you</text:span><text:span text:style-name="T28_10"><text:s/></text:span><text:span text:style-name="T28_11">be</text:span><text:span text:style-name="T28_12"><text:s/></text:span><text:span text:style-name="T28_13">creating</text:span><text:span text:style-name="T28_14"><text:s/></text:span><text:span text:style-name="T28_15">or</text:span><text:span text:style-name="T28_16"><text:s/></text:span><text:span text:style-name="T28_17">capturing</text:span><text:span text:style-name="T28_18">?</text:span></text:p>
        </text:list-item>
        <text:list-item>
          <text:p text:style-name="P29"><text:span text:style-name="T29_1">How</text:span><text:span text:style-name="T29_2"><text:s/></text:span><text:span text:style-name="T29_3">will</text:span><text:span text:style-name="T29_4"><text:s/></text:span><text:span text:style-name="T29_5">you</text:span><text:span text:style-name="T29_6"><text:s/></text:span><text:span text:style-name="T29_7">capture</text:span><text:span text:style-name="T29_8"><text:s/></text:span><text:span text:style-name="T29_9">or</text:span><text:span text:style-name="T29_10"><text:s/></text:span><text:span text:style-name="T29_11">create</text:span><text:span text:style-name="T29_12"><text:s/></text:span><text:span text:style-name="T29_13">the</text:span><text:span text:style-name="T29_14"><text:s/></text:span><text:span text:style-name="T29_15">data</text:span><text:span text:style-name="T29_16">?</text:span></text:p>
        </text:list-item>
        <text:list-item>
          <text:p text:style-name="P30"><text:span text:style-name="T30_1">If</text:span><text:span text:style-name="T30_2"><text:s/></text:span><text:span text:style-name="T30_3">you</text:span><text:span text:style-name="T30_4"><text:s/></text:span><text:span text:style-name="T30_5">will</text:span><text:span text:style-name="T30_6"><text:s/></text:span><text:span text:style-name="T30_7">be</text:span><text:span text:style-name="T30_8"><text:s/></text:span><text:span text:style-name="T30_9">using</text:span><text:span text:style-name="T30_10"><text:s/></text:span><text:span text:style-name="T30_11">existing</text:span><text:span text:style-name="T30_12"><text:s/></text:span><text:span text:style-name="T30_13">data</text:span><text:span text:style-name="T30_14">,<text:s/></text:span><text:span text:style-name="T30_15">how</text:span><text:span text:style-name="T30_16"><text:s/></text:span><text:span text:style-name="T30_17">will</text:span><text:span text:style-name="T30_18"><text:s/></text:span><text:span text:style-name="T30_19">you</text:span><text:span text:style-name="T30_20"><text:s/></text:span><text:span text:style-name="T30_21">acquire</text:span><text:span text:style-name="T30_22"><text:s/></text:span><text:span text:style-name="T30_23">it</text:span><text:span text:style-name="T30_24">?</text:span></text:p>
        </text:list-item>
        <text:list-item>
          <text:p text:style-name="P31"><text:span text:style-name="T31_1">What</text:span><text:span text:style-name="T31_2"><text:s/></text:span><text:span text:style-name="T31_3">is</text:span><text:span text:style-name="T31_4"><text:s/></text:span><text:span text:style-name="T31_5">the</text:span><text:span text:style-name="T31_6"><text:s/></text:span><text:span text:style-name="T31_7">relationship</text:span><text:span text:style-name="T31_8"><text:s/></text:span><text:span text:style-name="T31_9">between</text:span><text:span text:style-name="T31_10"><text:s/></text:span><text:span text:style-name="T31_11">the</text:span><text:span text:style-name="T31_12"><text:s/></text:span><text:span text:style-name="T31_13">data</text:span><text:span text:style-name="T31_14"><text:s/></text:span><text:span text:style-name="T31_15">you</text:span><text:span text:style-name="T31_16"><text:s/></text:span><text:span text:style-name="T31_17">are</text:span><text:span text:style-name="T31_18"><text:s/></text:span><text:span text:style-name="T31_19">collecting</text:span><text:span text:style-name="T31_20"><text:s/></text:span><text:span text:style-name="T31_21">and</text:span><text:span text:style-name="T31_22"><text:s/></text:span><text:span text:style-name="T31_23">the</text:span><text:span text:style-name="T31_24"><text:s/></text:span><text:span text:style-name="T31_25">existing</text:span><text:span text:style-name="T31_26"><text:s/></text:span><text:span text:style-name="T31_27">data</text:span><text:span text:style-name="T31_28">?</text:span></text:p>
        </text:list-item>
        <text:list-item>
          <text:p text:style-name="P32"><text:span text:style-name="T32_1">What</text:span><text:span text:style-name="T32_2"><text:s/></text:span><text:span text:style-name="T32_3">data</text:span><text:span text:style-name="T32_4"><text:s/></text:span><text:span text:style-name="T32_5">will</text:span><text:span text:style-name="T32_6"><text:s/></text:span><text:span text:style-name="T32_7">be</text:span><text:span text:style-name="T32_8"><text:s/></text:span><text:span text:style-name="T32_9">preserved</text:span><text:span text:style-name="T32_10"><text:s/></text:span><text:span text:style-name="T32_11">and</text:span><text:span text:style-name="T32_12"><text:s/></text:span><text:span text:style-name="T32_13">shared</text:span><text:span text:style-name="T32_14">?</text:span></text:p>
        </text:list-item>
      </text:list>
      <text:h text:style-name="P33" text:outline-level="10"><text:bookmark-start text:name="h.cwo6tnwdcavc"/><text:bookmark-end text:name="h.cwo6tnwdcavc"/><text:span text:style-name="T33_1">3.<text:s/></text:span><text:span text:style-name="T33_2">Period</text:span><text:span text:style-name="T33_3"><text:s/></text:span><text:span text:style-name="T33_4">of</text:span><text:span text:style-name="T33_5"><text:s/></text:span><text:span text:style-name="T33_6">Data</text:span><text:span text:style-name="T33_7"><text:s/></text:span><text:span text:style-name="T33_8">Retention</text:span></text:h>
      <text:p text:style-name="P34"><text:span text:style-name="T34_1">SBE</text:span><text:span text:style-name="T34_2"><text:s/></text:span><text:span text:style-name="T34_3">is</text:span><text:span text:style-name="T34_4"><text:s/></text:span><text:span text:style-name="T34_5">committed</text:span><text:span text:style-name="T34_6"><text:s/></text:span><text:span text:style-name="T34_7">to</text:span><text:span text:style-name="T34_8"><text:s/></text:span><text:span text:style-name="T34_9">timely</text:span><text:span text:style-name="T34_10"><text:s/></text:span><text:span text:style-name="T34_11">and</text:span><text:span text:style-name="T34_12"><text:s/></text:span><text:span text:style-name="T34_13">rapid</text:span><text:span text:style-name="T34_14"><text:s/></text:span><text:span text:style-name="T34_15">data</text:span><text:span text:style-name="T34_16"><text:s/></text:span><text:span text:style-name="T34_17">distribution</text:span><text:span text:style-name="T34_18">.<text:s/></text:span><text:span text:style-name="T34_19">However</text:span><text:span text:style-name="T34_20">,<text:s/></text:span><text:span text:style-name="T34_21">it</text:span><text:span text:style-name="T34_22"><text:s/></text:span><text:span text:style-name="T34_23">recognizes</text:span><text:span text:style-name="T34_24"><text:s/></text:span><text:span text:style-name="T34_25">that</text:span><text:span text:style-name="T34_26"><text:s/></text:span><text:span text:style-name="T34_27">types</text:span><text:span text:style-name="T34_28"><text:s/></text:span><text:span text:style-name="T34_29">of</text:span><text:span text:style-name="T34_30"><text:s/></text:span><text:span text:style-name="T34_31">data</text:span><text:span text:style-name="T34_32"><text:s/></text:span><text:span text:style-name="T34_33">can</text:span><text:span text:style-name="T34_34"><text:s/></text:span><text:span text:style-name="T34_35">vary</text:span><text:span text:style-name="T34_36"><text:s/></text:span><text:span text:style-name="T34_37">widely</text:span><text:span text:style-name="T34_38"><text:s/></text:span><text:span text:style-name="T34_39">and</text:span><text:span text:style-name="T34_40"><text:s/></text:span><text:span text:style-name="T34_41">that</text:span><text:span text:style-name="T34_42"><text:s/></text:span><text:span text:style-name="T34_43">acceptable</text:span><text:span text:style-name="T34_44"><text:s/></text:span><text:span text:style-name="T34_45">norms</text:span><text:span text:style-name="T34_46"><text:s/></text:span><text:span text:style-name="T34_47">also</text:span><text:span text:style-name="T34_48"><text:s/></text:span><text:span text:style-name="T34_49">vary</text:span><text:span text:style-name="T34_50"><text:s/></text:span><text:span text:style-name="T34_51">by</text:span><text:span text:style-name="T34_52"><text:s/></text:span><text:span text:style-name="T34_53">scientific</text:span><text:span text:style-name="T34_54"><text:s/></text:span><text:span text:style-name="T34_55">discipline</text:span><text:span text:style-name="T34_56">.<text:s/></text:span><text:span text:style-name="T34_57">It</text:span><text:span text:style-name="T34_58"><text:s/></text:span><text:span text:style-name="T34_59">is</text:span><text:span text:style-name="T34_60"><text:s/></text:span><text:span text:style-name="T34_61">strongly</text:span><text:span text:style-name="T34_62"><text:s/></text:span><text:span text:style-name="T34_63">committed</text:span><text:span text:style-name="T34_64">,<text:s/></text:span><text:span text:style-name="T34_65">however</text:span><text:span text:style-name="T34_66">,<text:s/></text:span><text:span text:style-name="T34_67">to</text:span><text:span text:style-name="T34_68"><text:s/></text:span><text:span text:style-name="T34_69">the</text:span><text:span text:style-name="T34_70"><text:s/></text:span><text:span text:style-name="T34_71">underlying</text:span><text:span text:style-name="T34_72"><text:s/></text:span><text:span text:style-name="T34_73">principle</text:span><text:span text:style-name="T34_74"><text:s/></text:span><text:span text:style-name="T34_75">of</text:span><text:span text:style-name="T34_76"><text:s/></text:span><text:span text:style-name="T34_77">timely</text:span><text:span text:style-name="T34_78"><text:s/></text:span><text:span text:style-name="T34_79">access</text:span><text:span text:style-name="T34_80">,<text:s/></text:span><text:span text:style-name="T34_81">and</text:span><text:span text:style-name="T34_82"><text:s/></text:span><text:span text:style-name="T34_83">applicants</text:span><text:span text:style-name="T34_84"><text:s/></text:span><text:span text:style-name="T34_85">should</text:span><text:span text:style-name="T34_86"><text:s/></text:span><text:span text:style-name="T34_87">address</text:span><text:span text:style-name="T34_88"><text:s/></text:span><text:span text:style-name="T34_89">how</text:span><text:span text:style-name="T34_90"><text:s/></text:span><text:span text:style-name="T34_91">this</text:span><text:span text:style-name="T34_92"><text:s/></text:span><text:span text:style-name="T34_93">will</text:span><text:span text:style-name="T34_94"><text:s/></text:span><text:span text:style-name="T34_95">be</text:span><text:span text:style-name="T34_96"><text:s/></text:span><text:span text:style-name="T34_97">met</text:span><text:span text:style-name="T34_98"><text:s/></text:span><text:span text:style-name="T34_99">in</text:span><text:span text:style-name="T34_100"><text:s/></text:span><text:span text:style-name="T34_101">their</text:span><text:span text:style-name="T34_102"><text:s/></text:span><text:span text:style-name="T34_103">DMP</text:span><text:span text:style-name="T34_104"><text:s/></text:span><text:span text:style-name="T34_105">statement</text:span><text:span text:style-name="T34_106">.</text:span></text:p>
      <text:p text:style-name="P35"/>
      <text:p text:style-name="P36"><text:span text:style-name="T36_1">Describe</text:span><text:span text:style-name="T36_2"><text:s/></text:span><text:span text:style-name="T36_3">how</text:span><text:span text:style-name="T36_4"><text:s/></text:span><text:span text:style-name="T36_5">long</text:span><text:span text:style-name="T36_6"><text:s/></text:span><text:span text:style-name="T36_7">you</text:span><text:span text:style-name="T36_8"><text:s/></text:span><text:span text:style-name="T36_9">plan</text:span><text:span text:style-name="T36_10"><text:s/></text:span><text:span text:style-name="T36_11">to</text:span><text:span text:style-name="T36_12"><text:s/></text:span><text:span text:style-name="T36_13">retain</text:span><text:span text:style-name="T36_14"><text:s/></text:span><text:span text:style-name="T36_15">the</text:span><text:span text:style-name="T36_16"><text:s/></text:span><text:span text:style-name="T36_17">data</text:span><text:span text:style-name="T36_18"><text:s/></text:span><text:span text:style-name="T36_19">produced</text:span><text:span text:style-name="T36_20"><text:s/></text:span><text:span text:style-name="T36_21">or</text:span><text:span text:style-name="T36_22"><text:s/></text:span><text:span text:style-name="T36_23">used</text:span><text:span text:style-name="T36_24"><text:s/></text:span><text:span text:style-name="T36_25">in</text:span><text:span text:style-name="T36_26"><text:s/></text:span><text:span text:style-name="T36_27">your</text:span><text:span text:style-name="T36_28"><text:s/></text:span><text:span text:style-name="T36_29">research</text:span><text:span text:style-name="T36_30">.<text:s/></text:span><text:span text:style-name="T36_31">If</text:span><text:span text:style-name="T36_32"><text:s/></text:span><text:span text:style-name="T36_33">you</text:span><text:span text:style-name="T36_34"><text:s/></text:span><text:span text:style-name="T36_35">plan</text:span><text:span text:style-name="T36_36"><text:s/></text:span><text:span text:style-name="T36_37">to</text:span><text:span text:style-name="T36_38"><text:s/></text:span><text:span text:style-name="T36_39">embargo</text:span><text:span text:style-name="T36_40"><text:s/></text:span><text:span text:style-name="T36_41">the</text:span><text:span text:style-name="T36_42"><text:s/></text:span><text:span text:style-name="T36_43">data</text:span><text:span text:style-name="T36_44"><text:s/></text:span><text:span text:style-name="T36_45">for</text:span><text:span text:style-name="T36_46"><text:s/></text:span><text:span text:style-name="T36_47">a</text:span><text:span text:style-name="T36_48"><text:s/></text:span><text:span text:style-name="T36_49">period</text:span><text:span text:style-name="T36_50"><text:s/></text:span><text:span text:style-name="T36_51">of</text:span><text:span text:style-name="T36_52"><text:s/></text:span><text:span text:style-name="T36_53">time</text:span><text:span text:style-name="T36_54"><text:s/></text:span><text:span text:style-name="T36_55">after</text:span><text:span text:style-name="T36_56"><text:s/></text:span><text:span text:style-name="T36_57">the</text:span><text:span text:style-name="T36_58"><text:s/></text:span><text:span text:style-name="T36_59">research</text:span><text:span text:style-name="T36_60"><text:s/></text:span><text:span text:style-name="T36_61">is</text:span><text:span text:style-name="T36_62"><text:s/></text:span><text:span text:style-name="T36_63">completed</text:span><text:span text:style-name="T36_64">,<text:s/></text:span><text:span text:style-name="T36_65">describe</text:span><text:span text:style-name="T36_66"><text:s/></text:span><text:span text:style-name="T36_67">why</text:span><text:span text:style-name="T36_68"><text:s/></text:span><text:span text:style-name="T36_69">this</text:span><text:span text:style-name="T36_70"><text:s/></text:span><text:span text:style-name="T36_71">is</text:span><text:span text:style-name="T36_72"><text:s/></text:span><text:span text:style-name="T36_73">necessary</text:span><text:span text:style-name="T36_74">.<text:s/></text:span><text:span text:style-name="T36_75">Consider</text:span><text:span text:style-name="T36_76"><text:s/></text:span><text:span text:style-name="T36_77">the</text:span><text:span text:style-name="T36_78"><text:s/></text:span><text:span text:style-name="T36_79">following</text:span><text:span text:style-name="T36_80">:</text:span></text:p>
      <text:p text:style-name="P37"/>
      <text:list text:style-name="LS3" xml:id="list11">
        <text:list-item>
          <text:p text:style-name="P38"><text:span text:style-name="T38_1">How</text:span><text:span text:style-name="T38_2"><text:s/></text:span><text:span text:style-name="T38_3">long</text:span><text:span text:style-name="T38_4"><text:s/></text:span><text:span text:style-name="T38_5">will</text:span><text:span text:style-name="T38_6"><text:s/></text:span><text:span text:style-name="T38_7">the</text:span><text:span text:style-name="T38_8"><text:s/></text:span><text:span text:style-name="T38_9">original</text:span><text:span text:style-name="T38_10"><text:s/></text:span><text:span text:style-name="T38_11">data</text:span><text:span text:style-name="T38_12"><text:s/></text:span><text:span text:style-name="T38_13">collector</text:span><text:span text:style-name="T38_14">/</text:span><text:span text:style-name="T38_15">creator</text:span><text:span text:style-name="T38_16">/</text:span><text:span text:style-name="T38_17">principal</text:span><text:span text:style-name="T38_18"><text:s/></text:span><text:span text:style-name="T38_19">investigator</text:span><text:span text:style-name="T38_20"><text:s/></text:span><text:span text:style-name="T38_21">retain</text:span><text:span text:style-name="T38_22"><text:s/></text:span><text:span text:style-name="T38_23">the</text:span><text:span text:style-name="T38_24"><text:s/></text:span><text:span text:style-name="T38_25">right</text:span><text:span text:style-name="T38_26"><text:s/></text:span><text:span text:style-name="T38_27">to</text:span><text:span text:style-name="T38_28"><text:s/></text:span><text:span text:style-name="T38_29">use</text:span><text:span text:style-name="T38_30"><text:s/></text:span><text:span text:style-name="T38_31">the</text:span><text:span text:style-name="T38_32"><text:s/></text:span><text:span text:style-name="T38_33">data</text:span><text:span text:style-name="T38_34"><text:s/></text:span><text:span text:style-name="T38_35">before</text:span><text:span text:style-name="T38_36"><text:s/></text:span><text:span text:style-name="T38_37">opening</text:span><text:span text:style-name="T38_38"><text:s/></text:span><text:span text:style-name="T38_39">it</text:span><text:span text:style-name="T38_40"><text:s/></text:span><text:span text:style-name="T38_41">up</text:span><text:span text:style-name="T38_42"><text:s/></text:span><text:span text:style-name="T38_43">to</text:span><text:span text:style-name="T38_44"><text:s/></text:span><text:span text:style-name="T38_45">wider</text:span><text:span text:style-name="T38_46"><text:s/></text:span><text:span text:style-name="T38_47">use</text:span><text:span text:style-name="T38_48">?</text:span></text:p>
        </text:list-item>
        <text:list-item>
          <text:p text:style-name="P39"><text:span text:style-name="T39_1">Explain</text:span><text:span text:style-name="T39_2"><text:s/></text:span><text:span text:style-name="T39_3">details</text:span><text:span text:style-name="T39_4"><text:s/></text:span><text:span text:style-name="T39_5">of</text:span><text:span text:style-name="T39_6"><text:s/></text:span><text:span text:style-name="T39_7">any</text:span><text:span text:style-name="T39_8"><text:s/></text:span><text:span text:style-name="T39_9">embargo</text:span><text:span text:style-name="T39_10"><text:s/></text:span><text:span text:style-name="T39_11">periods</text:span><text:span text:style-name="T39_12"><text:s/></text:span><text:span text:style-name="T39_13">for</text:span><text:span text:style-name="T39_14"><text:s/></text:span><text:span text:style-name="T39_15">political</text:span><text:span text:style-name="T39_16">/</text:span><text:span text:style-name="T39_17">commercial</text:span><text:span text:style-name="T39_18">/</text:span><text:span text:style-name="T39_19">patent</text:span><text:span text:style-name="T39_20"><text:s/></text:span><text:span text:style-name="T39_21">or</text:span><text:span text:style-name="T39_22"><text:s/></text:span><text:span text:style-name="T39_23">publisher</text:span><text:span text:style-name="T39_24"><text:s/></text:span><text:span text:style-name="T39_25">reasons</text:span><text:span text:style-name="T39_26">.</text:span></text:p>
        </text:list-item>
      </text:list>
      <text:h text:style-name="P40" text:outline-level="10"><text:bookmark-start text:name="h.cug54dbn2vhb"/><text:bookmark-end text:name="h.cug54dbn2vhb"/><text:span text:style-name="T40_1">4.<text:s/></text:span><text:span text:style-name="T40_2">Data</text:span><text:span text:style-name="T40_3"><text:s/></text:span><text:span text:style-name="T40_4">Format</text:span><text:span text:style-name="T40_5"><text:s/></text:span><text:span text:style-name="T40_6">and</text:span><text:span text:style-name="T40_7"><text:s/></text:span><text:span text:style-name="T40_8">Dissemination</text:span></text:h>
      <text:p text:style-name="P41"><text:span text:style-name="T41_1">The</text:span><text:span text:style-name="T41_2"><text:s/></text:span><text:span text:style-name="T41_3">Data</text:span><text:span text:style-name="T41_4"><text:s/></text:span><text:span text:style-name="T41_5">Management</text:span><text:span text:style-name="T41_6"><text:s/></text:span><text:span text:style-name="T41_7">Plan</text:span><text:span text:style-name="T41_8"><text:s/></text:span><text:span text:style-name="T41_9">should</text:span><text:span text:style-name="T41_10"><text:s/></text:span><text:span text:style-name="T41_11">describe</text:span><text:span text:style-name="T41_12"><text:s/></text:span><text:span text:style-name="T41_13">data</text:span><text:span text:style-name="T41_14"><text:s/></text:span><text:span text:style-name="T41_15">formats</text:span><text:span text:style-name="T41_16">,<text:s/></text:span><text:span text:style-name="T41_17">media</text:span><text:span text:style-name="T41_18">,<text:s/></text:span><text:span text:style-name="T41_19">and</text:span><text:span text:style-name="T41_20"><text:s/></text:span><text:span text:style-name="T41_21">dissemination</text:span><text:span text:style-name="T41_22"><text:s/></text:span><text:span text:style-name="T41_23">approaches</text:span><text:span text:style-name="T41_24"><text:s/></text:span><text:span text:style-name="T41_25">that</text:span><text:span text:style-name="T41_26"><text:s/></text:span><text:span text:style-name="T41_27">will</text:span><text:span text:style-name="T41_28"><text:s/></text:span><text:span text:style-name="T41_29">be</text:span><text:span text:style-name="T41_30"><text:s/></text:span><text:span text:style-name="T41_31">used</text:span><text:span text:style-name="T41_32"><text:s/></text:span><text:span text:style-name="T41_33">to</text:span><text:span text:style-name="T41_34"><text:s/></text:span><text:span text:style-name="T41_35">make</text:span><text:span text:style-name="T41_36"><text:s/></text:span><text:span text:style-name="T41_37">data</text:span><text:span text:style-name="T41_38"><text:s/></text:span><text:span text:style-name="T41_39">and</text:span><text:span text:style-name="T41_40"><text:s/></text:span><text:span text:style-name="T41_41">metadata</text:span><text:span text:style-name="T41_42"><text:s/></text:span><text:span text:style-name="T41_43">available</text:span><text:span text:style-name="T41_44"><text:s/></text:span><text:span text:style-name="T41_45">to</text:span><text:span text:style-name="T41_46"><text:s/></text:span><text:span text:style-name="T41_47">others</text:span><text:span text:style-name="T41_48">.<text:s/></text:span><text:span text:style-name="T41_49">Policies</text:span><text:span text:style-name="T41_50"><text:s/></text:span><text:span text:style-name="T41_51">for</text:span><text:span text:style-name="T41_52"><text:s/></text:span><text:span text:style-name="T41_53">public</text:span><text:span text:style-name="T41_54"><text:s/></text:span><text:span text:style-name="T41_55">access</text:span><text:span text:style-name="T41_56"><text:s/></text:span><text:span text:style-name="T41_57">and</text:span><text:span text:style-name="T41_58"><text:s/></text:span><text:span text:style-name="T41_59">sharing</text:span><text:span text:style-name="T41_60"><text:s/></text:span><text:span text:style-name="T41_61">should</text:span><text:span text:style-name="T41_62"><text:s/></text:span><text:span text:style-name="T41_63">be</text:span><text:span text:style-name="T41_64"><text:s/></text:span><text:span text:style-name="T41_65">described</text:span><text:span text:style-name="T41_66">,<text:s/></text:span><text:span text:style-name="T41_67">including</text:span><text:span text:style-name="T41_68"><text:s/></text:span><text:span text:style-name="T41_69">provisions</text:span><text:span text:style-name="T41_70"><text:s/></text:span><text:span text:style-name="T41_71">for</text:span><text:span text:style-name="T41_72"><text:s/></text:span><text:span text:style-name="T41_73">appropriate</text:span><text:span text:style-name="T41_74"><text:s/></text:span><text:span text:style-name="T41_75">protection</text:span><text:span text:style-name="T41_76"><text:s/></text:span><text:span text:style-name="T41_77">of</text:span><text:span text:style-name="T41_78"><text:s/></text:span><text:span text:style-name="T41_79">privacy</text:span><text:span text:style-name="T41_80">,<text:s/></text:span><text:span text:style-name="T41_81">confidentiality</text:span><text:span text:style-name="T41_82">,<text:s/></text:span><text:span text:style-name="T41_83">security</text:span><text:span text:style-name="T41_84">,<text:s/></text:span><text:span text:style-name="T41_85">intellectual</text:span><text:span text:style-name="T41_86"><text:s/></text:span><text:span text:style-name="T41_87">property</text:span><text:span text:style-name="T41_88">,<text:s/></text:span><text:span text:style-name="T41_89">or</text:span><text:span text:style-name="T41_90"><text:s/></text:span><text:span text:style-name="T41_91">other</text:span><text:span text:style-name="T41_92"><text:s/></text:span><text:span text:style-name="T41_93">rights</text:span><text:span text:style-name="T41_94"><text:s/></text:span><text:span text:style-name="T41_95">or</text:span><text:span text:style-name="T41_96"><text:s/></text:span><text:span text:style-name="T41_97">requirements</text:span><text:span text:style-name="T41_98">.<text:s/></text:span><text:span text:style-name="T41_99">Research</text:span><text:span text:style-name="T41_100"><text:s/></text:span><text:span text:style-name="T41_101">centers</text:span><text:span text:style-name="T41_102"><text:s/></text:span><text:span text:style-name="T41_103">and</text:span><text:span text:style-name="T41_104"><text:s/></text:span><text:span text:style-name="T41_105">major</text:span><text:span text:style-name="T41_106"><text:s/></text:span><text:span text:style-name="T41_107">partnerships</text:span><text:span text:style-name="T41_108"><text:s/></text:span><text:span text:style-name="T41_109">with</text:span><text:span text:style-name="T41_110"><text:s/></text:span><text:span text:style-name="T41_111">industry</text:span><text:span text:style-name="T41_112"><text:s/></text:span><text:span text:style-name="T41_113">or</text:span><text:span text:style-name="T41_114"><text:s/></text:span><text:span text:style-name="T41_115">other</text:span><text:span text:style-name="T41_116"><text:s/></text:span><text:span text:style-name="T41_117">user</text:span><text:span text:style-name="T41_118"><text:s/></text:span><text:span text:style-name="T41_119">communities</text:span><text:span text:style-name="T41_120"><text:s/></text:span><text:span text:style-name="T41_121">must</text:span><text:span text:style-name="T41_122"><text:s/></text:span><text:span text:style-name="T41_123">also</text:span><text:span text:style-name="T41_124"><text:s/></text:span><text:span text:style-name="T41_125">address</text:span><text:span text:style-name="T41_126"><text:s/></text:span><text:span text:style-name="T41_127">how</text:span><text:span text:style-name="T41_128"><text:s/></text:span><text:span text:style-name="T41_129">data</text:span><text:span text:style-name="T41_130"><text:s/></text:span><text:span text:style-name="T41_131">are</text:span><text:span text:style-name="T41_132"><text:s/></text:span><text:span text:style-name="T41_133">to</text:span><text:span text:style-name="T41_134"><text:s/></text:span><text:span text:style-name="T41_135">be</text:span><text:span text:style-name="T41_136"><text:s/></text:span><text:span text:style-name="T41_137">shared</text:span><text:span text:style-name="T41_138"><text:s/></text:span><text:span text:style-name="T41_139">and</text:span><text:span text:style-name="T41_140"><text:s/></text:span><text:span text:style-name="T41_141">managed</text:span><text:span text:style-name="T41_142"><text:s/></text:span><text:span text:style-name="T41_143">with</text:span><text:span text:style-name="T41_144"><text:s/></text:span><text:span text:style-name="T41_145">partners</text:span><text:span text:style-name="T41_146">,<text:s/></text:span><text:span text:style-name="T41_147">center</text:span><text:span text:style-name="T41_148"><text:s/></text:span><text:span text:style-name="T41_149">members</text:span><text:span text:style-name="T41_150">,<text:s/></text:span><text:span text:style-name="T41_151">and</text:span><text:span text:style-name="T41_152"><text:s/></text:span><text:span text:style-name="T41_153">other</text:span><text:span text:style-name="T41_154"><text:s/></text:span><text:span text:style-name="T41_155">major</text:span><text:span text:style-name="T41_156"><text:s/></text:span><text:span text:style-name="T41_157">stakeholders</text:span><text:span text:style-name="T41_158">.</text:span></text:p>
      <text:p text:style-name="P42"><text:span text:style-name="T42_1">Describe</text:span><text:span text:style-name="T42_2"><text:s/></text:span><text:span text:style-name="T42_3">the</text:span><text:span text:style-name="T42_4"><text:s/></text:span><text:span text:style-name="T42_5">format</text:span><text:span text:style-name="T42_6"><text:s/></text:span><text:span text:style-name="T42_7">of</text:span><text:span text:style-name="T42_8"><text:s/></text:span><text:span text:style-name="T42_9">your</text:span><text:span text:style-name="T42_10"><text:s/></text:span><text:span text:style-name="T42_11">data</text:span><text:span text:style-name="T42_12">.<text:s/></text:span><text:span text:style-name="T42_13">Ideally</text:span><text:span text:style-name="T42_14">,<text:s/></text:span><text:span text:style-name="T42_15">data</text:span><text:span text:style-name="T42_16"><text:s/></text:span><text:span text:style-name="T42_17">formats</text:span><text:span text:style-name="T42_18"><text:s/></text:span><text:span text:style-name="T42_19">will</text:span><text:span text:style-name="T42_20"><text:s/></text:span><text:span text:style-name="T42_21">be</text:span><text:span text:style-name="T42_22"><text:s/></text:span><text:span text:style-name="T42_23">chosen</text:span><text:span text:style-name="T42_24"><text:s/></text:span><text:span text:style-name="T42_25">that</text:span><text:span text:style-name="T42_26"><text:s/></text:span><text:span text:style-name="T42_27">are</text:span><text:span text:style-name="T42_28"><text:s/></text:span><text:span text:style-name="T42_29">openly</text:span><text:span text:style-name="T42_30"><text:s/></text:span><text:span text:style-name="T42_31">and</text:span><text:span text:style-name="T42_32"><text:s/></text:span><text:span text:style-name="T42_33">freely</text:span><text:span text:style-name="T42_34"><text:s/></text:span><text:span text:style-name="T42_35">available</text:span><text:span text:style-name="T42_36">,<text:s/></text:span><text:span text:style-name="T42_37">and</text:span><text:span text:style-name="T42_38">/</text:span><text:span text:style-name="T42_39">or</text:span><text:span text:style-name="T42_40"><text:s/></text:span><text:span text:style-name="T42_41">non</text:span><text:span text:style-name="T42_42">-</text:span><text:span text:style-name="T42_43">proprietary</text:span><text:span text:style-name="T42_44"><text:s/></text:span><text:span text:style-name="T42_45">in</text:span><text:span text:style-name="T42_46"><text:s/></text:span><text:span text:style-name="T42_47">nature</text:span><text:span text:style-name="T42_48">.<text:s/></text:span><text:span text:style-name="T42_49">Consider</text:span><text:span text:style-name="T42_50"><text:s/></text:span><text:span text:style-name="T42_51">the</text:span><text:span text:style-name="T42_52"><text:s/></text:span><text:span text:style-name="T42_53">following</text:span><text:span text:style-name="T42_54">:</text:span></text:p>
      <text:p text:style-name="P43"/>
      <text:list text:style-name="LS4" xml:id="list13">
        <text:list-item>
          <text:p text:style-name="P44"><text:span text:style-name="T44_1">Which</text:span><text:span text:style-name="T44_2"><text:s/></text:span><text:span text:style-name="T44_3">file</text:span><text:span text:style-name="T44_4"><text:s/></text:span><text:span text:style-name="T44_5">formats</text:span><text:span text:style-name="T44_6"><text:s/></text:span><text:span text:style-name="T44_7">will</text:span><text:span text:style-name="T44_8"><text:s/></text:span><text:span text:style-name="T44_9">you</text:span><text:span text:style-name="T44_10"><text:s/></text:span><text:span text:style-name="T44_11">use</text:span><text:span text:style-name="T44_12"><text:s/></text:span><text:span text:style-name="T44_13">for</text:span><text:span text:style-name="T44_14"><text:s/></text:span><text:span text:style-name="T44_15">your</text:span><text:span text:style-name="T44_16"><text:s/></text:span><text:span text:style-name="T44_17">data</text:span><text:span text:style-name="T44_18">,<text:s/></text:span><text:span text:style-name="T44_19">and</text:span><text:span text:style-name="T44_20"><text:s/></text:span><text:span text:style-name="T44_21">why</text:span><text:span text:style-name="T44_22">?</text:span></text:p>
        </text:list-item>
        <text:list-item>
          <text:p text:style-name="P45"><text:span text:style-name="T45_1">What</text:span><text:span text:style-name="T45_2"><text:s/></text:span><text:span text:style-name="T45_3">transformations</text:span><text:span text:style-name="T45_4"><text:s/>(</text:span><text:span text:style-name="T45_5">to</text:span><text:span text:style-name="T45_6"><text:s/></text:span><text:span text:style-name="T45_7">more</text:span><text:span text:style-name="T45_8"><text:s/></text:span><text:span text:style-name="T45_9">shareable</text:span><text:span text:style-name="T45_10"><text:s/></text:span><text:span text:style-name="T45_11">formats</text:span><text:span text:style-name="T45_12">)<text:s/></text:span><text:span text:style-name="T45_13">will</text:span><text:span text:style-name="T45_14"><text:s/></text:span><text:span text:style-name="T45_15">be</text:span><text:span text:style-name="T45_16"><text:s/></text:span><text:span text:style-name="T45_17">necessary</text:span><text:span text:style-name="T45_18"><text:s/></text:span><text:span text:style-name="T45_19">to</text:span><text:span text:style-name="T45_20"><text:s/></text:span><text:span text:style-name="T45_21">prepare</text:span><text:span text:style-name="T45_22"><text:s/></text:span><text:span text:style-name="T45_23">data</text:span><text:span text:style-name="T45_24"><text:s/></text:span><text:span text:style-name="T45_25">for</text:span><text:span text:style-name="T45_26"><text:s/></text:span><text:span text:style-name="T45_27">preservation</text:span><text:span text:style-name="T45_28"><text:s/></text:span><text:span text:style-name="T45_29">and</text:span><text:span text:style-name="T45_30"><text:s/></text:span><text:span text:style-name="T45_31">data</text:span><text:span text:style-name="T45_32"><text:s/></text:span><text:span text:style-name="T45_33">sharing</text:span><text:span text:style-name="T45_34">?</text:span></text:p>
        </text:list-item>
        <text:list-item>
          <text:p text:style-name="P46"><text:span text:style-name="T46_1">What</text:span><text:span text:style-name="T46_2"><text:s/></text:span><text:span text:style-name="T46_3">form</text:span><text:span text:style-name="T46_4"><text:s/></text:span><text:span text:style-name="T46_5">will</text:span><text:span text:style-name="T46_6"><text:s/></text:span><text:span text:style-name="T46_7">the</text:span><text:span text:style-name="T46_8"><text:s/></text:span><text:span text:style-name="T46_9">metadata</text:span><text:span text:style-name="T46_10"><text:s/></text:span><text:span text:style-name="T46_11">take</text:span><text:span text:style-name="T46_12">?</text:span></text:p>
        </text:list-item>
        <text:list-item>
          <text:p text:style-name="P47"><text:span text:style-name="T47_1">How</text:span><text:span text:style-name="T47_2"><text:s/></text:span><text:span text:style-name="T47_3">will</text:span><text:span text:style-name="T47_4"><text:s/></text:span><text:span text:style-name="T47_5">you</text:span><text:span text:style-name="T47_6"><text:s/></text:span><text:span text:style-name="T47_7">create</text:span><text:span text:style-name="T47_8"><text:s/></text:span><text:span text:style-name="T47_9">or</text:span><text:span text:style-name="T47_10"><text:s/></text:span><text:span text:style-name="T47_11">capture</text:span><text:span text:style-name="T47_12"><text:s/></text:span><text:span text:style-name="T47_13">these</text:span><text:span text:style-name="T47_14"><text:s/></text:span><text:span text:style-name="T47_15">details</text:span><text:span text:style-name="T47_16">?</text:span></text:p>
        </text:list-item>
        <text:list-item>
          <text:p text:style-name="P48"><text:span text:style-name="T48_1">Which</text:span><text:span text:style-name="T48_2"><text:s/></text:span><text:span text:style-name="T48_3">metadata</text:span><text:span text:style-name="T48_4"><text:s/></text:span><text:span text:style-name="T48_5">standards</text:span><text:span text:style-name="T48_6"><text:s/></text:span><text:span text:style-name="T48_7">will</text:span><text:span text:style-name="T48_8"><text:s/></text:span><text:span text:style-name="T48_9">you</text:span><text:span text:style-name="T48_10"><text:s/></text:span><text:span text:style-name="T48_11">use</text:span><text:span text:style-name="T48_12"><text:s/></text:span><text:span text:style-name="T48_13">and</text:span><text:span text:style-name="T48_14"><text:s/></text:span><text:span text:style-name="T48_15">why</text:span><text:span text:style-name="T48_16"><text:s/></text:span><text:span text:style-name="T48_17">have</text:span><text:span text:style-name="T48_18"><text:s/></text:span><text:span text:style-name="T48_19">you</text:span><text:span text:style-name="T48_20"><text:s/></text:span><text:span text:style-name="T48_21">chosen</text:span><text:span text:style-name="T48_22"><text:s/></text:span><text:span text:style-name="T48_23">them</text:span><text:span text:style-name="T48_24">?<text:s/>(</text:span><text:span text:style-name="T48_25">e</text:span><text:span text:style-name="T48_26">.</text:span><text:span text:style-name="T48_27">g</text:span><text:span text:style-name="T48_28">.<text:s/></text:span><text:span text:style-name="T48_29">accepted</text:span><text:span text:style-name="T48_30"><text:s/></text:span><text:span text:style-name="T48_31">domain</text:span><text:span text:style-name="T48_32">-</text:span><text:span text:style-name="T48_33">local</text:span><text:span text:style-name="T48_34"><text:s/></text:span><text:span text:style-name="T48_35">standards</text:span><text:span text:style-name="T48_36">,<text:s/></text:span><text:span text:style-name="T48_37">widespread</text:span><text:span text:style-name="T48_38"><text:s/></text:span><text:span text:style-name="T48_39">usage</text:span><text:span text:style-name="T48_40">).</text:span></text:p>
        </text:list-item>
        <text:list-item>
          <text:p text:style-name="P49"><text:span text:style-name="T49_1">What</text:span><text:span text:style-name="T49_2"><text:s/></text:span><text:span text:style-name="T49_3">contextual</text:span><text:span text:style-name="T49_4"><text:s/></text:span><text:span text:style-name="T49_5">details</text:span><text:span text:style-name="T49_6"><text:s/>(</text:span><text:span text:style-name="T49_7">metadata</text:span><text:span text:style-name="T49_8">)<text:s/></text:span><text:span text:style-name="T49_9">are</text:span><text:span text:style-name="T49_10"><text:s/></text:span><text:span text:style-name="T49_11">needed</text:span><text:span text:style-name="T49_12"><text:s/></text:span><text:span text:style-name="T49_13">to</text:span><text:span text:style-name="T49_14"><text:s/></text:span><text:span text:style-name="T49_15">make</text:span><text:span text:style-name="T49_16"><text:s/></text:span><text:span text:style-name="T49_17">the</text:span><text:span text:style-name="T49_18"><text:s/></text:span><text:span text:style-name="T49_19">data</text:span><text:span text:style-name="T49_20"><text:s/></text:span><text:span text:style-name="T49_21">you</text:span><text:span text:style-name="T49_22"><text:s/></text:span><text:span text:style-name="T49_23">capture</text:span><text:span text:style-name="T49_24"><text:s/></text:span><text:span text:style-name="T49_25">or</text:span><text:span text:style-name="T49_26"><text:s/></text:span><text:span text:style-name="T49_27">collect</text:span><text:span text:style-name="T49_28"><text:s/></text:span><text:span text:style-name="T49_29">meaningful</text:span><text:span text:style-name="T49_30">?</text:span></text:p>
        </text:list-item>
      </text:list>
      <text:p text:style-name="P50"/>
      <text:p text:style-name="P51"><text:span text:style-name="T51_1">Describe</text:span><text:span text:style-name="T51_2"><text:s/></text:span><text:span text:style-name="T51_3">how</text:span><text:span text:style-name="T51_4"><text:s/></text:span><text:span text:style-name="T51_5">you</text:span><text:span text:style-name="T51_6"><text:s/></text:span><text:span text:style-name="T51_7">will</text:span><text:span text:style-name="T51_8"><text:s/></text:span><text:span text:style-name="T51_9">ensure</text:span><text:span text:style-name="T51_10"><text:s/></text:span><text:span text:style-name="T51_11">dissemination</text:span><text:span text:style-name="T51_12"><text:s/></text:span><text:span text:style-name="T51_13">of</text:span><text:span text:style-name="T51_14"><text:s/></text:span><text:span text:style-name="T51_15">your</text:span><text:span text:style-name="T51_16"><text:s/></text:span><text:span text:style-name="T51_17">data</text:span><text:span text:style-name="T51_18">.<text:s/></text:span><text:span text:style-name="T51_19">Consider</text:span><text:span text:style-name="T51_20"><text:s/></text:span><text:span text:style-name="T51_21">the</text:span><text:span text:style-name="T51_22"><text:s/></text:span><text:span text:style-name="T51_23">following</text:span><text:span text:style-name="T51_24">:</text:span></text:p>
      <text:list text:style-name="LS5" xml:id="list19">
        <text:list-item>
          <text:p text:style-name="P52"><text:span text:style-name="T52_1">How</text:span><text:span text:style-name="T52_2"><text:s/></text:span><text:span text:style-name="T52_3">and</text:span><text:span text:style-name="T52_4"><text:s/></text:span><text:span text:style-name="T52_5">when</text:span><text:span text:style-name="T52_6"><text:s/></text:span><text:span text:style-name="T52_7">will</text:span><text:span text:style-name="T52_8"><text:s/></text:span><text:span text:style-name="T52_9">you</text:span><text:span text:style-name="T52_10"><text:s/></text:span><text:span text:style-name="T52_11">make</text:span><text:span text:style-name="T52_12"><text:s/></text:span><text:span text:style-name="T52_13">the</text:span><text:span text:style-name="T52_14"><text:s/></text:span><text:span text:style-name="T52_15">data</text:span><text:span text:style-name="T52_16"><text:s/></text:span><text:span text:style-name="T52_17">available</text:span><text:span text:style-name="T52_18">?<text:s/>(</text:span><text:span text:style-name="T52_19">Include</text:span><text:span text:style-name="T52_20"><text:s/></text:span><text:span text:style-name="T52_21">the</text:span><text:span text:style-name="T52_22"><text:s/></text:span><text:span text:style-name="T52_23">resources</text:span><text:span text:style-name="T52_24"><text:s/></text:span><text:span text:style-name="T52_25">needed</text:span><text:span text:style-name="T52_26"><text:s/></text:span><text:span text:style-name="T52_27">to</text:span><text:span text:style-name="T52_28"><text:s/></text:span><text:span text:style-name="T52_29">make</text:span><text:span text:style-name="T52_30"><text:s/></text:span><text:span text:style-name="T52_31">the</text:span><text:span text:style-name="T52_32"><text:s/></text:span><text:span text:style-name="T52_33">data</text:span><text:span text:style-name="T52_34"><text:s/></text:span><text:span text:style-name="T52_35">available</text:span><text:span text:style-name="T52_36">:<text:s/></text:span><text:span text:style-name="T52_37">equipment</text:span><text:span text:style-name="T52_38">,<text:s/></text:span><text:span text:style-name="T52_39">systems</text:span><text:span text:style-name="T52_40">,<text:s/></text:span><text:span text:style-name="T52_41">expertise</text:span><text:span text:style-name="T52_42">,<text:s/></text:span><text:span text:style-name="T52_43">etc</text:span><text:span text:style-name="T52_44">.)</text:span></text:p>
        </text:list-item>
        <text:list-item>
          <text:p text:style-name="P53"><text:span text:style-name="T53_1">What</text:span><text:span text:style-name="T53_2"><text:s/></text:span><text:span text:style-name="T53_3">other</text:span><text:span text:style-name="T53_4"><text:s/></text:span><text:span text:style-name="T53_5">types</text:span><text:span text:style-name="T53_6"><text:s/></text:span><text:span text:style-name="T53_7">of</text:span><text:span text:style-name="T53_8"><text:s/></text:span><text:span text:style-name="T53_9">information</text:span><text:span text:style-name="T53_10"><text:s/></text:span><text:span text:style-name="T53_11">should</text:span><text:span text:style-name="T53_12"><text:s/></text:span><text:span text:style-name="T53_13">be</text:span><text:span text:style-name="T53_14"><text:s/></text:span><text:span text:style-name="T53_15">shared</text:span><text:span text:style-name="T53_16"><text:s/></text:span><text:span text:style-name="T53_17">regarding</text:span><text:span text:style-name="T53_18"><text:s/></text:span><text:span text:style-name="T53_19">the</text:span><text:span text:style-name="T53_20"><text:s/></text:span><text:span text:style-name="T53_21">data</text:span><text:span text:style-name="T53_22">,<text:s/></text:span><text:span text:style-name="T53_23">e</text:span><text:span text:style-name="T53_24">.</text:span><text:span text:style-name="T53_25">g</text:span><text:span text:style-name="T53_26">.<text:s/></text:span><text:span text:style-name="T53_27">the</text:span><text:span text:style-name="T53_28"><text:s/></text:span><text:span text:style-name="T53_29">way</text:span><text:span text:style-name="T53_30"><text:s/></text:span><text:span text:style-name="T53_31">it</text:span><text:span text:style-name="T53_32"><text:s/></text:span><text:span text:style-name="T53_33">was</text:span><text:span text:style-name="T53_34"><text:s/></text:span><text:span text:style-name="T53_35">generated</text:span><text:span text:style-name="T53_36">,<text:s/></text:span><text:span text:style-name="T53_37">analytical</text:span><text:span text:style-name="T53_38"><text:s/></text:span><text:span text:style-name="T53_39">and</text:span><text:span text:style-name="T53_40"><text:s/></text:span><text:span text:style-name="T53_41">procedural</text:span><text:span text:style-name="T53_42">,<text:s/></text:span><text:span text:style-name="T53_43">information</text:span><text:span text:style-name="T53_44">?</text:span></text:p>
        </text:list-item>
        <text:list-item>
          <text:p text:style-name="P54"><text:span text:style-name="T54_1">What</text:span><text:span text:style-name="T54_2"><text:s/></text:span><text:span text:style-name="T54_3">is</text:span><text:span text:style-name="T54_4"><text:s/></text:span><text:span text:style-name="T54_5">the</text:span><text:span text:style-name="T54_6"><text:s/></text:span><text:span text:style-name="T54_7">process</text:span><text:span text:style-name="T54_8"><text:s/></text:span><text:span text:style-name="T54_9">for</text:span><text:span text:style-name="T54_10"><text:s/></text:span><text:span text:style-name="T54_11">gaining</text:span><text:span text:style-name="T54_12"><text:s/></text:span><text:span text:style-name="T54_13">access</text:span><text:span text:style-name="T54_14"><text:s/></text:span><text:span text:style-name="T54_15">to</text:span><text:span text:style-name="T54_16"><text:s/></text:span><text:span text:style-name="T54_17">the</text:span><text:span text:style-name="T54_18"><text:s/></text:span><text:span text:style-name="T54_19">data</text:span><text:span text:style-name="T54_20">?</text:span></text:p>
        </text:list-item>
        <text:list-item>
          <text:p text:style-name="P55"><text:span text:style-name="T55_1">Will</text:span><text:span text:style-name="T55_2"><text:s/></text:span><text:span text:style-name="T55_3">any</text:span><text:span text:style-name="T55_4"><text:s/></text:span><text:span text:style-name="T55_5">permission</text:span><text:span text:style-name="T55_6"><text:s/></text:span><text:span text:style-name="T55_7">restrictions</text:span><text:span text:style-name="T55_8"><text:s/></text:span><text:span text:style-name="T55_9">need</text:span><text:span text:style-name="T55_10"><text:s/></text:span><text:span text:style-name="T55_11">to</text:span><text:span text:style-name="T55_12"><text:s/></text:span><text:span text:style-name="T55_13">be</text:span><text:span text:style-name="T55_14"><text:s/></text:span><text:span text:style-name="T55_15">placed</text:span><text:span text:style-name="T55_16"><text:s/></text:span><text:span text:style-name="T55_17">on</text:span><text:span text:style-name="T55_18"><text:s/></text:span><text:span text:style-name="T55_19">the</text:span><text:span text:style-name="T55_20"><text:s/></text:span><text:span text:style-name="T55_21">data</text:span><text:span text:style-name="T55_22">?</text:span></text:p>
        </text:list-item>
        <text:list-item>
          <text:p text:style-name="P56"><text:span text:style-name="T56_1">How</text:span><text:span text:style-name="T56_2"><text:s/></text:span><text:span text:style-name="T56_3">will</text:span><text:span text:style-name="T56_4"><text:s/></text:span><text:span text:style-name="T56_5">you</text:span><text:span text:style-name="T56_6"><text:s/></text:span><text:span text:style-name="T56_7">manage</text:span><text:span text:style-name="T56_8"><text:s/></text:span><text:span text:style-name="T56_9">data</text:span><text:span text:style-name="T56_10"><text:s/></text:span><text:span text:style-name="T56_11">with</text:span><text:span text:style-name="T56_12"><text:s/></text:span><text:span text:style-name="T56_13">sensitive</text:span><text:span text:style-name="T56_14"><text:s/></text:span><text:span text:style-name="T56_15">information</text:span><text:span text:style-name="T56_16">?</text:span></text:p>
        </text:list-item>
        <text:list-item>
          <text:p text:style-name="P57"><text:span text:style-name="T57_1">Are</text:span><text:span text:style-name="T57_2"><text:s/></text:span><text:span text:style-name="T57_3">there</text:span><text:span text:style-name="T57_4"><text:s/></text:span><text:span text:style-name="T57_5">ethical</text:span><text:span text:style-name="T57_6"><text:s/></text:span><text:span text:style-name="T57_7">and</text:span><text:span text:style-name="T57_8"><text:s/></text:span><text:span text:style-name="T57_9">privacy</text:span><text:span text:style-name="T57_10"><text:s/></text:span><text:span text:style-name="T57_11">issues</text:span><text:span text:style-name="T57_12">?<text:s/></text:span><text:span text:style-name="T57_13">If</text:span><text:span text:style-name="T57_14"><text:s/></text:span><text:span text:style-name="T57_15">so</text:span><text:span text:style-name="T57_16">,<text:s/></text:span><text:span text:style-name="T57_17">how</text:span><text:span text:style-name="T57_18"><text:s/></text:span><text:span text:style-name="T57_19">will</text:span><text:span text:style-name="T57_20"><text:s/></text:span><text:span text:style-name="T57_21">these</text:span><text:span text:style-name="T57_22"><text:s/></text:span><text:span text:style-name="T57_23">be</text:span><text:span text:style-name="T57_24"><text:s/></text:span><text:span text:style-name="T57_25">resolved</text:span><text:span text:style-name="T57_26">?</text:span></text:p>
        </text:list-item>
        <text:list-item>
          <text:p text:style-name="P58"><text:span text:style-name="T58_1">What</text:span><text:span text:style-name="T58_2"><text:s/></text:span><text:span text:style-name="T58_3">have</text:span><text:span text:style-name="T58_4"><text:s/></text:span><text:span text:style-name="T58_5">you</text:span><text:span text:style-name="T58_6"><text:s/></text:span><text:span text:style-name="T58_7">done</text:span><text:span text:style-name="T58_8"><text:s/></text:span><text:span text:style-name="T58_9">to</text:span><text:span text:style-name="T58_10"><text:s/></text:span><text:span text:style-name="T58_11">comply</text:span><text:span text:style-name="T58_12"><text:s/></text:span><text:span text:style-name="T58_13">with</text:span><text:span text:style-name="T58_14"><text:s/></text:span><text:span text:style-name="T58_15">your</text:span><text:span text:style-name="T58_16"><text:s/></text:span><text:span text:style-name="T58_17">obligations</text:span><text:span text:style-name="T58_18"><text:s/></text:span><text:span text:style-name="T58_19">in</text:span><text:span text:style-name="T58_20"><text:s/></text:span><text:span text:style-name="T58_21">your</text:span><text:span text:style-name="T58_22"><text:s/></text:span><text:span text:style-name="T58_23">IRB</text:span><text:span text:style-name="T58_24"><text:s/></text:span><text:span text:style-name="T58_25">Protocol</text:span><text:span text:style-name="T58_26">?</text:span></text:p>
        </text:list-item>
      </text:list>
      <text:h text:style-name="P59" text:outline-level="10"><text:bookmark-start text:name="h.1jlu2c3f6vz6"/><text:bookmark-end text:name="h.1jlu2c3f6vz6"/><text:span text:style-name="T59_1">5.<text:s/></text:span><text:span text:style-name="T59_2">Data</text:span><text:span text:style-name="T59_3"><text:s/></text:span><text:span text:style-name="T59_4">Storage</text:span><text:span text:style-name="T59_5"><text:s/></text:span><text:span text:style-name="T59_6">and</text:span><text:span text:style-name="T59_7"><text:s/></text:span><text:span text:style-name="T59_8">Preservation</text:span><text:span text:style-name="T59_9"><text:s/></text:span><text:span text:style-name="T59_10">of</text:span><text:span text:style-name="T59_11"><text:s/></text:span><text:span text:style-name="T59_12">Access</text:span></text:h>
      <text:p text:style-name="P60"><text:span text:style-name="T60_1">The</text:span><text:span text:style-name="T60_2"><text:s/></text:span><text:span text:style-name="T60_3">Data</text:span><text:span text:style-name="T60_4"><text:s/></text:span><text:span text:style-name="T60_5">Management</text:span><text:span text:style-name="T60_6"><text:s/></text:span><text:span text:style-name="T60_7">Plan</text:span><text:span text:style-name="T60_8"><text:s/></text:span><text:span text:style-name="T60_9">should</text:span><text:span text:style-name="T60_10"><text:s/></text:span><text:span text:style-name="T60_11">describe</text:span><text:span text:style-name="T60_12"><text:s/></text:span><text:span text:style-name="T60_13">physical</text:span><text:span text:style-name="T60_14"><text:s/></text:span><text:span text:style-name="T60_15">and</text:span><text:span text:style-name="T60_16"><text:s/></text:span><text:span text:style-name="T60_17">cyber</text:span><text:span text:style-name="T60_18"><text:s/></text:span><text:span text:style-name="T60_19">resources</text:span><text:span text:style-name="T60_20"><text:s/></text:span><text:span text:style-name="T60_21">and</text:span><text:span text:style-name="T60_22"><text:s/></text:span><text:span text:style-name="T60_23">facilities</text:span><text:span text:style-name="T60_24"><text:s/></text:span><text:span text:style-name="T60_25">that</text:span><text:span text:style-name="T60_26"><text:s/></text:span><text:span text:style-name="T60_27">will</text:span><text:span text:style-name="T60_28"><text:s/></text:span><text:span text:style-name="T60_29">be</text:span><text:span text:style-name="T60_30"><text:s/></text:span><text:span text:style-name="T60_31">used</text:span><text:span text:style-name="T60_32"><text:s/></text:span><text:span text:style-name="T60_33">for</text:span><text:span text:style-name="T60_34"><text:s/></text:span><text:span text:style-name="T60_35">the</text:span><text:span text:style-name="T60_36"><text:s/></text:span><text:span text:style-name="T60_37">effective</text:span><text:span text:style-name="T60_38"><text:s/></text:span><text:span text:style-name="T60_39">preservation</text:span><text:span text:style-name="T60_40"><text:s/></text:span><text:span text:style-name="T60_41">and</text:span><text:span text:style-name="T60_42"><text:s/></text:span><text:span text:style-name="T60_43">storage</text:span><text:span text:style-name="T60_44"><text:s/></text:span><text:span text:style-name="T60_45">of</text:span><text:span text:style-name="T60_46"><text:s/></text:span><text:span text:style-name="T60_47">research</text:span><text:span text:style-name="T60_48"><text:s/></text:span><text:span text:style-name="T60_49">data</text:span><text:span text:style-name="T60_50">.<text:s/></text:span><text:span text:style-name="T60_51">These</text:span><text:span text:style-name="T60_52"><text:s/></text:span><text:span text:style-name="T60_53">can</text:span><text:span text:style-name="T60_54"><text:s/></text:span><text:span text:style-name="T60_55">include</text:span><text:span text:style-name="T60_56"><text:s/></text:span><text:span text:style-name="T60_57">third</text:span><text:span text:style-name="T60_58"><text:s/></text:span><text:span text:style-name="T60_59">party</text:span><text:span text:style-name="T60_60"><text:s/></text:span><text:span text:style-name="T60_61">facilities</text:span><text:span text:style-name="T60_62"><text:s/></text:span><text:span text:style-name="T60_63">and</text:span><text:span text:style-name="T60_64"><text:s/></text:span><text:span text:style-name="T60_65">repositories</text:span><text:span text:style-name="T60_66">.</text:span></text:p>
      <text:p text:style-name="P61"/>
      <text:p text:style-name="P62"><text:span text:style-name="T62_1">Describe</text:span><text:span text:style-name="T62_2"><text:s/></text:span><text:span text:style-name="T62_3">your</text:span><text:span text:style-name="T62_4"><text:s/></text:span><text:span text:style-name="T62_5">long</text:span><text:span text:style-name="T62_6">-</text:span><text:span text:style-name="T62_7">term</text:span><text:span text:style-name="T62_8"><text:s/></text:span><text:span text:style-name="T62_9">strategy</text:span><text:span text:style-name="T62_10"><text:s/></text:span><text:span text:style-name="T62_11">for</text:span><text:span text:style-name="T62_12"><text:s/></text:span><text:span text:style-name="T62_13">storing</text:span><text:span text:style-name="T62_14">,<text:s/></text:span><text:span text:style-name="T62_15">archiving</text:span><text:span text:style-name="T62_16"><text:s/></text:span><text:span text:style-name="T62_17">and</text:span><text:span text:style-name="T62_18"><text:s/></text:span><text:span text:style-name="T62_19">preserving</text:span><text:span text:style-name="T62_20"><text:s/></text:span><text:span text:style-name="T62_21">the</text:span><text:span text:style-name="T62_22"><text:s/></text:span><text:span text:style-name="T62_23">data</text:span><text:span text:style-name="T62_24"><text:s/></text:span><text:span text:style-name="T62_25">you</text:span><text:span text:style-name="T62_26"><text:s/></text:span><text:span text:style-name="T62_27">will</text:span><text:span text:style-name="T62_28"><text:s/></text:span><text:span text:style-name="T62_29">generate</text:span><text:span text:style-name="T62_30"><text:s/></text:span><text:span text:style-name="T62_31">or</text:span><text:span text:style-name="T62_32"><text:s/></text:span><text:span text:style-name="T62_33">use</text:span><text:span text:style-name="T62_34">.<text:s/></text:span><text:span text:style-name="T62_35">Consider</text:span><text:span text:style-name="T62_36"><text:s/></text:span><text:span text:style-name="T62_37">the</text:span><text:span text:style-name="T62_38"><text:s/></text:span><text:span text:style-name="T62_39">following</text:span><text:span text:style-name="T62_40">:</text:span></text:p>
      <text:p text:style-name="P63"/>
      <text:list text:style-name="LS6" xml:id="list26">
        <text:list-item>
          <text:p text:style-name="P64"><text:span text:style-name="T64_1">What</text:span><text:span text:style-name="T64_2"><text:s/></text:span><text:span text:style-name="T64_3">is</text:span><text:span text:style-name="T64_4"><text:s/></text:span><text:span text:style-name="T64_5">the</text:span><text:span text:style-name="T64_6"><text:s/></text:span><text:span text:style-name="T64_7">long</text:span><text:span text:style-name="T64_8">-</text:span><text:span text:style-name="T64_9">term</text:span><text:span text:style-name="T64_10"><text:s/></text:span><text:span text:style-name="T64_11">strategy</text:span><text:span text:style-name="T64_12"><text:s/></text:span><text:span text:style-name="T64_13">for</text:span><text:span text:style-name="T64_14"><text:s/></text:span><text:span text:style-name="T64_15">maintaining</text:span><text:span text:style-name="T64_16">,<text:s/></text:span><text:span text:style-name="T64_17">curating</text:span><text:span text:style-name="T64_18"><text:s/></text:span><text:span text:style-name="T64_19">and</text:span><text:span text:style-name="T64_20"><text:s/></text:span><text:span text:style-name="T64_21">archiving</text:span><text:span text:style-name="T64_22"><text:s/></text:span><text:span text:style-name="T64_23">the</text:span><text:span text:style-name="T64_24"><text:s/></text:span><text:span text:style-name="T64_25">data</text:span><text:span text:style-name="T64_26">?</text:span></text:p>
        </text:list-item>
        <text:list-item>
          <text:p text:style-name="P65"><text:span text:style-name="T65_1">Which</text:span><text:span text:style-name="T65_2"><text:s/></text:span><text:span text:style-name="T65_3">archive</text:span><text:span text:style-name="T65_4">/</text:span><text:span text:style-name="T65_5">repository</text:span><text:span text:style-name="T65_6">/</text:span><text:span text:style-name="T65_7">database</text:span><text:span text:style-name="T65_8"><text:s/></text:span><text:span text:style-name="T65_9">have</text:span><text:span text:style-name="T65_10"><text:s/></text:span><text:span text:style-name="T65_11">you</text:span><text:span text:style-name="T65_12"><text:s/></text:span><text:span text:style-name="T65_13">identified</text:span><text:span text:style-name="T65_14"><text:s/></text:span><text:span text:style-name="T65_15">as</text:span><text:span text:style-name="T65_16"><text:s/></text:span><text:span text:style-name="T65_17">a</text:span><text:span text:style-name="T65_18"><text:s/></text:span><text:span text:style-name="T65_19">place</text:span><text:span text:style-name="T65_20"><text:s/></text:span><text:span text:style-name="T65_21">to</text:span><text:span text:style-name="T65_22"><text:s/></text:span><text:span text:style-name="T65_23">deposit</text:span><text:span text:style-name="T65_24"><text:s/></text:span><text:span text:style-name="T65_25">data</text:span><text:span text:style-name="T65_26">?</text:span></text:p>
        </text:list-item>
        <text:list-item>
          <text:p text:style-name="P66"><text:span text:style-name="T66_1">What</text:span><text:span text:style-name="T66_2"><text:s/></text:span><text:span text:style-name="T66_3">procedures</text:span><text:span text:style-name="T66_4"><text:s/></text:span><text:span text:style-name="T66_5">does</text:span><text:span text:style-name="T66_6"><text:s/></text:span><text:span text:style-name="T66_7">your</text:span><text:span text:style-name="T66_8"><text:s/></text:span><text:span text:style-name="T66_9">intended</text:span><text:span text:style-name="T66_10"><text:s/></text:span><text:span text:style-name="T66_11">long</text:span><text:span text:style-name="T66_12">-</text:span><text:span text:style-name="T66_13">term</text:span><text:span text:style-name="T66_14"><text:s/></text:span><text:span text:style-name="T66_15">data</text:span><text:span text:style-name="T66_16"><text:s/></text:span><text:span text:style-name="T66_17">storage</text:span><text:span text:style-name="T66_18"><text:s/></text:span><text:span text:style-name="T66_19">facility</text:span><text:span text:style-name="T66_20"><text:s/></text:span><text:span text:style-name="T66_21">have</text:span><text:span text:style-name="T66_22"><text:s/></text:span><text:span text:style-name="T66_23">in</text:span><text:span text:style-name="T66_24"><text:s/></text:span><text:span text:style-name="T66_25">place</text:span><text:span text:style-name="T66_26"><text:s/></text:span><text:span text:style-name="T66_27">for</text:span><text:span text:style-name="T66_28"><text:s/></text:span><text:span text:style-name="T66_29">preservation</text:span><text:span text:style-name="T66_30"><text:s/></text:span><text:span text:style-name="T66_31">and</text:span><text:span text:style-name="T66_32"><text:s/></text:span><text:span text:style-name="T66_33">backup</text:span><text:span text:style-name="T66_34">?</text:span></text:p>
        </text:list-item>
        <text:list-item>
          <text:p text:style-name="P67"><text:span text:style-name="T67_1">How</text:span><text:span text:style-name="T67_2"><text:s/></text:span><text:span text:style-name="T67_3">long</text:span><text:span text:style-name="T67_4"><text:s/></text:span><text:span text:style-name="T67_5">will</text:span><text:span text:style-name="T67_6">/</text:span><text:span text:style-name="T67_7">should</text:span><text:span text:style-name="T67_8"><text:s/></text:span><text:span text:style-name="T67_9">data</text:span><text:span text:style-name="T67_10"><text:s/></text:span><text:span text:style-name="T67_11">be</text:span><text:span text:style-name="T67_12"><text:s/></text:span><text:span text:style-name="T67_13">kept</text:span><text:span text:style-name="T67_14"><text:s/></text:span><text:span text:style-name="T67_15">beyond</text:span><text:span text:style-name="T67_16"><text:s/></text:span><text:span text:style-name="T67_17">the</text:span><text:span text:style-name="T67_18"><text:s/></text:span><text:span text:style-name="T67_19">life</text:span><text:span text:style-name="T67_20"><text:s/></text:span><text:span text:style-name="T67_21">of</text:span><text:span text:style-name="T67_22"><text:s/></text:span><text:span text:style-name="T67_23">the</text:span><text:span text:style-name="T67_24"><text:s/></text:span><text:span text:style-name="T67_25">project</text:span><text:span text:style-name="T67_26">?</text:span></text:p>
        </text:list-item>
        <text:list-item>
          <text:p text:style-name="P68"><text:span text:style-name="T68_1">What</text:span><text:span text:style-name="T68_2"><text:s/></text:span><text:span text:style-name="T68_3">data</text:span><text:span text:style-name="T68_4"><text:s/></text:span><text:span text:style-name="T68_5">will</text:span><text:span text:style-name="T68_6"><text:s/></text:span><text:span text:style-name="T68_7">be</text:span><text:span text:style-name="T68_8"><text:s/></text:span><text:span text:style-name="T68_9">preserved</text:span><text:span text:style-name="T68_10"><text:s/></text:span><text:span text:style-name="T68_11">for</text:span><text:span text:style-name="T68_12"><text:s/></text:span><text:span text:style-name="T68_13">the</text:span><text:span text:style-name="T68_14"><text:s/></text:span><text:span text:style-name="T68_15">long</text:span><text:span text:style-name="T68_16">-</text:span><text:span text:style-name="T68_17">term</text:span><text:span text:style-name="T68_18">?</text:span></text:p>
        </text:list-item>
        <text:list-item>
          <text:p text:style-name="P69"><text:span text:style-name="T69_1">On</text:span><text:span text:style-name="T69_2"><text:s/></text:span><text:span text:style-name="T69_3">what</text:span><text:span text:style-name="T69_4"><text:s/></text:span><text:span text:style-name="T69_5">basis</text:span><text:span text:style-name="T69_6"><text:s/></text:span><text:span text:style-name="T69_7">will</text:span><text:span text:style-name="T69_8"><text:s/></text:span><text:span text:style-name="T69_9">data</text:span><text:span text:style-name="T69_10"><text:s/></text:span><text:span text:style-name="T69_11">be</text:span><text:span text:style-name="T69_12"><text:s/></text:span><text:span text:style-name="T69_13">selected</text:span><text:span text:style-name="T69_14"><text:s/></text:span><text:span text:style-name="T69_15">for</text:span><text:span text:style-name="T69_16"><text:s/></text:span><text:span text:style-name="T69_17">long</text:span><text:span text:style-name="T69_18">-</text:span><text:span text:style-name="T69_19">term</text:span><text:span text:style-name="T69_20"><text:s/></text:span><text:span text:style-name="T69_21">preservation</text:span><text:span text:style-name="T69_22">?</text:span></text:p>
        </text:list-item>
        <text:list-item>
          <text:p text:style-name="P70"><text:span text:style-name="T70_1">What</text:span><text:span text:style-name="T70_2"><text:s/></text:span><text:span text:style-name="T70_3">metadata</text:span><text:span text:style-name="T70_4">/</text:span><text:span text:style-name="T70_5">documentation</text:span><text:span text:style-name="T70_6"><text:s/></text:span><text:span text:style-name="T70_7">will</text:span><text:span text:style-name="T70_8"><text:s/></text:span><text:span text:style-name="T70_9">be</text:span><text:span text:style-name="T70_10"><text:s/></text:span><text:span text:style-name="T70_11">submitted</text:span><text:span text:style-name="T70_12"><text:s/></text:span><text:span text:style-name="T70_13">alongside</text:span><text:span text:style-name="T70_14"><text:s/></text:span><text:span text:style-name="T70_15">the</text:span><text:span text:style-name="T70_16"><text:s/></text:span><text:span text:style-name="T70_17">data</text:span><text:span text:style-name="T70_18"><text:s/></text:span><text:span text:style-name="T70_19">or</text:span><text:span text:style-name="T70_20"><text:s/></text:span><text:span text:style-name="T70_21">created</text:span><text:span text:style-name="T70_22"><text:s/></text:span><text:span text:style-name="T70_23">on</text:span><text:span text:style-name="T70_24"><text:s/></text:span><text:span text:style-name="T70_25">deposit</text:span><text:span text:style-name="T70_26">/</text:span><text:span text:style-name="T70_27">transformation</text:span><text:span text:style-name="T70_28"><text:s/></text:span><text:span text:style-name="T70_29">in</text:span><text:span text:style-name="T70_30"><text:s/></text:span><text:span text:style-name="T70_31">order</text:span><text:span text:style-name="T70_32"><text:s/></text:span><text:span text:style-name="T70_33">to</text:span><text:span text:style-name="T70_34"><text:s/></text:span><text:span text:style-name="T70_35">make</text:span><text:span text:style-name="T70_36"><text:s/></text:span><text:span text:style-name="T70_37">the</text:span><text:span text:style-name="T70_38"><text:s/></text:span><text:span text:style-name="T70_39">data</text:span><text:span text:style-name="T70_40"><text:s/></text:span><text:span text:style-name="T70_41">reusable</text:span><text:span text:style-name="T70_42">?</text:span></text:p>
        </text:list-item>
        <text:list-item>
          <text:p text:style-name="P71"><text:span text:style-name="T71_1">What</text:span><text:span text:style-name="T71_2"><text:s/></text:span><text:span text:style-name="T71_3">related</text:span><text:span text:style-name="T71_4"><text:s/></text:span><text:span text:style-name="T71_5">information</text:span><text:span text:style-name="T71_6"><text:s/></text:span><text:span text:style-name="T71_7">will</text:span><text:span text:style-name="T71_8"><text:s/></text:span><text:span text:style-name="T71_9">be</text:span><text:span text:style-name="T71_10"><text:s/></text:span><text:span text:style-name="T71_11">deposited</text:span><text:span text:style-name="T71_12">?</text:span></text:p>
        </text:list-item>
      </text:list>
      <text:h text:style-name="P72" text:outline-level="10"><text:bookmark-start text:name="h.7fsbwdfotd91"/><text:bookmark-end text:name="h.7fsbwdfotd91"/><text:span text:style-name="T72_1">6.<text:s/></text:span><text:span text:style-name="T72_2">Additional</text:span><text:span text:style-name="T72_3"><text:s/></text:span><text:span text:style-name="T72_4">Possible</text:span><text:span text:style-name="T72_5"><text:s/></text:span><text:span text:style-name="T72_6">Data</text:span><text:span text:style-name="T72_7"><text:s/></text:span><text:span text:style-name="T72_8">Management</text:span><text:span text:style-name="T72_9"><text:s/></text:span><text:span text:style-name="T72_10">Requirements</text:span></text:h>
      <text:p text:style-name="P73"><text:span text:style-name="T73_1">More</text:span><text:span text:style-name="T73_2"><text:s/></text:span><text:span text:style-name="T73_3">stringent</text:span><text:span text:style-name="T73_4"><text:s/></text:span><text:span text:style-name="T73_5">data</text:span><text:span text:style-name="T73_6"><text:s/></text:span><text:span text:style-name="T73_7">management</text:span><text:span text:style-name="T73_8"><text:s/></text:span><text:span text:style-name="T73_9">requirements</text:span><text:span text:style-name="T73_10"><text:s/></text:span><text:span text:style-name="T73_11">may</text:span><text:span text:style-name="T73_12"><text:s/></text:span><text:span text:style-name="T73_13">be</text:span><text:span text:style-name="T73_14"><text:s/></text:span><text:span text:style-name="T73_15">specified</text:span><text:span text:style-name="T73_16"><text:s/></text:span><text:span text:style-name="T73_17">in</text:span><text:span text:style-name="T73_18"><text:s/></text:span><text:span text:style-name="T73_19">particular</text:span><text:span text:style-name="T73_20"><text:s/></text:span><text:span text:style-name="T73_21">NSF</text:span><text:span text:style-name="T73_22"><text:s/></text:span><text:span text:style-name="T73_23">solicitations</text:span><text:span text:style-name="T73_24"><text:s/></text:span><text:span text:style-name="T73_25">or</text:span><text:span text:style-name="T73_26"><text:s/></text:span><text:span text:style-name="T73_27">result</text:span><text:span text:style-name="T73_28"><text:s/></text:span><text:span text:style-name="T73_29">from</text:span><text:span text:style-name="T73_30"><text:s/></text:span><text:span text:style-name="T73_31">local</text:span><text:span text:style-name="T73_32"><text:s/></text:span><text:span text:style-name="T73_33">policies</text:span><text:span text:style-name="T73_34"><text:s/></text:span><text:span text:style-name="T73_35">and</text:span><text:span text:style-name="T73_36"><text:s/></text:span><text:span text:style-name="T73_37">best</text:span><text:span text:style-name="T73_38"><text:s/></text:span><text:span text:style-name="T73_39">practices</text:span><text:span text:style-name="T73_40"><text:s/></text:span><text:span text:style-name="T73_41">at</text:span><text:span text:style-name="T73_42"><text:s/></text:span><text:span text:style-name="T73_43">the</text:span><text:span text:style-name="T73_44"><text:s/></text:span><text:span text:style-name="T73_45">PI</text:span><text:span text:style-name="T73_46">’</text:span><text:span text:style-name="T73_47">s</text:span><text:span text:style-name="T73_48"><text:s/></text:span><text:span text:style-name="T73_49">home</text:span><text:span text:style-name="T73_50"><text:s/></text:span><text:span text:style-name="T73_51">institution</text:span><text:span text:style-name="T73_52">.<text:s/></text:span><text:span text:style-name="T73_53">Additional</text:span><text:span text:style-name="T73_54"><text:s/></text:span><text:span text:style-name="T73_55">requirements</text:span><text:span text:style-name="T73_56"><text:s/></text:span><text:span text:style-name="T73_57">will</text:span><text:span text:style-name="T73_58"><text:s/></text:span><text:span text:style-name="T73_59">be</text:span><text:span text:style-name="T73_60"><text:s/></text:span><text:span text:style-name="T73_61">specified</text:span><text:span text:style-name="T73_62"><text:s/></text:span><text:span text:style-name="T73_63">in</text:span><text:span text:style-name="T73_64"><text:s/></text:span><text:span text:style-name="T73_65">the</text:span><text:span text:style-name="T73_66"><text:s/></text:span><text:span text:style-name="T73_67">program</text:span><text:span text:style-name="T73_68"><text:s/></text:span><text:span text:style-name="T73_69">solicitation</text:span><text:span text:style-name="T73_70"><text:s/></text:span><text:span text:style-name="T73_71">and</text:span><text:span text:style-name="T73_72"><text:s/></text:span><text:span text:style-name="T73_73">award</text:span><text:span text:style-name="T73_74"><text:s/></text:span><text:span text:style-name="T73_75">conditions</text:span><text:span text:style-name="T73_76">.<text:s/></text:span><text:span text:style-name="T73_77">Principal</text:span><text:span text:style-name="T73_78"><text:s/></text:span><text:span text:style-name="T73_79">Investigators</text:span><text:span text:style-name="T73_80"><text:s/></text:span><text:span text:style-name="T73_81">to</text:span><text:span text:style-name="T73_82"><text:s/></text:span><text:span text:style-name="T73_83">be</text:span><text:span text:style-name="T73_84"><text:s/></text:span><text:span text:style-name="T73_85">supported</text:span><text:span text:style-name="T73_86"><text:s/></text:span><text:span text:style-name="T73_87">by</text:span><text:span text:style-name="T73_88"><text:s/></text:span><text:span text:style-name="T73_89">such</text:span><text:span text:style-name="T73_90"><text:s/></text:span><text:span text:style-name="T73_91">programs</text:span><text:span text:style-name="T73_92"><text:s/></text:span><text:span text:style-name="T73_93">must</text:span><text:span text:style-name="T73_94"><text:s/></text:span><text:span text:style-name="T73_95">discuss</text:span><text:span text:style-name="T73_96"><text:s/></text:span><text:span text:style-name="T73_97">how</text:span><text:span text:style-name="T73_98"><text:s/></text:span><text:span text:style-name="T73_99">they</text:span><text:span text:style-name="T73_100"><text:s/></text:span><text:span text:style-name="T73_101">will</text:span><text:span text:style-name="T73_102"><text:s/></text:span><text:span text:style-name="T73_103">meet</text:span><text:span text:style-name="T73_104"><text:s/></text:span><text:span text:style-name="T73_105">these</text:span><text:span text:style-name="T73_106"><text:s/></text:span><text:span text:style-name="T73_107">additional</text:span><text:span text:style-name="T73_108"><text:s/></text:span><text:span text:style-name="T73_109">requirements</text:span><text:span text:style-name="T73_110"><text:s/></text:span><text:span text:style-name="T73_111">in</text:span><text:span text:style-name="T73_112"><text:s/></text:span><text:span text:style-name="T73_113">their</text:span><text:span text:style-name="T73_114"><text:s/></text:span><text:span text:style-name="T73_115">Data</text:span><text:span text:style-name="T73_116"><text:s/></text:span><text:span text:style-name="T73_117">Management</text:span><text:span text:style-name="T73_118"><text:s/></text:span><text:span text:style-name="T73_119">Plans</text:span><text:span text:style-name="T73_120">.</text:span></text:p>
      <text:p text:style-name="P74"/>
      <text:p text:style-name="P75"><text:span text:style-name="T75_1">Describe</text:span><text:span text:style-name="T75_2"><text:s/></text:span><text:span text:style-name="T75_3">here</text:span><text:span text:style-name="T75_4"><text:s/></text:span><text:span text:style-name="T75_5">any</text:span><text:span text:style-name="T75_6"><text:s/></text:span><text:span text:style-name="T75_7">additional</text:span><text:span text:style-name="T75_8"><text:s/></text:span><text:span text:style-name="T75_9">program</text:span><text:span text:style-name="T75_10">-</text:span><text:span text:style-name="T75_11">specific</text:span><text:span text:style-name="T75_12"><text:s/></text:span><text:span text:style-name="T75_13">data</text:span><text:span text:style-name="T75_14"><text:s/></text:span><text:span text:style-name="T75_15">management</text:span><text:span text:style-name="T75_16"><text:s/></text:span><text:span text:style-name="T75_17">requirements</text:span><text:span text:style-name="T75_18">.<text:s/></text:span><text:span text:style-name="T75_19">If</text:span><text:span text:style-name="T75_20"><text:s/></text:span><text:span text:style-name="T75_21">none</text:span><text:span text:style-name="T75_22"><text:s/></text:span><text:span text:style-name="T75_23">exist</text:span><text:span text:style-name="T75_24"><text:s/></text:span><text:span text:style-name="T75_25">you</text:span><text:span text:style-name="T75_26"><text:s/></text:span><text:span text:style-name="T75_27">may</text:span><text:span text:style-name="T75_28"><text:s/></text:span><text:span text:style-name="T75_29">leave</text:span><text:span text:style-name="T75_30"><text:s/></text:span><text:span text:style-name="T75_31">this</text:span><text:span text:style-name="T75_32"><text:s/></text:span><text:span text:style-name="T75_33">section</text:span><text:span text:style-name="T75_34"><text:s/></text:span><text:span text:style-name="T75_35">blank</text:span><text:span text:style-name="T75_36">.</text:span></text:p>
      <text:p text:style-name="P76"/>
      <text:h text:style-name="P77" text:outline-level="10"><text:bookmark-start text:name="h.ndv0rkqvudfm"/><text:bookmark-end text:name="h.ndv0rkqvudfm"/><text:span text:style-name="T77_1">Section</text:span><text:span text:style-name="T77_2"><text:s/>2.<text:s/></text:span><text:span text:style-name="T77_3">Boilerplate</text:span><text:span text:style-name="T77_4"><text:s/></text:span><text:span text:style-name="T77_5">Language</text:span></text:h>
      <text:h text:style-name="P78" text:outline-level="10"><text:bookmark-start text:name="h.xfzweasaqyur"/><text:bookmark-end text:name="h.xfzweasaqyur"/><text:span text:style-name="T78_1">Introduction</text:span></text:h>
      <text:p text:style-name="P79"><text:span text:style-name="T79_1">This</text:span><text:span text:style-name="T79_2"><text:s/></text:span><text:span text:style-name="T79_3">plan</text:span><text:span text:style-name="T79_4"><text:s/></text:span><text:span text:style-name="T79_5">describes</text:span><text:span text:style-name="T79_6"><text:s/></text:span><text:span text:style-name="T79_7">the</text:span><text:span text:style-name="T79_8"><text:s/></text:span><text:span text:style-name="T79_9">management</text:span><text:span text:style-name="T79_10">,<text:s/></text:span><text:span text:style-name="T79_11">dissemination</text:span><text:span text:style-name="T79_12">,<text:s/></text:span><text:span text:style-name="T79_13">retention</text:span><text:span text:style-name="T79_14">,<text:s/></text:span><text:span text:style-name="T79_15">and</text:span><text:span text:style-name="T79_16"><text:s/></text:span><text:span text:style-name="T79_17">archiving</text:span><text:span text:style-name="T79_18"><text:s/></text:span><text:span text:style-name="T79_19">of</text:span><text:span text:style-name="T79_20"><text:s/></text:span><text:span text:style-name="T79_21">the</text:span><text:span text:style-name="T79_22"><text:s/></text:span><text:span text:style-name="T79_23">research</text:span><text:span text:style-name="T79_24"><text:s/></text:span><text:span text:style-name="T79_25">data</text:span><text:span text:style-name="T79_26"><text:s/></text:span><text:span text:style-name="T79_27">produced</text:span><text:span text:style-name="T79_28"><text:s/></text:span><text:span text:style-name="T79_29">during</text:span><text:span text:style-name="T79_30"><text:s/></text:span><text:span text:style-name="T79_31">the</text:span><text:span text:style-name="T79_32"><text:s/></text:span><text:span text:style-name="T79_33">proposed</text:span><text:span text:style-name="T79_34"><text:s/></text:span><text:span text:style-name="T79_35">project</text:span><text:span text:style-name="T79_36">.<text:s/></text:span><text:span text:style-name="T79_37">The</text:span><text:span text:style-name="T79_38"><text:s/></text:span><text:span text:style-name="T79_39">staff</text:span><text:span text:style-name="T79_40"><text:s/></text:span><text:span text:style-name="T79_41">of</text:span><text:span text:style-name="T79_42"><text:s/>[</text:span><text:span text:style-name="T79_43">INSERT</text:span><text:span text:style-name="T79_44"><text:s/></text:span><text:span text:style-name="T79_45">YOUR</text:span><text:span text:style-name="T79_46"><text:s/></text:span><text:span text:style-name="T79_47">DEPARTMENT</text:span><text:span text:style-name="T79_48"><text:s/></text:span><text:span text:style-name="T79_49">OR</text:span><text:span text:style-name="T79_50"><text:s/></text:span><text:span text:style-name="T79_51">LAB</text:span><text:span text:style-name="T79_52"><text:s/></text:span><text:span text:style-name="T79_53">NAME</text:span><text:span text:style-name="T79_54"><text:s/></text:span><text:span text:style-name="T79_55">HERE</text:span><text:span text:style-name="T79_56">],<text:s/></text:span><text:span text:style-name="T79_57">with</text:span><text:span text:style-name="T79_58"><text:s/></text:span><text:span text:style-name="T79_59">the</text:span><text:span text:style-name="T79_60"><text:s/></text:span><text:span text:style-name="T79_61">assistance</text:span><text:span text:style-name="T79_62"><text:s/></text:span><text:span text:style-name="T79_63">of</text:span><text:span text:style-name="T79_64"><text:s/>[</text:span><text:span text:style-name="T79_65">BU</text:span><text:span text:style-name="T79_66"><text:s/></text:span><text:span text:style-name="T79_67">Libraries</text:span><text:span text:style-name="T79_68"><text:s/></text:span><text:span text:style-name="T79_69">Research</text:span><text:span text:style-name="T79_70"><text:s/></text:span><text:span text:style-name="T79_71">Data</text:span><text:span text:style-name="T79_72"><text:s/></text:span><text:span text:style-name="T79_73">Management</text:span><text:span text:style-name="T79_74">]<text:s/></text:span><text:span text:style-name="T79_75">and</text:span><text:span text:style-name="T79_76"><text:s/>[</text:span><text:span text:style-name="T79_77">BU</text:span><text:span text:style-name="T79_78"><text:s/></text:span><text:span text:style-name="T79_79">Information</text:span><text:span text:style-name="T79_80"><text:s/></text:span><text:span text:style-name="T79_81">Services</text:span><text:span text:style-name="T79_82"><text:s/>&amp;<text:s/></text:span><text:span text:style-name="T79_83">Technology</text:span><text:span text:style-name="T79_84">/</text:span><text:span text:style-name="T79_85">Open</text:span><text:span text:style-name="T79_86">@</text:span><text:span text:style-name="T79_87">BU</text:span><text:span text:style-name="T79_88">/</text:span><text:span text:style-name="T79_89">Other</text:span><text:span text:style-name="T79_90">],<text:s/></text:span><text:span text:style-name="T79_91">will</text:span><text:span text:style-name="T79_92"><text:s/></text:span><text:span text:style-name="T79_93">provide</text:span><text:span text:style-name="T79_94"><text:s/></text:span><text:span text:style-name="T79_95">for</text:span><text:span text:style-name="T79_96"><text:s/></text:span><text:span text:style-name="T79_97">sustainable</text:span><text:span text:style-name="T79_98"><text:s/></text:span><text:span text:style-name="T79_99">discovery</text:span><text:span text:style-name="T79_100">,<text:s/></text:span><text:span text:style-name="T79_101">access</text:span><text:span text:style-name="T79_102"><text:s/></text:span><text:span text:style-name="T79_103">to</text:span><text:span text:style-name="T79_104">,<text:s/></text:span><text:span text:style-name="T79_105">and</text:span><text:span text:style-name="T79_106"><text:s/></text:span><text:span text:style-name="T79_107">preservation</text:span><text:span text:style-name="T79_108"><text:s/></text:span><text:span text:style-name="T79_109">of</text:span><text:span text:style-name="T79_110"><text:s/></text:span><text:span text:style-name="T79_111">these</text:span><text:span text:style-name="T79_112"><text:s/></text:span><text:span text:style-name="T79_113">data</text:span><text:span text:style-name="T79_114"><text:s/></text:span><text:span text:style-name="T79_115">for</text:span><text:span text:style-name="T79_116"><text:s/></text:span><text:span text:style-name="T79_117">use</text:span><text:span text:style-name="T79_118"><text:s/></text:span><text:span text:style-name="T79_119">by</text:span><text:span text:style-name="T79_120"><text:s/></text:span><text:span text:style-name="T79_121">other</text:span><text:span text:style-name="T79_122"><text:s/></text:span><text:span text:style-name="T79_123">researchers</text:span><text:span text:style-name="T79_124">,<text:s/></text:span><text:span text:style-name="T79_125">instructors</text:span><text:span text:style-name="T79_126">,<text:s/></text:span><text:span text:style-name="T79_127">and</text:span><text:span text:style-name="T79_128"><text:s/></text:span><text:span text:style-name="T79_129">interested</text:span><text:span text:style-name="T79_130"><text:s/></text:span><text:span text:style-name="T79_131">members</text:span><text:span text:style-name="T79_132"><text:s/></text:span><text:span text:style-name="T79_133">of</text:span><text:span text:style-name="T79_134"><text:s/></text:span><text:span text:style-name="T79_135">the</text:span><text:span text:style-name="T79_136"><text:s/></text:span><text:span text:style-name="T79_137">public</text:span><text:span text:style-name="T79_138"><text:s/></text:span><text:span text:style-name="T79_139">for</text:span><text:span text:style-name="T79_140"><text:s/></text:span><text:span text:style-name="T79_141">the</text:span><text:span text:style-name="T79_142"><text:s/></text:span><text:span text:style-name="T79_143">length</text:span><text:span text:style-name="T79_144"><text:s/></text:span><text:span text:style-name="T79_145">of</text:span><text:span text:style-name="T79_146"><text:s/></text:span><text:span text:style-name="T79_147">this</text:span><text:span text:style-name="T79_148"><text:s/></text:span><text:span text:style-name="T79_149">project</text:span><text:span text:style-name="T79_150"><text:s/></text:span><text:span text:style-name="T79_151">and</text:span><text:span text:style-name="T79_152"><text:s/></text:span><text:span text:style-name="T79_153">at</text:span><text:span text:style-name="T79_154"><text:s/></text:span><text:span text:style-name="T79_155">least</text:span><text:span text:style-name="T79_156"><text:s/></text:span><text:span text:style-name="T79_157">three</text:span><text:span text:style-name="T79_158"><text:s/></text:span><text:span text:style-name="T79_159">years</text:span><text:span text:style-name="T79_160"><text:s/></text:span><text:span text:style-name="T79_161">beyond</text:span><text:span text:style-name="T79_162">.<text:s/></text:span><text:span text:style-name="T79_163">This</text:span><text:span text:style-name="T79_164"><text:s/></text:span><text:span text:style-name="T79_165">will</text:span><text:span text:style-name="T79_166"><text:s/></text:span><text:span text:style-name="T79_167">be</text:span><text:span text:style-name="T79_168"><text:s/></text:span><text:span text:style-name="T79_169">facilitated</text:span><text:span text:style-name="T79_170"><text:s/></text:span><text:span text:style-name="T79_171">through</text:span><text:span text:style-name="T79_172"><text:s/></text:span><text:span text:style-name="T79_173">data</text:span><text:span text:style-name="T79_174"><text:s/></text:span><text:span text:style-name="T79_175">and</text:span><text:span text:style-name="T79_176"><text:s/></text:span><text:span text:style-name="T79_177">publication</text:span><text:span text:style-name="T79_178"><text:s/></text:span><text:span text:style-name="T79_179">deposits</text:span><text:span text:style-name="T79_180"><text:s/></text:span><text:span text:style-name="T79_181">in</text:span><text:span text:style-name="T79_182"><text:s/></text:span><text:span text:style-name="T79_183">existing</text:span><text:span text:style-name="T79_184"><text:s/></text:span><text:span text:style-name="T79_185">open</text:span><text:span text:style-name="T79_186">-</text:span><text:span text:style-name="T79_187">access</text:span><text:span text:style-name="T79_188"><text:s/></text:span><text:span text:style-name="T79_189">disciplinary</text:span><text:span text:style-name="T79_190"><text:s/></text:span><text:span text:style-name="T79_191">and</text:span><text:span text:style-name="T79_192">/</text:span><text:span text:style-name="T79_193">or</text:span><text:span text:style-name="T79_194"><text:s/></text:span><text:span text:style-name="T79_195">institutional</text:span><text:span text:style-name="T79_196"><text:s/></text:span><text:span text:style-name="T79_197">repositories</text:span><text:span text:style-name="T79_198">.</text:span></text:p>
      <text:h text:style-name="P80" text:outline-level="10"><text:bookmark-start text:name="h.y4o009762fem"/><text:bookmark-end text:name="h.y4o009762fem"/><text:span text:style-name="T80_1">Data</text:span><text:span text:style-name="T80_2"><text:s/></text:span><text:span text:style-name="T80_3">Formats</text:span><text:span text:style-name="T80_4"><text:s/></text:span><text:span text:style-name="T80_5">and</text:span><text:span text:style-name="T80_6"><text:s/></text:span><text:span text:style-name="T80_7">Description</text:span></text:h>
      <text:p text:style-name="P81"><text:span text:style-name="T81_1">We</text:span><text:span text:style-name="T81_2"><text:s/></text:span><text:span text:style-name="T81_3">will</text:span><text:span text:style-name="T81_4"><text:s/></text:span><text:span text:style-name="T81_5">utilize</text:span><text:span text:style-name="T81_6"><text:s/></text:span><text:span text:style-name="T81_7">the</text:span><text:span text:style-name="T81_8"><text:s/>[</text:span><text:span text:style-name="T81_9">Metadata</text:span><text:span text:style-name="T81_10"><text:s/></text:span><text:span text:style-name="T81_11">scheme</text:span><text:span text:style-name="T81_12">]<text:s/></text:span><text:span text:style-name="T81_13">metadata</text:span><text:span text:style-name="T81_14"><text:s/></text:span><text:span text:style-name="T81_15">scheme</text:span><text:span text:style-name="T81_16"><text:s/></text:span><text:span text:style-name="T81_17">to</text:span><text:span text:style-name="T81_18"><text:s/></text:span><text:span text:style-name="T81_19">capture</text:span><text:span text:style-name="T81_20"><text:s/></text:span><text:span text:style-name="T81_21">information</text:span><text:span text:style-name="T81_22"><text:s/></text:span><text:span text:style-name="T81_23">about</text:span><text:span text:style-name="T81_24"><text:s/></text:span><text:span text:style-name="T81_25">the</text:span><text:span text:style-name="T81_26"><text:s/></text:span><text:span text:style-name="T81_27">data</text:span><text:span text:style-name="T81_28"><text:s/></text:span><text:span text:style-name="T81_29">collected</text:span><text:span text:style-name="T81_30"><text:s/></text:span><text:span text:style-name="T81_31">during</text:span><text:span text:style-name="T81_32"><text:s/></text:span><text:span text:style-name="T81_33">the</text:span><text:span text:style-name="T81_34"><text:s/></text:span><text:span text:style-name="T81_35">course</text:span><text:span text:style-name="T81_36"><text:s/></text:span><text:span text:style-name="T81_37">of</text:span><text:span text:style-name="T81_38"><text:s/></text:span><text:span text:style-name="T81_39">our</text:span><text:span text:style-name="T81_40"><text:s/></text:span><text:span text:style-name="T81_41">research</text:span><text:span text:style-name="T81_42">.<text:s/></text:span><text:span text:style-name="T81_43">We</text:span><text:span text:style-name="T81_44"><text:s/></text:span><text:span text:style-name="T81_45">will</text:span><text:span text:style-name="T81_46"><text:s/></text:span><text:span text:style-name="T81_47">work</text:span><text:span text:style-name="T81_48"><text:s/></text:span><text:span text:style-name="T81_49">with</text:span><text:span text:style-name="T81_50"><text:s/></text:span><text:span text:style-name="T81_51">a</text:span><text:span text:style-name="T81_52"><text:s/></text:span><text:span text:style-name="T81_53">metadata</text:span><text:span text:style-name="T81_54"><text:s/></text:span><text:span text:style-name="T81_55">expert</text:span><text:span text:style-name="T81_56"><text:s/></text:span><text:span text:style-name="T81_57">from</text:span><text:span text:style-name="T81_58"><text:s/>[</text:span><text:span text:style-name="T81_59">BU</text:span><text:span text:style-name="T81_60"><text:s/></text:span><text:span text:style-name="T81_61">Libraries</text:span><text:span text:style-name="T81_62">]<text:s/></text:span><text:span text:style-name="T81_63">to</text:span><text:span text:style-name="T81_64"><text:s/></text:span><text:span text:style-name="T81_65">create</text:span><text:span text:style-name="T81_66"><text:s/></text:span><text:span text:style-name="T81_67">a</text:span><text:span text:style-name="T81_68"><text:s/></text:span><text:span text:style-name="T81_69">working</text:span><text:span text:style-name="T81_70"><text:s/></text:span><text:span text:style-name="T81_71">template</text:span><text:span text:style-name="T81_72"><text:s/></text:span><text:span text:style-name="T81_73">that</text:span><text:span text:style-name="T81_74"><text:s/></text:span><text:span text:style-name="T81_75">captures</text:span><text:span text:style-name="T81_76"><text:s/></text:span><text:span text:style-name="T81_77">each</text:span><text:span text:style-name="T81_78"><text:s/></text:span><text:span text:style-name="T81_79">dataset</text:span><text:span text:style-name="T81_80">’</text:span><text:span text:style-name="T81_81">s</text:span><text:span text:style-name="T81_82"><text:s/></text:span><text:span text:style-name="T81_83">metadata</text:span><text:span text:style-name="T81_84"><text:s/></text:span><text:span text:style-name="T81_85">throughout</text:span><text:span text:style-name="T81_86"><text:s/></text:span><text:span text:style-name="T81_87">the</text:span><text:span text:style-name="T81_88"><text:s/></text:span><text:span text:style-name="T81_89">research</text:span><text:span text:style-name="T81_90"><text:s/></text:span><text:span text:style-name="T81_91">process</text:span><text:span text:style-name="T81_92">.<text:s/></text:span><text:span text:style-name="T81_93">Upon</text:span><text:span text:style-name="T81_94"><text:s/></text:span><text:span text:style-name="T81_95">completion</text:span><text:span text:style-name="T81_96">,<text:s/></text:span><text:span text:style-name="T81_97">we</text:span><text:span text:style-name="T81_98"><text:s/></text:span><text:span text:style-name="T81_99">will</text:span><text:span text:style-name="T81_100"><text:s/></text:span><text:span text:style-name="T81_101">export</text:span><text:span text:style-name="T81_102"><text:s/></text:span><text:span text:style-name="T81_103">this</text:span><text:span text:style-name="T81_104"><text:s/></text:span><text:span text:style-name="T81_105">data</text:span><text:span text:style-name="T81_106"><text:s/></text:span><text:span text:style-name="T81_107">to</text:span><text:span text:style-name="T81_108"><text:s/>[</text:span><text:span text:style-name="T81_109">format</text:span><text:span text:style-name="T81_110">],<text:s/></text:span><text:span text:style-name="T81_111">which</text:span><text:span text:style-name="T81_112"><text:s/></text:span><text:span text:style-name="T81_113">conforms</text:span><text:span text:style-name="T81_114"><text:s/></text:span><text:span text:style-name="T81_115">to</text:span><text:span text:style-name="T81_116"><text:s/></text:span><text:span text:style-name="T81_117">the</text:span><text:span text:style-name="T81_118"><text:s/></text:span><text:span text:style-name="T81_119">data</text:span><text:span text:style-name="T81_120"><text:s/></text:span><text:span text:style-name="T81_121">submission</text:span><text:span text:style-name="T81_122"><text:s/></text:span><text:span text:style-name="T81_123">requirements</text:span><text:span text:style-name="T81_124"><text:s/></text:span><text:span text:style-name="T81_125">of</text:span><text:span text:style-name="T81_126"><text:s/>[</text:span><text:span text:style-name="T81_127">any</text:span><text:span text:style-name="T81_128"><text:s/></text:span><text:span text:style-name="T81_129">discipline</text:span><text:span text:style-name="T81_130">-</text:span><text:span text:style-name="T81_131">specific</text:span><text:span text:style-name="T81_132"><text:s/></text:span><text:span text:style-name="T81_133">depositories</text:span><text:span text:style-name="T81_134"><text:s/></text:span><text:span text:style-name="T81_135">or</text:span><text:span text:style-name="T81_136"><text:s/></text:span><text:span text:style-name="T81_137">other</text:span><text:span text:style-name="T81_138"><text:s/></text:span><text:span text:style-name="T81_139">relevant</text:span><text:span text:style-name="T81_140"><text:s/></text:span><text:span text:style-name="T81_141">sources</text:span><text:span text:style-name="T81_142">].</text:span></text:p>
      <text:h text:style-name="P82" text:outline-level="10"><text:bookmark-start text:name="h.u4ngp86gytou"/><text:bookmark-end text:name="h.u4ngp86gytou"/><text:span text:style-name="T82_1">Access</text:span><text:span text:style-name="T82_2">,<text:s/></text:span><text:span text:style-name="T82_3">Re</text:span><text:span text:style-name="T82_4">-</text:span><text:span text:style-name="T82_5">Use</text:span><text:span text:style-name="T82_6">,<text:s/></text:span><text:span text:style-name="T82_7">Re</text:span><text:span text:style-name="T82_8">-</text:span><text:span text:style-name="T82_9">Distribution</text:span><text:span text:style-name="T82_10">,<text:s/></text:span><text:span text:style-name="T82_11">and</text:span><text:span text:style-name="T82_12"><text:s/></text:span><text:span text:style-name="T82_13">Derivative</text:span><text:span text:style-name="T82_14"><text:s/></text:span><text:span text:style-name="T82_15">Works</text:span><text:span text:style-name="T82_16"><text:s/></text:span><text:span text:style-name="T82_17">Policies</text:span></text:h>
      <text:p text:style-name="P83"><text:span text:style-name="T83_1">[</text:span><text:span text:style-name="T83_2">If</text:span><text:span text:style-name="T83_3"><text:s/></text:span><text:span text:style-name="T83_4">no</text:span><text:span text:style-name="T83_5"><text:s/></text:span><text:span text:style-name="T83_6">sensitive</text:span><text:span text:style-name="T83_7"><text:s/></text:span><text:span text:style-name="T83_8">or</text:span><text:span text:style-name="T83_9"><text:s/></text:span><text:span text:style-name="T83_10">personally</text:span><text:span text:style-name="T83_11">-</text:span><text:span text:style-name="T83_12">identifiable</text:span><text:span text:style-name="T83_13"><text:s/></text:span><text:span text:style-name="T83_14">information</text:span><text:span text:style-name="T83_15"><text:s/></text:span><text:span text:style-name="T83_16">is</text:span><text:span text:style-name="T83_17"><text:s/></text:span><text:span text:style-name="T83_18">used</text:span><text:span text:style-name="T83_19">,<text:s/></text:span><text:span text:style-name="T83_20">include</text:span><text:span text:style-name="T83_21"><text:s/></text:span><text:span text:style-name="T83_22">this</text:span><text:span text:style-name="T83_23">:]</text:span></text:p>
      <text:p text:style-name="P84"/>
      <text:p text:style-name="P85"><text:span text:style-name="T85_1">All</text:span><text:span text:style-name="T85_2"><text:s/></text:span><text:span text:style-name="T85_3">data</text:span><text:span text:style-name="T85_4"><text:s/></text:span><text:span text:style-name="T85_5">produced</text:span><text:span text:style-name="T85_6"><text:s/></text:span><text:span text:style-name="T85_7">during</text:span><text:span text:style-name="T85_8"><text:s/></text:span><text:span text:style-name="T85_9">this</text:span><text:span text:style-name="T85_10"><text:s/></text:span><text:span text:style-name="T85_11">research</text:span><text:span text:style-name="T85_12"><text:s/></text:span><text:span text:style-name="T85_13">will</text:span><text:span text:style-name="T85_14"><text:s/></text:span><text:span text:style-name="T85_15">be</text:span><text:span text:style-name="T85_16"><text:s/></text:span><text:span text:style-name="T85_17">available</text:span><text:span text:style-name="T85_18"><text:s/></text:span><text:span text:style-name="T85_19">freely</text:span><text:span text:style-name="T85_20"><text:s/></text:span><text:span text:style-name="T85_21">to</text:span><text:span text:style-name="T85_22"><text:s/></text:span><text:span text:style-name="T85_23">the</text:span><text:span text:style-name="T85_24"><text:s/></text:span><text:span text:style-name="T85_25">public</text:span><text:span text:style-name="T85_26">;<text:s/></text:span><text:span text:style-name="T85_27">we</text:span><text:span text:style-name="T85_28"><text:s/></text:span><text:span text:style-name="T85_29">anticipate</text:span><text:span text:style-name="T85_30"><text:s/></text:span><text:span text:style-name="T85_31">no</text:span><text:span text:style-name="T85_32"><text:s/></text:span><text:span text:style-name="T85_33">sensitive</text:span><text:span text:style-name="T85_34"><text:s/></text:span><text:span text:style-name="T85_35">or</text:span><text:span text:style-name="T85_36"><text:s/></text:span><text:span text:style-name="T85_37">confidential</text:span><text:span text:style-name="T85_38"><text:s/></text:span><text:span text:style-name="T85_39">data</text:span><text:span text:style-name="T85_40">.<text:s/></text:span><text:span text:style-name="T85_41">Under</text:span><text:span text:style-name="T85_42"><text:s/></text:span><text:span text:style-name="T85_43">the</text:span><text:span text:style-name="T85_44"><text:s/></text:span><text:span text:style-name="T85_45">terms</text:span><text:span text:style-name="T85_46"><text:s/></text:span><text:span text:style-name="T85_47">of</text:span><text:span text:style-name="T85_48"><text:s/></text:span><text:span text:style-name="T85_49">the</text:span><text:span text:style-name="T85_50"><text:s/>[</text:span><text:span text:style-name="T85_51">Open</text:span><text:span text:style-name="T85_52"><text:s/></text:span><text:span text:style-name="T85_53">Data</text:span><text:span text:style-name="T85_54"><text:s/></text:span><text:span text:style-name="T85_55">Commons</text:span><text:span text:style-name="T85_56"><text:s/></text:span><text:span text:style-name="T85_57">Public</text:span><text:span text:style-name="T85_58"><text:s/></text:span><text:span text:style-name="T85_59">Domain</text:span><text:span text:style-name="T85_60"><text:s/></text:span><text:span text:style-name="T85_61">Dedication</text:span><text:span text:style-name="T85_62"><text:s/></text:span><text:span text:style-name="T85_63">and</text:span><text:span text:style-name="T85_64"><text:s/></text:span><text:span text:style-name="T85_65">License</text:span><text:span text:style-name="T85_66"><text:s/>(</text:span><text:span text:style-name="T85_67">PDDL</text:span><text:span text:style-name="T85_68">;<text:s/></text:span><text:span text:style-name="T85_69">http</text:span><text:span text:style-name="T85_70">://</text:span><text:span text:style-name="T85_71">www</text:span><text:span text:style-name="T85_72">.</text:span><text:span text:style-name="T85_73">opendatacommons</text:span><text:span text:style-name="T85_74">.</text:span><text:span text:style-name="T85_75">org</text:span><text:span text:style-name="T85_76">/</text:span><text:span text:style-name="T85_77">licenses</text:span><text:span text:style-name="T85_78">/</text:span><text:span text:style-name="T85_79">pddl</text:span><text:span text:style-name="T85_80">/1-0/)],<text:s/></text:span><text:span text:style-name="T85_81">users</text:span><text:span text:style-name="T85_82"><text:s/></text:span><text:span text:style-name="T85_83">may</text:span><text:span text:style-name="T85_84"><text:s/></text:span><text:span text:style-name="T85_85">share</text:span><text:span text:style-name="T85_86">,<text:s/></text:span><text:span text:style-name="T85_87">create</text:span><text:span text:style-name="T85_88">,<text:s/></text:span><text:span text:style-name="T85_89">and</text:span><text:span text:style-name="T85_90">/</text:span><text:span text:style-name="T85_91">or</text:span><text:span text:style-name="T85_92"><text:s/></text:span><text:span text:style-name="T85_93">adapt</text:span><text:span text:style-name="T85_94"><text:s/></text:span><text:span text:style-name="T85_95">these</text:span><text:span text:style-name="T85_96"><text:s/></text:span><text:span text:style-name="T85_97">data</text:span><text:span text:style-name="T85_98">/</text:span><text:span text:style-name="T85_99">databases</text:span><text:span text:style-name="T85_100">.</text:span></text:p>
      <text:p text:style-name="P86"/>
      <text:p text:style-name="P87"><text:span text:style-name="T87_1">[</text:span><text:span text:style-name="T87_2">If</text:span><text:span text:style-name="T87_3"><text:s/></text:span><text:span text:style-name="T87_4">sensitive</text:span><text:span text:style-name="T87_5"><text:s/></text:span><text:span text:style-name="T87_6">or</text:span><text:span text:style-name="T87_7"><text:s/></text:span><text:span text:style-name="T87_8">personally</text:span><text:span text:style-name="T87_9">-</text:span><text:span text:style-name="T87_10">identifiable</text:span><text:span text:style-name="T87_11"><text:s/></text:span><text:span text:style-name="T87_12">information</text:span><text:span text:style-name="T87_13"><text:s/></text:span><text:span text:style-name="T87_14">is</text:span><text:span text:style-name="T87_15"><text:s/></text:span><text:span text:style-name="T87_16">used</text:span><text:span text:style-name="T87_17">,<text:s/></text:span><text:span text:style-name="T87_18">include</text:span><text:span text:style-name="T87_19"><text:s/></text:span><text:span text:style-name="T87_20">this</text:span><text:span text:style-name="T87_21"><text:s/></text:span><text:span text:style-name="T87_22">instead</text:span><text:span text:style-name="T87_23">:]</text:span></text:p>
      <text:p text:style-name="P88"/>
      <text:p text:style-name="P89"><text:span text:style-name="T89_1">Results</text:span><text:span text:style-name="T89_2">,<text:s/></text:span><text:span text:style-name="T89_3">data</text:span><text:span text:style-name="T89_4">,<text:s/></text:span><text:span text:style-name="T89_5">and</text:span><text:span text:style-name="T89_6"><text:s/></text:span><text:span text:style-name="T89_7">collections</text:span><text:span text:style-name="T89_8"><text:s/></text:span><text:span text:style-name="T89_9">will</text:span><text:span text:style-name="T89_10"><text:s/></text:span><text:span text:style-name="T89_11">be</text:span><text:span text:style-name="T89_12"><text:s/></text:span><text:span text:style-name="T89_13">made</text:span><text:span text:style-name="T89_14"><text:s/></text:span><text:span text:style-name="T89_15">available</text:span><text:span text:style-name="T89_16"><text:s/></text:span><text:span text:style-name="T89_17">to</text:span><text:span text:style-name="T89_18"><text:s/></text:span><text:span text:style-name="T89_19">other</text:span><text:span text:style-name="T89_20"><text:s/></text:span><text:span text:style-name="T89_21">researchers</text:span><text:span text:style-name="T89_22"><text:s/></text:span><text:span text:style-name="T89_23">in</text:span><text:span text:style-name="T89_24"><text:s/></text:span><text:span text:style-name="T89_25">a</text:span><text:span text:style-name="T89_26"><text:s/></text:span><text:span text:style-name="T89_27">timely</text:span><text:span text:style-name="T89_28"><text:s/></text:span><text:span text:style-name="T89_29">basis</text:span><text:span text:style-name="T89_30"><text:s/></text:span><text:span text:style-name="T89_31">with</text:span><text:span text:style-name="T89_32"><text:s/>[</text:span><text:span text:style-name="T89_33">EXAMPLE</text:span><text:span text:style-name="T89_34">]<text:s/></text:span><text:span text:style-name="T89_35">limitations</text:span><text:span text:style-name="T89_36">.<text:s/></text:span><text:span text:style-name="T89_37">Sensitive</text:span><text:span text:style-name="T89_38"><text:s/></text:span><text:span text:style-name="T89_39">and</text:span><text:span text:style-name="T89_40"><text:s/></text:span><text:span text:style-name="T89_41">confidential</text:span><text:span text:style-name="T89_42"><text:s/></text:span><text:span text:style-name="T89_43">data</text:span><text:span text:style-name="T89_44"><text:s/></text:span><text:span text:style-name="T89_45">collected</text:span><text:span text:style-name="T89_46"><text:s/></text:span><text:span text:style-name="T89_47">will</text:span><text:span text:style-name="T89_48"><text:s/></text:span><text:span text:style-name="T89_49">be</text:span><text:span text:style-name="T89_50"><text:s/></text:span><text:span text:style-name="T89_51">treated</text:span><text:span text:style-name="T89_52"><text:s/></text:span><text:span text:style-name="T89_53">following</text:span><text:span text:style-name="T89_54"><text:s/>[</text:span><text:span text:style-name="T89_55">HIPAA</text:span><text:span text:style-name="T89_56">/</text:span><text:span text:style-name="T89_57">IRB</text:span><text:span text:style-name="T89_58">]<text:s/></text:span><text:span text:style-name="T89_59">regulations</text:span><text:span text:style-name="T89_60">,<text:s/></text:span><text:span text:style-name="T89_61">and</text:span><text:span text:style-name="T89_62"><text:s/></text:span><text:span text:style-name="T89_63">an</text:span><text:span text:style-name="T89_64"><text:s/></text:span><text:span text:style-name="T89_65">added</text:span><text:span text:style-name="T89_66"><text:s/></text:span><text:span text:style-name="T89_67">layer</text:span><text:span text:style-name="T89_68"><text:s/></text:span><text:span text:style-name="T89_69">of</text:span><text:span text:style-name="T89_70"><text:s/></text:span><text:span text:style-name="T89_71">security</text:span><text:span text:style-name="T89_72"><text:s/></text:span><text:span text:style-name="T89_73">will</text:span><text:span text:style-name="T89_74"><text:s/></text:span><text:span text:style-name="T89_75">be</text:span><text:span text:style-name="T89_76"><text:s/></text:span><text:span text:style-name="T89_77">implemented</text:span><text:span text:style-name="T89_78"><text:s/></text:span><text:span text:style-name="T89_79">using</text:span><text:span text:style-name="T89_80"><text:s/>[</text:span><text:span text:style-name="T89_81">strategies</text:span><text:span text:style-name="T89_82"><text:s/></text:span><text:span text:style-name="T89_83">such</text:span><text:span text:style-name="T89_84"><text:s/></text:span><text:span text:style-name="T89_85">as</text:span><text:span text:style-name="T89_86"><text:s/></text:span><text:span text:style-name="T89_87">data</text:span><text:span text:style-name="T89_88"><text:s/></text:span><text:span text:style-name="T89_89">encryption</text:span><text:span text:style-name="T89_90">,<text:s/></text:span><text:span text:style-name="T89_91">restricted</text:span><text:span text:style-name="T89_92"><text:s/></text:span><text:span text:style-name="T89_93">access</text:span><text:span text:style-name="T89_94">,<text:s/></text:span><text:span text:style-name="T89_95">or</text:span><text:span text:style-name="T89_96"><text:s/></text:span><text:span text:style-name="T89_97">the</text:span><text:span text:style-name="T89_98"><text:s/></text:span><text:span text:style-name="T89_99">separation</text:span><text:span text:style-name="T89_100"><text:s/></text:span><text:span text:style-name="T89_101">of</text:span><text:span text:style-name="T89_102"><text:s/></text:span><text:span text:style-name="T89_103">identifiable</text:span><text:span text:style-name="T89_104"><text:s/></text:span><text:span text:style-name="T89_105">data</text:span><text:span text:style-name="T89_106">].<text:s/></text:span><text:span text:style-name="T89_107">Under</text:span><text:span text:style-name="T89_108"><text:s/></text:span><text:span text:style-name="T89_109">the</text:span><text:span text:style-name="T89_110"><text:s/></text:span><text:span text:style-name="T89_111">terms</text:span><text:span text:style-name="T89_112"><text:s/></text:span><text:span text:style-name="T89_113">of</text:span><text:span text:style-name="T89_114"><text:s/></text:span><text:span text:style-name="T89_115">the</text:span><text:span text:style-name="T89_116"><text:s/>[</text:span><text:span text:style-name="T89_117">Open</text:span><text:span text:style-name="T89_118"><text:s/></text:span><text:span text:style-name="T89_119">Data</text:span><text:span text:style-name="T89_120"><text:s/></text:span><text:span text:style-name="T89_121">Commons</text:span><text:span text:style-name="T89_122"><text:s/></text:span><text:span text:style-name="T89_123">Public</text:span><text:span text:style-name="T89_124"><text:s/></text:span><text:span text:style-name="T89_125">Domain</text:span><text:span text:style-name="T89_126"><text:s/></text:span><text:span text:style-name="T89_127">Dedication</text:span><text:span text:style-name="T89_128"><text:s/></text:span><text:span text:style-name="T89_129">and</text:span><text:span text:style-name="T89_130"><text:s/></text:span><text:span text:style-name="T89_131">License</text:span><text:span text:style-name="T89_132"><text:s/>(</text:span><text:span text:style-name="T89_133">PDDL</text:span><text:span text:style-name="T89_134">;<text:s/></text:span><text:span text:style-name="T89_135">http</text:span><text:span text:style-name="T89_136">://</text:span><text:span text:style-name="T89_137">www</text:span><text:span text:style-name="T89_138">.</text:span><text:span text:style-name="T89_139">opendatacommons</text:span><text:span text:style-name="T89_140">.</text:span><text:span text:style-name="T89_141">org</text:span><text:span text:style-name="T89_142">/</text:span><text:span text:style-name="T89_143">licenses</text:span><text:span text:style-name="T89_144">/</text:span><text:span text:style-name="T89_145">pddl</text:span><text:span text:style-name="T89_146">/1-0/)],<text:s/></text:span><text:span text:style-name="T89_147">users</text:span><text:span text:style-name="T89_148"><text:s/></text:span><text:span text:style-name="T89_149">may</text:span><text:span text:style-name="T89_150"><text:s/></text:span><text:span text:style-name="T89_151">share</text:span><text:span text:style-name="T89_152">,<text:s/></text:span><text:span text:style-name="T89_153">create</text:span><text:span text:style-name="T89_154">,<text:s/></text:span><text:span text:style-name="T89_155">and</text:span><text:span text:style-name="T89_156">/</text:span><text:span text:style-name="T89_157">or</text:span><text:span text:style-name="T89_158"><text:s/></text:span><text:span text:style-name="T89_159">adapt</text:span><text:span text:style-name="T89_160"><text:s/></text:span><text:span text:style-name="T89_161">data</text:span><text:span text:style-name="T89_162">/</text:span><text:span text:style-name="T89_163">databases</text:span><text:span text:style-name="T89_164"><text:s/></text:span><text:span text:style-name="T89_165">made</text:span><text:span text:style-name="T89_166"><text:s/></text:span><text:span text:style-name="T89_167">freely</text:span><text:span text:style-name="T89_168"><text:s/></text:span><text:span text:style-name="T89_169">available</text:span><text:span text:style-name="T89_170">.</text:span></text:p>
      <text:h text:style-name="P90" text:outline-level="10"><text:bookmark-start text:name="h.wlgdqkksqezn"/><text:bookmark-end text:name="h.wlgdqkksqezn"/><text:span text:style-name="T90_1">Data</text:span><text:span text:style-name="T90_2"><text:s/></text:span><text:span text:style-name="T90_3">Archiving</text:span><text:span text:style-name="T90_4"><text:s/></text:span><text:span text:style-name="T90_5">and</text:span><text:span text:style-name="T90_6"><text:s/></text:span><text:span text:style-name="T90_7">Preservation</text:span></text:h>
      <text:p text:style-name="P91"><text:span text:style-name="T91_1">To</text:span><text:span text:style-name="T91_2"><text:s/></text:span><text:span text:style-name="T91_3">increase</text:span><text:span text:style-name="T91_4"><text:s/></text:span><text:span text:style-name="T91_5">access</text:span><text:span text:style-name="T91_6"><text:s/></text:span><text:span text:style-name="T91_7">to</text:span><text:span text:style-name="T91_8"><text:s/></text:span><text:span text:style-name="T91_9">the</text:span><text:span text:style-name="T91_10"><text:s/></text:span><text:span text:style-name="T91_11">published</text:span><text:span text:style-name="T91_12"><text:s/></text:span><text:span text:style-name="T91_13">research</text:span><text:span text:style-name="T91_14"><text:s/></text:span><text:span text:style-name="T91_15">that</text:span><text:span text:style-name="T91_16"><text:s/></text:span><text:span text:style-name="T91_17">has</text:span><text:span text:style-name="T91_18"><text:s/></text:span><text:span text:style-name="T91_19">been</text:span><text:span text:style-name="T91_20"><text:s/></text:span><text:span text:style-name="T91_21">funded</text:span><text:span text:style-name="T91_22">,<text:s/></text:span><text:span text:style-name="T91_23">the</text:span><text:span text:style-name="T91_24"><text:s/></text:span><text:span text:style-name="T91_25">research</text:span><text:span text:style-name="T91_26"><text:s/></text:span><text:span text:style-name="T91_27">collaborators</text:span><text:span text:style-name="T91_28"><text:s/></text:span><text:span text:style-name="T91_29">will</text:span><text:span text:style-name="T91_30"><text:s/></text:span><text:span text:style-name="T91_31">deposit</text:span><text:span text:style-name="T91_32"><text:s/></text:span><text:span text:style-name="T91_33">peer</text:span><text:span text:style-name="T91_34">-</text:span><text:span text:style-name="T91_35">reviewed</text:span><text:span text:style-name="T91_36"><text:s/></text:span><text:span text:style-name="T91_37">or</text:span><text:span text:style-name="T91_38"><text:s/></text:span><text:span text:style-name="T91_39">pre</text:span><text:span text:style-name="T91_40">-</text:span><text:span text:style-name="T91_41">print</text:span><text:span text:style-name="T91_42"><text:s/></text:span><text:span text:style-name="T91_43">manuscripts</text:span><text:span text:style-name="T91_44"><text:s/>(</text:span><text:span text:style-name="T91_45">with</text:span><text:span text:style-name="T91_46"><text:s/></text:span><text:span text:style-name="T91_47">linked</text:span><text:span text:style-name="T91_48"><text:s/></text:span><text:span text:style-name="T91_49">supporting</text:span><text:span text:style-name="T91_50"><text:s/></text:span><text:span text:style-name="T91_51">data</text:span><text:span text:style-name="T91_52"><text:s/></text:span><text:span text:style-name="T91_53">where</text:span><text:span text:style-name="T91_54"><text:s/></text:span><text:span text:style-name="T91_55">possible</text:span><text:span text:style-name="T91_56">)<text:s/></text:span><text:span text:style-name="T91_57">in</text:span><text:span text:style-name="T91_58"><text:s/></text:span><text:span text:style-name="T91_59">the</text:span><text:span text:style-name="T91_60"><text:s/>[</text:span><text:span text:style-name="T91_61">Open</text:span><text:span text:style-name="T91_62">@</text:span><text:span text:style-name="T91_63">BU</text:span><text:span text:style-name="T91_64">]<text:s/></text:span><text:span text:style-name="T91_65">institutional</text:span><text:span text:style-name="T91_66"><text:s/></text:span><text:span text:style-name="T91_67">repository</text:span><text:span text:style-name="T91_68">.<text:s/></text:span><text:span text:style-name="T91_69">Other</text:span><text:span text:style-name="T91_70"><text:s/></text:span><text:span text:style-name="T91_71">works</text:span><text:span text:style-name="T91_72">,<text:s/></text:span><text:span text:style-name="T91_73">including</text:span><text:span text:style-name="T91_74"><text:s/></text:span><text:span text:style-name="T91_75">presentations</text:span><text:span text:style-name="T91_76"><text:s/></text:span><text:span text:style-name="T91_77">and</text:span><text:span text:style-name="T91_78"><text:s/></text:span><text:span text:style-name="T91_79">white</text:span><text:span text:style-name="T91_80"><text:s/></text:span><text:span text:style-name="T91_81">papers</text:span><text:span text:style-name="T91_82">,<text:s/></text:span><text:span text:style-name="T91_83">will</text:span><text:span text:style-name="T91_84"><text:s/></text:span><text:span text:style-name="T91_85">also</text:span><text:span text:style-name="T91_86"><text:s/></text:span><text:span text:style-name="T91_87">be</text:span><text:span text:style-name="T91_88"><text:s/></text:span><text:span text:style-name="T91_89">made</text:span><text:span text:style-name="T91_90"><text:s/></text:span><text:span text:style-name="T91_91">accessible</text:span><text:span text:style-name="T91_92"><text:s/></text:span><text:span text:style-name="T91_93">via</text:span><text:span text:style-name="T91_94"><text:s/></text:span><text:span text:style-name="T91_95">the</text:span><text:span text:style-name="T91_96"><text:s/>[</text:span><text:span text:style-name="T91_97">Open</text:span><text:span text:style-name="T91_98">@</text:span><text:span text:style-name="T91_99">BU</text:span><text:span text:style-name="T91_100">]<text:s/></text:span><text:span text:style-name="T91_101">institutional</text:span><text:span text:style-name="T91_102"><text:s/></text:span><text:span text:style-name="T91_103">repository</text:span><text:span text:style-name="T91_104">.</text:span></text:p>
      <text:p text:style-name="P92"/>
      <text:p text:style-name="P93"><text:span text:style-name="T93_1">Digital</text:span><text:span text:style-name="T93_2"><text:s/></text:span><text:span text:style-name="T93_3">data</text:span><text:span text:style-name="T93_4"><text:s/></text:span><text:span text:style-name="T93_5">will</text:span><text:span text:style-name="T93_6"><text:s/></text:span><text:span text:style-name="T93_7">be</text:span><text:span text:style-name="T93_8"><text:s/></text:span><text:span text:style-name="T93_9">stored</text:span><text:span text:style-name="T93_10"><text:s/></text:span><text:span text:style-name="T93_11">using</text:span><text:span text:style-name="T93_12"><text:s/></text:span><text:span text:style-name="T93_13">the</text:span><text:span text:style-name="T93_14"><text:s/>[</text:span><text:span text:style-name="T93_15">Boston</text:span><text:span text:style-name="T93_16"><text:s/></text:span><text:span text:style-name="T93_17">University</text:span><text:span text:style-name="T93_18"><text:s/></text:span><text:span text:style-name="T93_19">storage</text:span><text:span text:style-name="T93_20"><text:s/></text:span><text:span text:style-name="T93_21">archive</text:span><text:span text:style-name="T93_22">/3</text:span><text:span text:style-name="T93_23">rd</text:span><text:span text:style-name="T93_24"><text:s/></text:span><text:span text:style-name="T93_25">party</text:span><text:span text:style-name="T93_26">].<text:s/></text:span><text:span text:style-name="T93_27">Data</text:span><text:span text:style-name="T93_28"><text:s/></text:span><text:span text:style-name="T93_29">stored</text:span><text:span text:style-name="T93_30"><text:s/></text:span><text:span text:style-name="T93_31">on</text:span><text:span text:style-name="T93_32"><text:s/></text:span><text:span text:style-name="T93_33">the</text:span><text:span text:style-name="T93_34"><text:s/></text:span><text:span text:style-name="T93_35">SDA</text:span><text:span text:style-name="T93_36"><text:s/></text:span><text:span text:style-name="T93_37">that</text:span><text:span text:style-name="T93_38"><text:s/></text:span><text:span text:style-name="T93_39">will</text:span><text:span text:style-name="T93_40"><text:s/></text:span><text:span text:style-name="T93_41">be</text:span><text:span text:style-name="T93_42"><text:s/></text:span><text:span text:style-name="T93_43">made</text:span><text:span text:style-name="T93_44"><text:s/></text:span><text:span text:style-name="T93_45">freely</text:span><text:span text:style-name="T93_46"><text:s/></text:span><text:span text:style-name="T93_47">available</text:span><text:span text:style-name="T93_48"><text:s/></text:span><text:span text:style-name="T93_49">will</text:span><text:span text:style-name="T93_50"><text:s/></text:span><text:span text:style-name="T93_51">be</text:span><text:span text:style-name="T93_52"><text:s/></text:span><text:span text:style-name="T93_53">archived</text:span><text:span text:style-name="T93_54"><text:s/></text:span><text:span text:style-name="T93_55">in</text:span><text:span text:style-name="T93_56"><text:s/></text:span><text:span text:style-name="T93_57">the</text:span><text:span text:style-name="T93_58"><text:s/>[</text:span><text:span text:style-name="T93_59">Open</text:span><text:span text:style-name="T93_60">@</text:span><text:span text:style-name="T93_61">BU</text:span><text:span text:style-name="T93_62">]<text:s/></text:span><text:span text:style-name="T93_63">repository</text:span><text:span text:style-name="T93_64">,<text:s/></text:span><text:span text:style-name="T93_65">which</text:span><text:span text:style-name="T93_66"><text:s/></text:span><text:span text:style-name="T93_67">will</text:span><text:span text:style-name="T93_68"><text:s/></text:span><text:span text:style-name="T93_69">provide</text:span><text:span text:style-name="T93_70"><text:s/></text:span><text:span text:style-name="T93_71">a</text:span><text:span text:style-name="T93_72"><text:s/></text:span><text:span text:style-name="T93_73">user</text:span><text:span text:style-name="T93_74">-</text:span><text:span text:style-name="T93_75">friendly</text:span><text:span text:style-name="T93_76"><text:s/></text:span><text:span text:style-name="T93_77">interface</text:span><text:span text:style-name="T93_78"><text:s/></text:span><text:span text:style-name="T93_79">for</text:span><text:span text:style-name="T93_80"><text:s/></text:span><text:span text:style-name="T93_81">the</text:span><text:span text:style-name="T93_82"><text:s/></text:span><text:span text:style-name="T93_83">organization</text:span><text:span text:style-name="T93_84">,<text:s/></text:span><text:span text:style-name="T93_85">context</text:span><text:span text:style-name="T93_86">,<text:s/></text:span><text:span text:style-name="T93_87">and</text:span><text:span text:style-name="T93_88"><text:s/></text:span><text:span text:style-name="T93_89">discoverability</text:span><text:span text:style-name="T93_90"><text:s/></text:span><text:span text:style-name="T93_91">of</text:span><text:span text:style-name="T93_92"><text:s/></text:span><text:span text:style-name="T93_93">data</text:span><text:span text:style-name="T93_94">.<text:s/></text:span><text:span text:style-name="T93_95">This</text:span><text:span text:style-name="T93_96"><text:s/></text:span><text:span text:style-name="T93_97">combination</text:span><text:span text:style-name="T93_98"><text:s/></text:span><text:span text:style-name="T93_99">of</text:span><text:span text:style-name="T93_100"><text:s/></text:span><text:span text:style-name="T93_101">Open</text:span><text:span text:style-name="T93_102">@</text:span><text:span text:style-name="T93_103">BU</text:span><text:span text:style-name="T93_104">]<text:s/></text:span><text:span text:style-name="T93_105">and</text:span><text:span text:style-name="T93_106"><text:s/></text:span><text:span text:style-name="T93_107">the</text:span><text:span text:style-name="T93_108"><text:s/></text:span><text:span text:style-name="T93_109">SDA</text:span><text:span text:style-name="T93_110"><text:s/></text:span><text:span text:style-name="T93_111">provides</text:span><text:span text:style-name="T93_112"><text:s/></text:span><text:span text:style-name="T93_113">mirroring</text:span><text:span text:style-name="T93_114">,<text:s/></text:span><text:span text:style-name="T93_115">redundancy</text:span><text:span text:style-name="T93_116">,<text:s/></text:span><text:span text:style-name="T93_117">media</text:span><text:span text:style-name="T93_118"><text:s/></text:span><text:span text:style-name="T93_119">migration</text:span><text:span text:style-name="T93_120">,<text:s/></text:span><text:span text:style-name="T93_121">access</text:span><text:span text:style-name="T93_122"><text:s/></text:span><text:span text:style-name="T93_123">control</text:span><text:span text:style-name="T93_124">,<text:s/></text:span><text:span text:style-name="T93_125">file</text:span><text:span text:style-name="T93_126"><text:s/></text:span><text:span text:style-name="T93_127">integrity</text:span><text:span text:style-name="T93_128"><text:s/></text:span><text:span text:style-name="T93_129">validation</text:span><text:span text:style-name="T93_130">,<text:s/></text:span><text:span text:style-name="T93_131">embargoes</text:span><text:span text:style-name="T93_132">,<text:s/></text:span><text:span text:style-name="T93_133">and</text:span><text:span text:style-name="T93_134"><text:s/></text:span><text:span text:style-name="T93_135">other</text:span><text:span text:style-name="T93_136"><text:s/></text:span><text:span text:style-name="T93_137">security</text:span><text:span text:style-name="T93_138">-</text:span><text:span text:style-name="T93_139">based</text:span><text:span text:style-name="T93_140"><text:s/></text:span><text:span text:style-name="T93_141">services</text:span><text:span text:style-name="T93_142"><text:s/></text:span><text:span text:style-name="T93_143">that</text:span><text:span text:style-name="T93_144"><text:s/></text:span><text:span text:style-name="T93_145">ensure</text:span><text:span text:style-name="T93_146"><text:s/></text:span><text:span text:style-name="T93_147">the</text:span><text:span text:style-name="T93_148"><text:s/></text:span><text:span text:style-name="T93_149">data</text:span><text:span text:style-name="T93_150"><text:s/></text:span><text:span text:style-name="T93_151">are</text:span><text:span text:style-name="T93_152"><text:s/></text:span><text:span text:style-name="T93_153">appropriately</text:span><text:span text:style-name="T93_154"><text:s/></text:span><text:span text:style-name="T93_155">archived</text:span><text:span text:style-name="T93_156"><text:s/></text:span><text:span text:style-name="T93_157">for</text:span><text:span text:style-name="T93_158"><text:s/></text:span><text:span text:style-name="T93_159">the</text:span><text:span text:style-name="T93_160"><text:s/></text:span><text:span text:style-name="T93_161">life</text:span><text:span text:style-name="T93_162"><text:s/></text:span><text:span text:style-name="T93_163">of</text:span><text:span text:style-name="T93_164"><text:s/></text:span><text:span text:style-name="T93_165">the</text:span><text:span text:style-name="T93_166"><text:s/></text:span><text:span text:style-name="T93_167">project</text:span><text:span text:style-name="T93_168"><text:s/></text:span><text:span text:style-name="T93_169">and</text:span><text:span text:style-name="T93_170"><text:s/></text:span><text:span text:style-name="T93_171">beyond</text:span><text:span text:style-name="T93_172"><text:s/></text:span><text:span text:style-name="T93_173">the</text:span><text:span text:style-name="T93_174"><text:s/></text:span><text:span text:style-name="T93_175">project</text:span><text:span text:style-name="T93_176"><text:s/></text:span><text:span text:style-name="T93_177">if</text:span><text:span text:style-name="T93_178"><text:s/></text:span><text:span text:style-name="T93_179">necessary</text:span><text:span text:style-name="T93_180">.</text:span></text:p>
      <text:p text:style-name="P94"/>
      <text:h text:style-name="P95" text:outline-level="10"><text:bookmark-start text:name="h.jlyktz3ltycf"/><text:bookmark-end text:name="h.jlyktz3ltycf"/><text:span text:style-name="T95_1">Section</text:span><text:span text:style-name="T95_2"><text:s/>3:<text:s/></text:span><text:span text:style-name="T95_3">Additional</text:span><text:span text:style-name="T95_4"><text:s/></text:span><text:span text:style-name="T95_5">Resources</text:span></text:h>
      <text:p text:style-name="P96"><text:span text:style-name="T96_1">General</text:span><text:span text:style-name="T96_2"><text:s/></text:span><text:span text:style-name="T96_3">Resources</text:span><text:span text:style-name="T96_4"><text:s/></text:span><text:span text:style-name="T96_5">on</text:span><text:span text:style-name="T96_6"><text:s/></text:span><text:span text:style-name="T96_7">Data</text:span><text:span text:style-name="T96_8"><text:s/></text:span><text:span text:style-name="T96_9">Management</text:span><text:span text:style-name="T96_10"><text:s/></text:span><text:span text:style-name="T96_11">Plans</text:span></text:p>
      <text:list text:style-name="LS7" xml:id="list34">
        <text:list-item>
          <text:p text:style-name="P97"><text:span text:style-name="T97_1"><text:a xlink:type="simple" xlink:href="http://www.nsf.gov/bfa/dias/policy/dmpfaqs.jsp"><text:span text:style-name="T97_2">NSF</text:span></text:a></text:span><text:span text:style-name="T97_3"><text:a xlink:type="simple" xlink:href="http://www.nsf.gov/bfa/dias/policy/dmpfaqs.jsp"><text:span text:style-name="T97_4"><text:s/></text:span></text:a></text:span><text:span text:style-name="T97_5"><text:a xlink:type="simple" xlink:href="http://www.nsf.gov/bfa/dias/policy/dmpfaqs.jsp"><text:span text:style-name="T97_6">Data</text:span></text:a></text:span><text:span text:style-name="T97_7"><text:a xlink:type="simple" xlink:href="http://www.nsf.gov/bfa/dias/policy/dmpfaqs.jsp"><text:span text:style-name="T97_8"><text:s/></text:span></text:a></text:span><text:span text:style-name="T97_9"><text:a xlink:type="simple" xlink:href="http://www.nsf.gov/bfa/dias/policy/dmpfaqs.jsp"><text:span text:style-name="T97_10">Management</text:span></text:a></text:span><text:span text:style-name="T97_11"><text:a xlink:type="simple" xlink:href="http://www.nsf.gov/bfa/dias/policy/dmpfaqs.jsp"><text:span text:style-name="T97_12"><text:s/></text:span></text:a></text:span><text:span text:style-name="T97_13"><text:a xlink:type="simple" xlink:href="http://www.nsf.gov/bfa/dias/policy/dmpfaqs.jsp"><text:span text:style-name="T97_14">FAQ</text:span></text:a></text:span></text:p>
        </text:list-item>
        <text:list-item>
          <text:p text:style-name="P98"><text:span text:style-name="T98_1"><text:a xlink:type="simple" xlink:href="http://www.nsf.gov/pubs/policydocs/pappguide/nsf15001/gpg_2.jsp#dmp"><text:span text:style-name="T98_2">NSF</text:span></text:a></text:span><text:span text:style-name="T98_3"><text:a xlink:type="simple" xlink:href="http://www.nsf.gov/pubs/policydocs/pappguide/nsf15001/gpg_2.jsp#dmp"><text:span text:style-name="T98_4"><text:s/></text:span></text:a></text:span><text:span text:style-name="T98_5"><text:a xlink:type="simple" xlink:href="http://www.nsf.gov/pubs/policydocs/pappguide/nsf15001/gpg_2.jsp#dmp"><text:span text:style-name="T98_6">Grant</text:span></text:a></text:span><text:span text:style-name="T98_7"><text:a xlink:type="simple" xlink:href="http://www.nsf.gov/pubs/policydocs/pappguide/nsf15001/gpg_2.jsp#dmp"><text:span text:style-name="T98_8"><text:s/></text:span></text:a></text:span><text:span text:style-name="T98_9"><text:a xlink:type="simple" xlink:href="http://www.nsf.gov/pubs/policydocs/pappguide/nsf15001/gpg_2.jsp#dmp"><text:span text:style-name="T98_10">Proposal</text:span></text:a></text:span><text:span text:style-name="T98_11"><text:a xlink:type="simple" xlink:href="http://www.nsf.gov/pubs/policydocs/pappguide/nsf15001/gpg_2.jsp#dmp"><text:span text:style-name="T98_12"><text:s/></text:span></text:a></text:span><text:span text:style-name="T98_13"><text:a xlink:type="simple" xlink:href="http://www.nsf.gov/pubs/policydocs/pappguide/nsf15001/gpg_2.jsp#dmp"><text:span text:style-name="T98_14">Guide</text:span></text:a></text:span><text:span text:style-name="T98_15"><text:a xlink:type="simple" xlink:href="http://www.nsf.gov/pubs/policydocs/pappguide/nsf15001/gpg_2.jsp#dmp"><text:span text:style-name="T98_16"><text:s/></text:span></text:a></text:span><text:span text:style-name="T98_17"><text:a xlink:type="simple" xlink:href="http://www.nsf.gov/pubs/policydocs/pappguide/nsf15001/gpg_2.jsp#dmp"><text:span text:style-name="T98_18">on</text:span></text:a></text:span><text:span text:style-name="T98_19"><text:a xlink:type="simple" xlink:href="http://www.nsf.gov/pubs/policydocs/pappguide/nsf15001/gpg_2.jsp#dmp"><text:span text:style-name="T98_20"><text:s/></text:span></text:a></text:span><text:span text:style-name="T98_21"><text:a xlink:type="simple" xlink:href="http://www.nsf.gov/pubs/policydocs/pappguide/nsf15001/gpg_2.jsp#dmp"><text:span text:style-name="T98_22">DMPs</text:span></text:a></text:span></text:p>
        </text:list-item>
        <text:list-item>
          <text:p text:style-name="P99"><text:span text:style-name="T99_1"><text:a xlink:type="simple" xlink:href="http://www.bu.edu/datamanagement/outline/"><text:span text:style-name="T99_2">BU</text:span></text:a></text:span><text:span text:style-name="T99_3"><text:a xlink:type="simple" xlink:href="http://www.bu.edu/datamanagement/outline/"><text:span text:style-name="T99_4"><text:s/></text:span></text:a></text:span><text:span text:style-name="T99_5"><text:a xlink:type="simple" xlink:href="http://www.bu.edu/datamanagement/outline/"><text:span text:style-name="T99_6">Data</text:span></text:a></text:span><text:span text:style-name="T99_7"><text:a xlink:type="simple" xlink:href="http://www.bu.edu/datamanagement/outline/"><text:span text:style-name="T99_8"><text:s/></text:span></text:a></text:span><text:span text:style-name="T99_9"><text:a xlink:type="simple" xlink:href="http://www.bu.edu/datamanagement/outline/"><text:span text:style-name="T99_10">Management</text:span></text:a></text:span><text:span text:style-name="T99_11"><text:a xlink:type="simple" xlink:href="http://www.bu.edu/datamanagement/outline/"><text:span text:style-name="T99_12"><text:s/></text:span></text:a></text:span><text:span text:style-name="T99_13"><text:a xlink:type="simple" xlink:href="http://www.bu.edu/datamanagement/outline/"><text:span text:style-name="T99_14">Plans</text:span></text:a></text:span><text:span text:style-name="T99_15"><text:a xlink:type="simple" xlink:href="http://www.bu.edu/datamanagement/outline/"><text:span text:style-name="T99_16"><text:s/></text:span></text:a></text:span><text:span text:style-name="T99_17"><text:a xlink:type="simple" xlink:href="http://www.bu.edu/datamanagement/outline/"><text:span text:style-name="T99_18">and</text:span></text:a></text:span><text:span text:style-name="T99_19"><text:a xlink:type="simple" xlink:href="http://www.bu.edu/datamanagement/outline/"><text:span text:style-name="T99_20"><text:s/></text:span></text:a></text:span><text:span text:style-name="T99_21"><text:a xlink:type="simple" xlink:href="http://www.bu.edu/datamanagement/outline/"><text:span text:style-name="T99_22">Resources</text:span></text:a></text:span></text:p>
        </text:list-item>
        <text:list-item>
          <text:p text:style-name="P100"><text:span text:style-name="T100_1"><text:a xlink:type="simple" xlink:href="http://www.dataone.org/best-practices/revisit-data-management-plan-throughout-project-life-cycle"><text:span text:style-name="T100_2">DataONE</text:span></text:a></text:span><text:span text:style-name="T100_3"><text:a xlink:type="simple" xlink:href="http://www.dataone.org/best-practices/revisit-data-management-plan-throughout-project-life-cycle"><text:span text:style-name="T100_4"><text:s/></text:span></text:a></text:span><text:span text:style-name="T100_5"><text:a xlink:type="simple" xlink:href="http://www.dataone.org/best-practices/revisit-data-management-plan-throughout-project-life-cycle"><text:span text:style-name="T100_6">Best</text:span></text:a></text:span><text:span text:style-name="T100_7"><text:a xlink:type="simple" xlink:href="http://www.dataone.org/best-practices/revisit-data-management-plan-throughout-project-life-cycle"><text:span text:style-name="T100_8"><text:s/></text:span></text:a></text:span><text:span text:style-name="T100_9"><text:a xlink:type="simple" xlink:href="http://www.dataone.org/best-practices/revisit-data-management-plan-throughout-project-life-cycle"><text:span text:style-name="T100_10">Practice</text:span></text:a></text:span><text:span text:style-name="T100_11"><text:a xlink:type="simple" xlink:href="http://www.dataone.org/best-practices/revisit-data-management-plan-throughout-project-life-cycle"><text:span text:style-name="T100_12">:<text:s/></text:span></text:a></text:span><text:span text:style-name="T100_13"><text:a xlink:type="simple" xlink:href="http://www.dataone.org/best-practices/revisit-data-management-plan-throughout-project-life-cycle"><text:span text:style-name="T100_14">Revisit</text:span></text:a></text:span><text:span text:style-name="T100_15"><text:a xlink:type="simple" xlink:href="http://www.dataone.org/best-practices/revisit-data-management-plan-throughout-project-life-cycle"><text:span text:style-name="T100_16"><text:s/></text:span></text:a></text:span><text:span text:style-name="T100_17"><text:a xlink:type="simple" xlink:href="http://www.dataone.org/best-practices/revisit-data-management-plan-throughout-project-life-cycle"><text:span text:style-name="T100_18">Data</text:span></text:a></text:span><text:span text:style-name="T100_19"><text:a xlink:type="simple" xlink:href="http://www.dataone.org/best-practices/revisit-data-management-plan-throughout-project-life-cycle"><text:span text:style-name="T100_20"><text:s/></text:span></text:a></text:span><text:span text:style-name="T100_21"><text:a xlink:type="simple" xlink:href="http://www.dataone.org/best-practices/revisit-data-management-plan-throughout-project-life-cycle"><text:span text:style-name="T100_22">Management</text:span></text:a></text:span><text:span text:style-name="T100_23"><text:a xlink:type="simple" xlink:href="http://www.dataone.org/best-practices/revisit-data-management-plan-throughout-project-life-cycle"><text:span text:style-name="T100_24"><text:s/></text:span></text:a></text:span><text:span text:style-name="T100_25"><text:a xlink:type="simple" xlink:href="http://www.dataone.org/best-practices/revisit-data-management-plan-throughout-project-life-cycle"><text:span text:style-name="T100_26">Plan</text:span></text:a></text:span><text:span text:style-name="T100_27"><text:a xlink:type="simple" xlink:href="http://www.dataone.org/best-practices/revisit-data-management-plan-throughout-project-life-cycle"><text:span text:style-name="T100_28"><text:s/></text:span></text:a></text:span><text:span text:style-name="T100_29"><text:a xlink:type="simple" xlink:href="http://www.dataone.org/best-practices/revisit-data-management-plan-throughout-project-life-cycle"><text:span text:style-name="T100_30">Throughout</text:span></text:a></text:span><text:span text:style-name="T100_31"><text:a xlink:type="simple" xlink:href="http://www.dataone.org/best-practices/revisit-data-management-plan-throughout-project-life-cycle"><text:span text:style-name="T100_32"><text:s/></text:span></text:a></text:span><text:span text:style-name="T100_33"><text:a xlink:type="simple" xlink:href="http://www.dataone.org/best-practices/revisit-data-management-plan-throughout-project-life-cycle"><text:span text:style-name="T100_34">the</text:span></text:a></text:span><text:span text:style-name="T100_35"><text:a xlink:type="simple" xlink:href="http://www.dataone.org/best-practices/revisit-data-management-plan-throughout-project-life-cycle"><text:span text:style-name="T100_36"><text:s/></text:span></text:a></text:span><text:span text:style-name="T100_37"><text:a xlink:type="simple" xlink:href="http://www.dataone.org/best-practices/revisit-data-management-plan-throughout-project-life-cycle"><text:span text:style-name="T100_38">Project</text:span></text:a></text:span><text:span text:style-name="T100_39"><text:a xlink:type="simple" xlink:href="http://www.dataone.org/best-practices/revisit-data-management-plan-throughout-project-life-cycle"><text:span text:style-name="T100_40"><text:s/></text:span></text:a></text:span><text:span text:style-name="T100_41"><text:a xlink:type="simple" xlink:href="http://www.dataone.org/best-practices/revisit-data-management-plan-throughout-project-life-cycle"><text:span text:style-name="T100_42">Life</text:span></text:a></text:span><text:span text:style-name="T100_43"><text:a xlink:type="simple" xlink:href="http://www.dataone.org/best-practices/revisit-data-management-plan-throughout-project-life-cycle"><text:span text:style-name="T100_44"><text:s/></text:span></text:a></text:span><text:span text:style-name="T100_45"><text:a xlink:type="simple" xlink:href="http://www.dataone.org/best-practices/revisit-data-management-plan-throughout-project-life-cycle"><text:span text:style-name="T100_46">Cycle</text:span></text:a></text:span></text:p>
        </text:list-item>
      </text:list>
      <text:p text:style-name="P101"/>
      <text:p text:style-name="P102"><text:span text:style-name="T102_1">Defining</text:span><text:span text:style-name="T102_2"><text:s/></text:span><text:span text:style-name="T102_3">Data</text:span><text:span text:style-name="T102_4"><text:s/></text:span><text:span text:style-name="T102_5">and</text:span><text:span text:style-name="T102_6"><text:s/></text:span><text:span text:style-name="T102_7">Metadata</text:span></text:p>
      <text:list text:style-name="LS7" xml:id="list38">
        <text:list-item>
          <text:p text:style-name="P103"><text:span text:style-name="T103_1"><text:a xlink:type="simple" xlink:href="http://www.bu.edu/datamanagement/background/whatisdata/"><text:span text:style-name="T103_2">What</text:span></text:a></text:span><text:span text:style-name="T103_3"><text:a xlink:type="simple" xlink:href="http://www.bu.edu/datamanagement/background/whatisdata/"><text:span text:style-name="T103_4"><text:s/></text:span></text:a></text:span><text:span text:style-name="T103_5"><text:a xlink:type="simple" xlink:href="http://www.bu.edu/datamanagement/background/whatisdata/"><text:span text:style-name="T103_6">is</text:span></text:a></text:span><text:span text:style-name="T103_7"><text:a xlink:type="simple" xlink:href="http://www.bu.edu/datamanagement/background/whatisdata/"><text:span text:style-name="T103_8"><text:s/></text:span></text:a></text:span><text:span text:style-name="T103_9"><text:a xlink:type="simple" xlink:href="http://www.bu.edu/datamanagement/background/whatisdata/"><text:span text:style-name="T103_10">data</text:span></text:a></text:span><text:span text:style-name="T103_11"><text:a xlink:type="simple" xlink:href="http://www.bu.edu/datamanagement/background/whatisdata/"><text:span text:style-name="T103_12">?</text:span></text:a></text:span></text:p>
        </text:list-item>
        <text:list-item>
          <text:p text:style-name="P104"><text:span text:style-name="T104_1"><text:a xlink:type="simple" xlink:href="http://www.bu.edu/datamanagement/outline/elements/metadata/"><text:span text:style-name="T104_2">What</text:span></text:a></text:span><text:span text:style-name="T104_3"><text:a xlink:type="simple" xlink:href="http://www.bu.edu/datamanagement/outline/elements/metadata/"><text:span text:style-name="T104_4"><text:s/></text:span></text:a></text:span><text:span text:style-name="T104_5"><text:a xlink:type="simple" xlink:href="http://www.bu.edu/datamanagement/outline/elements/metadata/"><text:span text:style-name="T104_6">are</text:span></text:a></text:span><text:span text:style-name="T104_7"><text:a xlink:type="simple" xlink:href="http://www.bu.edu/datamanagement/outline/elements/metadata/"><text:span text:style-name="T104_8"><text:s/></text:span></text:a></text:span><text:span text:style-name="T104_9"><text:a xlink:type="simple" xlink:href="http://www.bu.edu/datamanagement/outline/elements/metadata/"><text:span text:style-name="T104_10">metadata</text:span></text:a></text:span><text:span text:style-name="T104_11"><text:a xlink:type="simple" xlink:href="http://www.bu.edu/datamanagement/outline/elements/metadata/"><text:span text:style-name="T104_12">?</text:span></text:a></text:span></text:p>
        </text:list-item>
        <text:list-item>
          <text:p text:style-name="P105"><text:span text:style-name="T105_1"><text:a xlink:type="simple" xlink:href="http://www.dataone.org/best-practices/define-expected-data-outcomes-and-types"><text:span text:style-name="T105_2">DataONE</text:span></text:a></text:span><text:span text:style-name="T105_3"><text:a xlink:type="simple" xlink:href="http://www.dataone.org/best-practices/define-expected-data-outcomes-and-types"><text:span text:style-name="T105_4"><text:s/></text:span></text:a></text:span><text:span text:style-name="T105_5"><text:a xlink:type="simple" xlink:href="http://www.dataone.org/best-practices/define-expected-data-outcomes-and-types"><text:span text:style-name="T105_6">Best</text:span></text:a></text:span><text:span text:style-name="T105_7"><text:a xlink:type="simple" xlink:href="http://www.dataone.org/best-practices/define-expected-data-outcomes-and-types"><text:span text:style-name="T105_8"><text:s/></text:span></text:a></text:span><text:span text:style-name="T105_9"><text:a xlink:type="simple" xlink:href="http://www.dataone.org/best-practices/define-expected-data-outcomes-and-types"><text:span text:style-name="T105_10">Practice</text:span></text:a></text:span><text:span text:style-name="T105_11"><text:a xlink:type="simple" xlink:href="http://www.dataone.org/best-practices/define-expected-data-outcomes-and-types"><text:span text:style-name="T105_12">:<text:s/></text:span></text:a></text:span><text:span text:style-name="T105_13"><text:a xlink:type="simple" xlink:href="http://www.dataone.org/best-practices/define-expected-data-outcomes-and-types"><text:span text:style-name="T105_14">Define</text:span></text:a></text:span><text:span text:style-name="T105_15"><text:a xlink:type="simple" xlink:href="http://www.dataone.org/best-practices/define-expected-data-outcomes-and-types"><text:span text:style-name="T105_16"><text:s/></text:span></text:a></text:span><text:span text:style-name="T105_17"><text:a xlink:type="simple" xlink:href="http://www.dataone.org/best-practices/define-expected-data-outcomes-and-types"><text:span text:style-name="T105_18">Expected</text:span></text:a></text:span><text:span text:style-name="T105_19"><text:a xlink:type="simple" xlink:href="http://www.dataone.org/best-practices/define-expected-data-outcomes-and-types"><text:span text:style-name="T105_20"><text:s/></text:span></text:a></text:span><text:span text:style-name="T105_21"><text:a xlink:type="simple" xlink:href="http://www.dataone.org/best-practices/define-expected-data-outcomes-and-types"><text:span text:style-name="T105_22">Data</text:span></text:a></text:span><text:span text:style-name="T105_23"><text:a xlink:type="simple" xlink:href="http://www.dataone.org/best-practices/define-expected-data-outcomes-and-types"><text:span text:style-name="T105_24"><text:s/></text:span></text:a></text:span><text:span text:style-name="T105_25"><text:a xlink:type="simple" xlink:href="http://www.dataone.org/best-practices/define-expected-data-outcomes-and-types"><text:span text:style-name="T105_26">Outcomes</text:span></text:a></text:span><text:span text:style-name="T105_27"><text:a xlink:type="simple" xlink:href="http://www.dataone.org/best-practices/define-expected-data-outcomes-and-types"><text:span text:style-name="T105_28"><text:s/></text:span></text:a></text:span><text:span text:style-name="T105_29"><text:a xlink:type="simple" xlink:href="http://www.dataone.org/best-practices/define-expected-data-outcomes-and-types"><text:span text:style-name="T105_30">and</text:span></text:a></text:span><text:span text:style-name="T105_31"><text:a xlink:type="simple" xlink:href="http://www.dataone.org/best-practices/define-expected-data-outcomes-and-types"><text:span text:style-name="T105_32"><text:s/></text:span></text:a></text:span><text:span text:style-name="T105_33"><text:a xlink:type="simple" xlink:href="http://www.dataone.org/best-practices/define-expected-data-outcomes-and-types"><text:span text:style-name="T105_34">Types</text:span></text:a></text:span></text:p>
        </text:list-item>
        <text:list-item>
          <text:p text:style-name="P106"><text:span text:style-name="T106_1"><text:a xlink:type="simple" xlink:href="http://www.dataone.org/best-practices/identify-and-use-relevant-metadata-standards"><text:span text:style-name="T106_2">DataONE</text:span></text:a></text:span><text:span text:style-name="T106_3"><text:a xlink:type="simple" xlink:href="http://www.dataone.org/best-practices/identify-and-use-relevant-metadata-standards"><text:span text:style-name="T106_4"><text:s/></text:span></text:a></text:span><text:span text:style-name="T106_5"><text:a xlink:type="simple" xlink:href="http://www.dataone.org/best-practices/identify-and-use-relevant-metadata-standards"><text:span text:style-name="T106_6">Best</text:span></text:a></text:span><text:span text:style-name="T106_7"><text:a xlink:type="simple" xlink:href="http://www.dataone.org/best-practices/identify-and-use-relevant-metadata-standards"><text:span text:style-name="T106_8"><text:s/></text:span></text:a></text:span><text:span text:style-name="T106_9"><text:a xlink:type="simple" xlink:href="http://www.dataone.org/best-practices/identify-and-use-relevant-metadata-standards"><text:span text:style-name="T106_10">Practice</text:span></text:a></text:span><text:span text:style-name="T106_11"><text:a xlink:type="simple" xlink:href="http://www.dataone.org/best-practices/identify-and-use-relevant-metadata-standards"><text:span text:style-name="T106_12">:<text:s/></text:span></text:a></text:span><text:span text:style-name="T106_13"><text:a xlink:type="simple" xlink:href="http://www.dataone.org/best-practices/identify-and-use-relevant-metadata-standards"><text:span text:style-name="T106_14">Identify</text:span></text:a></text:span><text:span text:style-name="T106_15"><text:a xlink:type="simple" xlink:href="http://www.dataone.org/best-practices/identify-and-use-relevant-metadata-standards"><text:span text:style-name="T106_16"><text:s/></text:span></text:a></text:span><text:span text:style-name="T106_17"><text:a xlink:type="simple" xlink:href="http://www.dataone.org/best-practices/identify-and-use-relevant-metadata-standards"><text:span text:style-name="T106_18">and</text:span></text:a></text:span><text:span text:style-name="T106_19"><text:a xlink:type="simple" xlink:href="http://www.dataone.org/best-practices/identify-and-use-relevant-metadata-standards"><text:span text:style-name="T106_20"><text:s/></text:span></text:a></text:span><text:span text:style-name="T106_21"><text:a xlink:type="simple" xlink:href="http://www.dataone.org/best-practices/identify-and-use-relevant-metadata-standards"><text:span text:style-name="T106_22">Use</text:span></text:a></text:span><text:span text:style-name="T106_23"><text:a xlink:type="simple" xlink:href="http://www.dataone.org/best-practices/identify-and-use-relevant-metadata-standards"><text:span text:style-name="T106_24"><text:s/></text:span></text:a></text:span><text:span text:style-name="T106_25"><text:a xlink:type="simple" xlink:href="http://www.dataone.org/best-practices/identify-and-use-relevant-metadata-standards"><text:span text:style-name="T106_26">Relevant</text:span></text:a></text:span><text:span text:style-name="T106_27"><text:a xlink:type="simple" xlink:href="http://www.dataone.org/best-practices/identify-and-use-relevant-metadata-standards"><text:span text:style-name="T106_28"><text:s/></text:span></text:a></text:span><text:span text:style-name="T106_29"><text:a xlink:type="simple" xlink:href="http://www.dataone.org/best-practices/identify-and-use-relevant-metadata-standards"><text:span text:style-name="T106_30">Metadata</text:span></text:a></text:span><text:span text:style-name="T106_31"><text:a xlink:type="simple" xlink:href="http://www.dataone.org/best-practices/identify-and-use-relevant-metadata-standards"><text:span text:style-name="T106_32"><text:s/></text:span></text:a></text:span><text:span text:style-name="T106_33"><text:a xlink:type="simple" xlink:href="http://www.dataone.org/best-practices/identify-and-use-relevant-metadata-standards"><text:span text:style-name="T106_34">Standards</text:span></text:a></text:span></text:p>
        </text:list-item>
        <text:list-item>
          <text:p text:style-name="P107"><text:span text:style-name="T107_1"><text:a xlink:type="simple" xlink:href="http://www.dataone.org/best-practices/document-and-store-data-using-stable-file-formats"><text:span text:style-name="T107_2">DataONE</text:span></text:a></text:span><text:span text:style-name="T107_3"><text:a xlink:type="simple" xlink:href="http://www.dataone.org/best-practices/document-and-store-data-using-stable-file-formats"><text:span text:style-name="T107_4"><text:s/></text:span></text:a></text:span><text:span text:style-name="T107_5"><text:a xlink:type="simple" xlink:href="http://www.dataone.org/best-practices/document-and-store-data-using-stable-file-formats"><text:span text:style-name="T107_6">Best</text:span></text:a></text:span><text:span text:style-name="T107_7"><text:a xlink:type="simple" xlink:href="http://www.dataone.org/best-practices/document-and-store-data-using-stable-file-formats"><text:span text:style-name="T107_8"><text:s/></text:span></text:a></text:span><text:span text:style-name="T107_9"><text:a xlink:type="simple" xlink:href="http://www.dataone.org/best-practices/document-and-store-data-using-stable-file-formats"><text:span text:style-name="T107_10">Practice</text:span></text:a></text:span><text:span text:style-name="T107_11"><text:a xlink:type="simple" xlink:href="http://www.dataone.org/best-practices/document-and-store-data-using-stable-file-formats"><text:span text:style-name="T107_12">:<text:s/></text:span></text:a></text:span><text:span text:style-name="T107_13"><text:a xlink:type="simple" xlink:href="http://www.dataone.org/best-practices/document-and-store-data-using-stable-file-formats"><text:span text:style-name="T107_14">Document</text:span></text:a></text:span><text:span text:style-name="T107_15"><text:a xlink:type="simple" xlink:href="http://www.dataone.org/best-practices/document-and-store-data-using-stable-file-formats"><text:span text:style-name="T107_16"><text:s/></text:span></text:a></text:span><text:span text:style-name="T107_17"><text:a xlink:type="simple" xlink:href="http://www.dataone.org/best-practices/document-and-store-data-using-stable-file-formats"><text:span text:style-name="T107_18">and</text:span></text:a></text:span><text:span text:style-name="T107_19"><text:a xlink:type="simple" xlink:href="http://www.dataone.org/best-practices/document-and-store-data-using-stable-file-formats"><text:span text:style-name="T107_20"><text:s/></text:span></text:a></text:span><text:span text:style-name="T107_21"><text:a xlink:type="simple" xlink:href="http://www.dataone.org/best-practices/document-and-store-data-using-stable-file-formats"><text:span text:style-name="T107_22">Store</text:span></text:a></text:span><text:span text:style-name="T107_23"><text:a xlink:type="simple" xlink:href="http://www.dataone.org/best-practices/document-and-store-data-using-stable-file-formats"><text:span text:style-name="T107_24"><text:s/></text:span></text:a></text:span><text:span text:style-name="T107_25"><text:a xlink:type="simple" xlink:href="http://www.dataone.org/best-practices/document-and-store-data-using-stable-file-formats"><text:span text:style-name="T107_26">Data</text:span></text:a></text:span><text:span text:style-name="T107_27"><text:a xlink:type="simple" xlink:href="http://www.dataone.org/best-practices/document-and-store-data-using-stable-file-formats"><text:span text:style-name="T107_28"><text:s/></text:span></text:a></text:span><text:span text:style-name="T107_29"><text:a xlink:type="simple" xlink:href="http://www.dataone.org/best-practices/document-and-store-data-using-stable-file-formats"><text:span text:style-name="T107_30">Using</text:span></text:a></text:span><text:span text:style-name="T107_31"><text:a xlink:type="simple" xlink:href="http://www.dataone.org/best-practices/document-and-store-data-using-stable-file-formats"><text:span text:style-name="T107_32"><text:s/></text:span></text:a></text:span><text:span text:style-name="T107_33"><text:a xlink:type="simple" xlink:href="http://www.dataone.org/best-practices/document-and-store-data-using-stable-file-formats"><text:span text:style-name="T107_34">Stable</text:span></text:a></text:span><text:span text:style-name="T107_35"><text:a xlink:type="simple" xlink:href="http://www.dataone.org/best-practices/document-and-store-data-using-stable-file-formats"><text:span text:style-name="T107_36"><text:s/></text:span></text:a></text:span><text:span text:style-name="T107_37"><text:a xlink:type="simple" xlink:href="http://www.dataone.org/best-practices/document-and-store-data-using-stable-file-formats"><text:span text:style-name="T107_38">File</text:span></text:a></text:span><text:span text:style-name="T107_39"><text:a xlink:type="simple" xlink:href="http://www.dataone.org/best-practices/document-and-store-data-using-stable-file-formats"><text:span text:style-name="T107_40"><text:s/></text:span></text:a></text:span><text:span text:style-name="T107_41"><text:a xlink:type="simple" xlink:href="http://www.dataone.org/best-practices/document-and-store-data-using-stable-file-formats"><text:span text:style-name="T107_42">Formats</text:span></text:a></text:span></text:p>
        </text:list-item>
        <text:list-item>
          <text:p text:style-name="P108"><text:span text:style-name="T108_1"><text:a xlink:type="simple" xlink:href="http://www.dataone.org/best-practices/define-data-model"><text:span text:style-name="T108_2">DataONE</text:span></text:a></text:span><text:span text:style-name="T108_3"><text:a xlink:type="simple" xlink:href="http://www.dataone.org/best-practices/define-data-model"><text:span text:style-name="T108_4"><text:s/></text:span></text:a></text:span><text:span text:style-name="T108_5"><text:a xlink:type="simple" xlink:href="http://www.dataone.org/best-practices/define-data-model"><text:span text:style-name="T108_6">Best</text:span></text:a></text:span><text:span text:style-name="T108_7"><text:a xlink:type="simple" xlink:href="http://www.dataone.org/best-practices/define-data-model"><text:span text:style-name="T108_8"><text:s/></text:span></text:a></text:span><text:span text:style-name="T108_9"><text:a xlink:type="simple" xlink:href="http://www.dataone.org/best-practices/define-data-model"><text:span text:style-name="T108_10">Practice</text:span></text:a></text:span><text:span text:style-name="T108_11"><text:a xlink:type="simple" xlink:href="http://www.dataone.org/best-practices/define-data-model"><text:span text:style-name="T108_12">:<text:s/></text:span></text:a></text:span><text:span text:style-name="T108_13"><text:a xlink:type="simple" xlink:href="http://www.dataone.org/best-practices/define-data-model"><text:span text:style-name="T108_14">Define</text:span></text:a></text:span><text:span text:style-name="T108_15"><text:a xlink:type="simple" xlink:href="http://www.dataone.org/best-practices/define-data-model"><text:span text:style-name="T108_16"><text:s/></text:span></text:a></text:span><text:span text:style-name="T108_17"><text:a xlink:type="simple" xlink:href="http://www.dataone.org/best-practices/define-data-model"><text:span text:style-name="T108_18">the</text:span></text:a></text:span><text:span text:style-name="T108_19"><text:a xlink:type="simple" xlink:href="http://www.dataone.org/best-practices/define-data-model"><text:span text:style-name="T108_20"><text:s/></text:span></text:a></text:span><text:span text:style-name="T108_21"><text:a xlink:type="simple" xlink:href="http://www.dataone.org/best-practices/define-data-model"><text:span text:style-name="T108_22">Data</text:span></text:a></text:span><text:span text:style-name="T108_23"><text:a xlink:type="simple" xlink:href="http://www.dataone.org/best-practices/define-data-model"><text:span text:style-name="T108_24"><text:s/></text:span></text:a></text:span><text:span text:style-name="T108_25"><text:a xlink:type="simple" xlink:href="http://www.dataone.org/best-practices/define-data-model"><text:span text:style-name="T108_26">Model</text:span></text:a></text:span></text:p>
        </text:list-item>
        <text:list-item>
          <text:p text:style-name="P109"><text:span text:style-name="T109_1"><text:a xlink:type="simple" xlink:href="http://www.dataone.org/best-practices/identify-data-long-term-value"><text:span text:style-name="T109_2">DataONE</text:span></text:a></text:span><text:span text:style-name="T109_3"><text:a xlink:type="simple" xlink:href="http://www.dataone.org/best-practices/identify-data-long-term-value"><text:span text:style-name="T109_4"><text:s/></text:span></text:a></text:span><text:span text:style-name="T109_5"><text:a xlink:type="simple" xlink:href="http://www.dataone.org/best-practices/identify-data-long-term-value"><text:span text:style-name="T109_6">Best</text:span></text:a></text:span><text:span text:style-name="T109_7"><text:a xlink:type="simple" xlink:href="http://www.dataone.org/best-practices/identify-data-long-term-value"><text:span text:style-name="T109_8"><text:s/></text:span></text:a></text:span><text:span text:style-name="T109_9"><text:a xlink:type="simple" xlink:href="http://www.dataone.org/best-practices/identify-data-long-term-value"><text:span text:style-name="T109_10">Practice</text:span></text:a></text:span><text:span text:style-name="T109_11"><text:a xlink:type="simple" xlink:href="http://www.dataone.org/best-practices/identify-data-long-term-value"><text:span text:style-name="T109_12">:<text:s/></text:span></text:a></text:span><text:span text:style-name="T109_13"><text:a xlink:type="simple" xlink:href="http://www.dataone.org/best-practices/identify-data-long-term-value"><text:span text:style-name="T109_14">Identify</text:span></text:a></text:span><text:span text:style-name="T109_15"><text:a xlink:type="simple" xlink:href="http://www.dataone.org/best-practices/identify-data-long-term-value"><text:span text:style-name="T109_16"><text:s/></text:span></text:a></text:span><text:span text:style-name="T109_17"><text:a xlink:type="simple" xlink:href="http://www.dataone.org/best-practices/identify-data-long-term-value"><text:span text:style-name="T109_18">Data</text:span></text:a></text:span><text:span text:style-name="T109_19"><text:a xlink:type="simple" xlink:href="http://www.dataone.org/best-practices/identify-data-long-term-value"><text:span text:style-name="T109_20"><text:s/></text:span></text:a></text:span><text:span text:style-name="T109_21"><text:a xlink:type="simple" xlink:href="http://www.dataone.org/best-practices/identify-data-long-term-value"><text:span text:style-name="T109_22">with</text:span></text:a></text:span><text:span text:style-name="T109_23"><text:a xlink:type="simple" xlink:href="http://www.dataone.org/best-practices/identify-data-long-term-value"><text:span text:style-name="T109_24"><text:s/></text:span></text:a></text:span><text:span text:style-name="T109_25"><text:a xlink:type="simple" xlink:href="http://www.dataone.org/best-practices/identify-data-long-term-value"><text:span text:style-name="T109_26">Long</text:span></text:a></text:span><text:span text:style-name="T109_27"><text:a xlink:type="simple" xlink:href="http://www.dataone.org/best-practices/identify-data-long-term-value"><text:span text:style-name="T109_28">-</text:span></text:a></text:span><text:span text:style-name="T109_29"><text:a xlink:type="simple" xlink:href="http://www.dataone.org/best-practices/identify-data-long-term-value"><text:span text:style-name="T109_30">Term</text:span></text:a></text:span><text:span text:style-name="T109_31"><text:a xlink:type="simple" xlink:href="http://www.dataone.org/best-practices/identify-data-long-term-value"><text:span text:style-name="T109_32"><text:s/></text:span></text:a></text:span><text:span text:style-name="T109_33"><text:a xlink:type="simple" xlink:href="http://www.dataone.org/best-practices/identify-data-long-term-value"><text:span text:style-name="T109_34">Value</text:span></text:a></text:span></text:p>
        </text:list-item>
        <text:list-item>
          <text:p text:style-name="P110"><text:span text:style-name="T110_1"><text:a xlink:type="simple" xlink:href="http://www.dataone.org/best-practices/define-expected-data-outcomes-and-types"><text:span text:style-name="T110_2">DataONE</text:span></text:a></text:span><text:span text:style-name="T110_3"><text:a xlink:type="simple" xlink:href="http://www.dataone.org/best-practices/define-expected-data-outcomes-and-types"><text:span text:style-name="T110_4"><text:s/></text:span></text:a></text:span><text:span text:style-name="T110_5"><text:a xlink:type="simple" xlink:href="http://www.dataone.org/best-practices/define-expected-data-outcomes-and-types"><text:span text:style-name="T110_6">Best</text:span></text:a></text:span><text:span text:style-name="T110_7"><text:a xlink:type="simple" xlink:href="http://www.dataone.org/best-practices/define-expected-data-outcomes-and-types"><text:span text:style-name="T110_8"><text:s/></text:span></text:a></text:span><text:span text:style-name="T110_9"><text:a xlink:type="simple" xlink:href="http://www.dataone.org/best-practices/define-expected-data-outcomes-and-types"><text:span text:style-name="T110_10">Practice</text:span></text:a></text:span><text:span text:style-name="T110_11"><text:a xlink:type="simple" xlink:href="http://www.dataone.org/best-practices/define-expected-data-outcomes-and-types"><text:span text:style-name="T110_12">:<text:s/></text:span></text:a></text:span><text:span text:style-name="T110_13"><text:a xlink:type="simple" xlink:href="http://www.dataone.org/best-practices/define-expected-data-outcomes-and-types"><text:span text:style-name="T110_14">Define</text:span></text:a></text:span><text:span text:style-name="T110_15"><text:a xlink:type="simple" xlink:href="http://www.dataone.org/best-practices/define-expected-data-outcomes-and-types"><text:span text:style-name="T110_16"><text:s/></text:span></text:a></text:span><text:span text:style-name="T110_17"><text:a xlink:type="simple" xlink:href="http://www.dataone.org/best-practices/define-expected-data-outcomes-and-types"><text:span text:style-name="T110_18">Expected</text:span></text:a></text:span><text:span text:style-name="T110_19"><text:a xlink:type="simple" xlink:href="http://www.dataone.org/best-practices/define-expected-data-outcomes-and-types"><text:span text:style-name="T110_20"><text:s/></text:span></text:a></text:span><text:span text:style-name="T110_21"><text:a xlink:type="simple" xlink:href="http://www.dataone.org/best-practices/define-expected-data-outcomes-and-types"><text:span text:style-name="T110_22">Data</text:span></text:a></text:span><text:span text:style-name="T110_23"><text:a xlink:type="simple" xlink:href="http://www.dataone.org/best-practices/define-expected-data-outcomes-and-types"><text:span text:style-name="T110_24"><text:s/></text:span></text:a></text:span><text:span text:style-name="T110_25"><text:a xlink:type="simple" xlink:href="http://www.dataone.org/best-practices/define-expected-data-outcomes-and-types"><text:span text:style-name="T110_26">Outcomes</text:span></text:a></text:span><text:span text:style-name="T110_27"><text:a xlink:type="simple" xlink:href="http://www.dataone.org/best-practices/define-expected-data-outcomes-and-types"><text:span text:style-name="T110_28"><text:s/></text:span></text:a></text:span><text:span text:style-name="T110_29"><text:a xlink:type="simple" xlink:href="http://www.dataone.org/best-practices/define-expected-data-outcomes-and-types"><text:span text:style-name="T110_30">and</text:span></text:a></text:span><text:span text:style-name="T110_31"><text:a xlink:type="simple" xlink:href="http://www.dataone.org/best-practices/define-expected-data-outcomes-and-types"><text:span text:style-name="T110_32"><text:s/></text:span></text:a></text:span><text:span text:style-name="T110_33"><text:a xlink:type="simple" xlink:href="http://www.dataone.org/best-practices/define-expected-data-outcomes-and-types"><text:span text:style-name="T110_34">Types</text:span></text:a></text:span></text:p>
        </text:list-item>
      </text:list>
      <text:p text:style-name="P111"/>
      <text:p text:style-name="P112"><text:span text:style-name="T112_1">Roles</text:span><text:span text:style-name="T112_2"><text:s/></text:span><text:span text:style-name="T112_3">and</text:span><text:span text:style-name="T112_4"><text:s/></text:span><text:span text:style-name="T112_5">Responsibilities</text:span><text:span text:style-name="T112_6">,<text:s/></text:span><text:span text:style-name="T112_7">Effective</text:span><text:span text:style-name="T112_8"><text:s/></text:span><text:span text:style-name="T112_9">Data</text:span><text:span text:style-name="T112_10"><text:s/></text:span><text:span text:style-name="T112_11">Management</text:span></text:p>
      <text:list text:style-name="LS7" xml:id="list46">
        <text:list-item>
          <text:p text:style-name="P113"><text:span text:style-name="T113_1"><text:a xlink:type="simple" xlink:href="http://www.dataone.org/best-practices/define-roles-and-assign-responsibilities-data-management"><text:span text:style-name="T113_2">DataONE</text:span></text:a></text:span><text:span text:style-name="T113_3"><text:a xlink:type="simple" xlink:href="http://www.dataone.org/best-practices/define-roles-and-assign-responsibilities-data-management"><text:span text:style-name="T113_4"><text:s/></text:span></text:a></text:span><text:span text:style-name="T113_5"><text:a xlink:type="simple" xlink:href="http://www.dataone.org/best-practices/define-roles-and-assign-responsibilities-data-management"><text:span text:style-name="T113_6">Best</text:span></text:a></text:span><text:span text:style-name="T113_7"><text:a xlink:type="simple" xlink:href="http://www.dataone.org/best-practices/define-roles-and-assign-responsibilities-data-management"><text:span text:style-name="T113_8"><text:s/></text:span></text:a></text:span><text:span text:style-name="T113_9"><text:a xlink:type="simple" xlink:href="http://www.dataone.org/best-practices/define-roles-and-assign-responsibilities-data-management"><text:span text:style-name="T113_10">Practice</text:span></text:a></text:span><text:span text:style-name="T113_11"><text:a xlink:type="simple" xlink:href="http://www.dataone.org/best-practices/define-roles-and-assign-responsibilities-data-management"><text:span text:style-name="T113_12">:<text:s/></text:span></text:a></text:span><text:span text:style-name="T113_13"><text:a xlink:type="simple" xlink:href="http://www.dataone.org/best-practices/define-roles-and-assign-responsibilities-data-management"><text:span text:style-name="T113_14">Define</text:span></text:a></text:span><text:span text:style-name="T113_15"><text:a xlink:type="simple" xlink:href="http://www.dataone.org/best-practices/define-roles-and-assign-responsibilities-data-management"><text:span text:style-name="T113_16"><text:s/></text:span></text:a></text:span><text:span text:style-name="T113_17"><text:a xlink:type="simple" xlink:href="http://www.dataone.org/best-practices/define-roles-and-assign-responsibilities-data-management"><text:span text:style-name="T113_18">Roles</text:span></text:a></text:span><text:span text:style-name="T113_19"><text:a xlink:type="simple" xlink:href="http://www.dataone.org/best-practices/define-roles-and-assign-responsibilities-data-management"><text:span text:style-name="T113_20"><text:s/></text:span></text:a></text:span><text:span text:style-name="T113_21"><text:a xlink:type="simple" xlink:href="http://www.dataone.org/best-practices/define-roles-and-assign-responsibilities-data-management"><text:span text:style-name="T113_22">and</text:span></text:a></text:span><text:span text:style-name="T113_23"><text:a xlink:type="simple" xlink:href="http://www.dataone.org/best-practices/define-roles-and-assign-responsibilities-data-management"><text:span text:style-name="T113_24"><text:s/></text:span></text:a></text:span><text:span text:style-name="T113_25"><text:a xlink:type="simple" xlink:href="http://www.dataone.org/best-practices/define-roles-and-assign-responsibilities-data-management"><text:span text:style-name="T113_26">Assign</text:span></text:a></text:span><text:span text:style-name="T113_27"><text:a xlink:type="simple" xlink:href="http://www.dataone.org/best-practices/define-roles-and-assign-responsibilities-data-management"><text:span text:style-name="T113_28"><text:s/></text:span></text:a></text:span><text:span text:style-name="T113_29"><text:a xlink:type="simple" xlink:href="http://www.dataone.org/best-practices/define-roles-and-assign-responsibilities-data-management"><text:span text:style-name="T113_30">Responsibilities</text:span></text:a></text:span><text:span text:style-name="T113_31"><text:a xlink:type="simple" xlink:href="http://www.dataone.org/best-practices/define-roles-and-assign-responsibilities-data-management"><text:span text:style-name="T113_32"><text:s/></text:span></text:a></text:span><text:span text:style-name="T113_33"><text:a xlink:type="simple" xlink:href="http://www.dataone.org/best-practices/define-roles-and-assign-responsibilities-data-management"><text:span text:style-name="T113_34">for</text:span></text:a></text:span><text:span text:style-name="T113_35"><text:a xlink:type="simple" xlink:href="http://www.dataone.org/best-practices/define-roles-and-assign-responsibilities-data-management"><text:span text:style-name="T113_36"><text:s/></text:span></text:a></text:span><text:span text:style-name="T113_37"><text:a xlink:type="simple" xlink:href="http://www.dataone.org/best-practices/define-roles-and-assign-responsibilities-data-management"><text:span text:style-name="T113_38">Data</text:span></text:a></text:span><text:span text:style-name="T113_39"><text:a xlink:type="simple" xlink:href="http://www.dataone.org/best-practices/define-roles-and-assign-responsibilities-data-management"><text:span text:style-name="T113_40"><text:s/></text:span></text:a></text:span><text:span text:style-name="T113_41"><text:a xlink:type="simple" xlink:href="http://www.dataone.org/best-practices/define-roles-and-assign-responsibilities-data-management"><text:span text:style-name="T113_42">Management</text:span></text:a></text:span></text:p>
        </text:list-item>
        <text:list-item>
          <text:p text:style-name="P114"><text:span text:style-name="T114_1"><text:a xlink:type="simple" xlink:href="http://www.icpsr.umich.edu/icpsrweb/content/datamanagement/dmp/index.html"><text:span text:style-name="T114_2">ICPSR</text:span></text:a></text:span><text:span text:style-name="T114_3"><text:a xlink:type="simple" xlink:href="http://www.icpsr.umich.edu/icpsrweb/content/datamanagement/dmp/index.html"><text:span text:style-name="T114_4"><text:s/>–<text:s/></text:span></text:a></text:span><text:span text:style-name="T114_5"><text:a xlink:type="simple" xlink:href="http://www.icpsr.umich.edu/icpsrweb/content/datamanagement/dmp/index.html"><text:span text:style-name="T114_6">Effective</text:span></text:a></text:span><text:span text:style-name="T114_7"><text:a xlink:type="simple" xlink:href="http://www.icpsr.umich.edu/icpsrweb/content/datamanagement/dmp/index.html"><text:span text:style-name="T114_8"><text:s/></text:span></text:a></text:span><text:span text:style-name="T114_9"><text:a xlink:type="simple" xlink:href="http://www.icpsr.umich.edu/icpsrweb/content/datamanagement/dmp/index.html"><text:span text:style-name="T114_10">Data</text:span></text:a></text:span><text:span text:style-name="T114_11"><text:a xlink:type="simple" xlink:href="http://www.icpsr.umich.edu/icpsrweb/content/datamanagement/dmp/index.html"><text:span text:style-name="T114_12"><text:s/></text:span></text:a></text:span><text:span text:style-name="T114_13"><text:a xlink:type="simple" xlink:href="http://www.icpsr.umich.edu/icpsrweb/content/datamanagement/dmp/index.html"><text:span text:style-name="T114_14">Management</text:span></text:a></text:span></text:p>
        </text:list-item>
        <text:list-item>
          <text:p text:style-name="P115"><text:span text:style-name="T115_1"><text:a xlink:type="simple" xlink:href="http://www.ed.ac.uk/schools-departments/information-services/services/research-support/data-library/research-data-mgmt"><text:span text:style-name="T115_2">University</text:span></text:a></text:span><text:span text:style-name="T115_3"><text:a xlink:type="simple" xlink:href="http://www.ed.ac.uk/schools-departments/information-services/services/research-support/data-library/research-data-mgmt"><text:span text:style-name="T115_4"><text:s/></text:span></text:a></text:span><text:span text:style-name="T115_5"><text:a xlink:type="simple" xlink:href="http://www.ed.ac.uk/schools-departments/information-services/services/research-support/data-library/research-data-mgmt"><text:span text:style-name="T115_6">of</text:span></text:a></text:span><text:span text:style-name="T115_7"><text:a xlink:type="simple" xlink:href="http://www.ed.ac.uk/schools-departments/information-services/services/research-support/data-library/research-data-mgmt"><text:span text:style-name="T115_8"><text:s/></text:span></text:a></text:span><text:span text:style-name="T115_9"><text:a xlink:type="simple" xlink:href="http://www.ed.ac.uk/schools-departments/information-services/services/research-support/data-library/research-data-mgmt"><text:span text:style-name="T115_10">Edinburgh</text:span></text:a></text:span><text:span text:style-name="T115_11"><text:a xlink:type="simple" xlink:href="http://www.ed.ac.uk/schools-departments/information-services/services/research-support/data-library/research-data-mgmt"><text:span text:style-name="T115_12"><text:s/>“</text:span></text:a></text:span><text:span text:style-name="T115_13"><text:a xlink:type="simple" xlink:href="http://www.ed.ac.uk/schools-departments/information-services/services/research-support/data-library/research-data-mgmt"><text:span text:style-name="T115_14">How</text:span></text:a></text:span><text:span text:style-name="T115_15"><text:a xlink:type="simple" xlink:href="http://www.ed.ac.uk/schools-departments/information-services/services/research-support/data-library/research-data-mgmt"><text:span text:style-name="T115_16"><text:s/></text:span></text:a></text:span><text:span text:style-name="T115_17"><text:a xlink:type="simple" xlink:href="http://www.ed.ac.uk/schools-departments/information-services/services/research-support/data-library/research-data-mgmt"><text:span text:style-name="T115_18">to</text:span></text:a></text:span><text:span text:style-name="T115_19"><text:a xlink:type="simple" xlink:href="http://www.ed.ac.uk/schools-departments/information-services/services/research-support/data-library/research-data-mgmt"><text:span text:style-name="T115_20"><text:s/></text:span></text:a></text:span><text:span text:style-name="T115_21"><text:a xlink:type="simple" xlink:href="http://www.ed.ac.uk/schools-departments/information-services/services/research-support/data-library/research-data-mgmt"><text:span text:style-name="T115_22">Manage</text:span></text:a></text:span><text:span text:style-name="T115_23"><text:a xlink:type="simple" xlink:href="http://www.ed.ac.uk/schools-departments/information-services/services/research-support/data-library/research-data-mgmt"><text:span text:style-name="T115_24"><text:s/></text:span></text:a></text:span><text:span text:style-name="T115_25"><text:a xlink:type="simple" xlink:href="http://www.ed.ac.uk/schools-departments/information-services/services/research-support/data-library/research-data-mgmt"><text:span text:style-name="T115_26">Research</text:span></text:a></text:span><text:span text:style-name="T115_27"><text:a xlink:type="simple" xlink:href="http://www.ed.ac.uk/schools-departments/information-services/services/research-support/data-library/research-data-mgmt"><text:span text:style-name="T115_28"><text:s/></text:span></text:a></text:span><text:span text:style-name="T115_29"><text:a xlink:type="simple" xlink:href="http://www.ed.ac.uk/schools-departments/information-services/services/research-support/data-library/research-data-mgmt"><text:span text:style-name="T115_30">Data</text:span></text:a></text:span><text:span text:style-name="T115_31"><text:a xlink:type="simple" xlink:href="http://www.ed.ac.uk/schools-departments/information-services/services/research-support/data-library/research-data-mgmt"><text:span text:style-name="T115_32">”<text:s/></text:span></text:a></text:span></text:p>
        </text:list-item>
      </text:list>
      <text:p text:style-name="P116"/>
      <text:p text:style-name="P117"><text:span text:style-name="T117_1">Storage</text:span></text:p>
      <text:list text:style-name="LS7" xml:id="list49">
        <text:list-item>
          <text:p text:style-name="P118"><text:span text:style-name="T118_1"><text:a xlink:type="simple" xlink:href="http://www.bu.edu/datamanagement/outline/elements/storage/"><text:span text:style-name="T118_2">Storage</text:span></text:a></text:span><text:span text:style-name="T118_3"><text:a xlink:type="simple" xlink:href="http://www.bu.edu/datamanagement/outline/elements/storage/"><text:span text:style-name="T118_4"><text:s/></text:span></text:a></text:span><text:span text:style-name="T118_5"><text:a xlink:type="simple" xlink:href="http://www.bu.edu/datamanagement/outline/elements/storage/"><text:span text:style-name="T118_6">of</text:span></text:a></text:span><text:span text:style-name="T118_7"><text:a xlink:type="simple" xlink:href="http://www.bu.edu/datamanagement/outline/elements/storage/"><text:span text:style-name="T118_8"><text:s/></text:span></text:a></text:span><text:span text:style-name="T118_9"><text:a xlink:type="simple" xlink:href="http://www.bu.edu/datamanagement/outline/elements/storage/"><text:span text:style-name="T118_10">Ongoing</text:span></text:a></text:span><text:span text:style-name="T118_11"><text:a xlink:type="simple" xlink:href="http://www.bu.edu/datamanagement/outline/elements/storage/"><text:span text:style-name="T118_12"><text:s/></text:span></text:a></text:span><text:span text:style-name="T118_13"><text:a xlink:type="simple" xlink:href="http://www.bu.edu/datamanagement/outline/elements/storage/"><text:span text:style-name="T118_14">Data</text:span></text:a></text:span></text:p>
        </text:list-item>
        <text:list-item>
          <text:p text:style-name="P119"><text:span text:style-name="T119_1"><text:a xlink:type="simple" xlink:href="http://www.dataone.org/best-practices/document-and-store-data-using-stable-file-formats"><text:span text:style-name="T119_2">Document</text:span></text:a></text:span><text:span text:style-name="T119_3"><text:a xlink:type="simple" xlink:href="http://www.dataone.org/best-practices/document-and-store-data-using-stable-file-formats"><text:span text:style-name="T119_4"><text:s/></text:span></text:a></text:span><text:span text:style-name="T119_5"><text:a xlink:type="simple" xlink:href="http://www.dataone.org/best-practices/document-and-store-data-using-stable-file-formats"><text:span text:style-name="T119_6">and</text:span></text:a></text:span><text:span text:style-name="T119_7"><text:a xlink:type="simple" xlink:href="http://www.dataone.org/best-practices/document-and-store-data-using-stable-file-formats"><text:span text:style-name="T119_8"><text:s/></text:span></text:a></text:span><text:span text:style-name="T119_9"><text:a xlink:type="simple" xlink:href="http://www.dataone.org/best-practices/document-and-store-data-using-stable-file-formats"><text:span text:style-name="T119_10">Store</text:span></text:a></text:span><text:span text:style-name="T119_11"><text:a xlink:type="simple" xlink:href="http://www.dataone.org/best-practices/document-and-store-data-using-stable-file-formats"><text:span text:style-name="T119_12"><text:s/></text:span></text:a></text:span><text:span text:style-name="T119_13"><text:a xlink:type="simple" xlink:href="http://www.dataone.org/best-practices/document-and-store-data-using-stable-file-formats"><text:span text:style-name="T119_14">Data</text:span></text:a></text:span><text:span text:style-name="T119_15"><text:a xlink:type="simple" xlink:href="http://www.dataone.org/best-practices/document-and-store-data-using-stable-file-formats"><text:span text:style-name="T119_16"><text:s/></text:span></text:a></text:span><text:span text:style-name="T119_17"><text:a xlink:type="simple" xlink:href="http://www.dataone.org/best-practices/document-and-store-data-using-stable-file-formats"><text:span text:style-name="T119_18">Using</text:span></text:a></text:span><text:span text:style-name="T119_19"><text:a xlink:type="simple" xlink:href="http://www.dataone.org/best-practices/document-and-store-data-using-stable-file-formats"><text:span text:style-name="T119_20"><text:s/></text:span></text:a></text:span><text:span text:style-name="T119_21"><text:a xlink:type="simple" xlink:href="http://www.dataone.org/best-practices/document-and-store-data-using-stable-file-formats"><text:span text:style-name="T119_22">Stable</text:span></text:a></text:span><text:span text:style-name="T119_23"><text:a xlink:type="simple" xlink:href="http://www.dataone.org/best-practices/document-and-store-data-using-stable-file-formats"><text:span text:style-name="T119_24"><text:s/></text:span></text:a></text:span><text:span text:style-name="T119_25"><text:a xlink:type="simple" xlink:href="http://www.dataone.org/best-practices/document-and-store-data-using-stable-file-formats"><text:span text:style-name="T119_26">File</text:span></text:a></text:span><text:span text:style-name="T119_27"><text:a xlink:type="simple" xlink:href="http://www.dataone.org/best-practices/document-and-store-data-using-stable-file-formats"><text:span text:style-name="T119_28"><text:s/></text:span></text:a></text:span><text:span text:style-name="T119_29"><text:a xlink:type="simple" xlink:href="http://www.dataone.org/best-practices/document-and-store-data-using-stable-file-formats"><text:span text:style-name="T119_30">Formats</text:span></text:a></text:span></text:p>
        </text:list-item>
        <text:list-item>
          <text:p text:style-name="P120"><text:span text:style-name="T120_1"><text:a xlink:type="simple" xlink:href="http://www.bu.edu/datamanagement/resources/ist-services/"><text:span text:style-name="T120_2">BU</text:span></text:a></text:span><text:span text:style-name="T120_3"><text:a xlink:type="simple" xlink:href="http://www.bu.edu/datamanagement/resources/ist-services/"><text:span text:style-name="T120_4"><text:s/></text:span></text:a></text:span><text:span text:style-name="T120_5"><text:a xlink:type="simple" xlink:href="http://www.bu.edu/datamanagement/resources/ist-services/"><text:span text:style-name="T120_6">IS</text:span></text:a></text:span><text:span text:style-name="T120_7"><text:a xlink:type="simple" xlink:href="http://www.bu.edu/datamanagement/resources/ist-services/"><text:span text:style-name="T120_8">&amp;</text:span></text:a></text:span><text:span text:style-name="T120_9"><text:a xlink:type="simple" xlink:href="http://www.bu.edu/datamanagement/resources/ist-services/"><text:span text:style-name="T120_10">T</text:span></text:a></text:span><text:span text:style-name="T120_11"><text:a xlink:type="simple" xlink:href="http://www.bu.edu/datamanagement/resources/ist-services/"><text:span text:style-name="T120_12"><text:s/></text:span></text:a></text:span><text:span text:style-name="T120_13"><text:a xlink:type="simple" xlink:href="http://www.bu.edu/datamanagement/resources/ist-services/"><text:span text:style-name="T120_14">Storage</text:span></text:a></text:span><text:span text:style-name="T120_15"><text:a xlink:type="simple" xlink:href="http://www.bu.edu/datamanagement/resources/ist-services/"><text:span text:style-name="T120_16"><text:s/></text:span></text:a></text:span><text:span text:style-name="T120_17"><text:a xlink:type="simple" xlink:href="http://www.bu.edu/datamanagement/resources/ist-services/"><text:span text:style-name="T120_18">and</text:span></text:a></text:span><text:span text:style-name="T120_19"><text:a xlink:type="simple" xlink:href="http://www.bu.edu/datamanagement/resources/ist-services/"><text:span text:style-name="T120_20"><text:s/></text:span></text:a></text:span><text:span text:style-name="T120_21"><text:a xlink:type="simple" xlink:href="http://www.bu.edu/datamanagement/resources/ist-services/"><text:span text:style-name="T120_22">Archiving</text:span></text:a></text:span><text:span text:style-name="T120_23"><text:a xlink:type="simple" xlink:href="http://www.bu.edu/datamanagement/resources/ist-services/"><text:span text:style-name="T120_24"><text:s/></text:span></text:a></text:span><text:span text:style-name="T120_25"><text:a xlink:type="simple" xlink:href="http://www.bu.edu/datamanagement/resources/ist-services/"><text:span text:style-name="T120_26">Services</text:span></text:a></text:span></text:p>
        </text:list-item>
        <text:list-item>
          <text:p text:style-name="P121"><text:span text:style-name="T121_1"><text:a xlink:type="simple" xlink:href="http://www.bu.edu/datamanagement/resources/archiving-services/"><text:span text:style-name="T121_2">External</text:span></text:a></text:span><text:span text:style-name="T121_3"><text:a xlink:type="simple" xlink:href="http://www.bu.edu/datamanagement/resources/archiving-services/"><text:span text:style-name="T121_4"><text:s/></text:span></text:a></text:span><text:span text:style-name="T121_5"><text:a xlink:type="simple" xlink:href="http://www.bu.edu/datamanagement/resources/archiving-services/"><text:span text:style-name="T121_6">Archiving</text:span></text:a></text:span><text:span text:style-name="T121_7"><text:a xlink:type="simple" xlink:href="http://www.bu.edu/datamanagement/resources/archiving-services/"><text:span text:style-name="T121_8"><text:s/></text:span></text:a></text:span><text:span text:style-name="T121_9"><text:a xlink:type="simple" xlink:href="http://www.bu.edu/datamanagement/resources/archiving-services/"><text:span text:style-name="T121_10">Services</text:span></text:a></text:span><text:span text:style-name="T121_11"><text:a xlink:type="simple" xlink:href="http://www.bu.edu/datamanagement/resources/archiving-services/"><text:span text:style-name="T121_12"><text:s/></text:span></text:a></text:span><text:span text:style-name="T121_13"><text:a xlink:type="simple" xlink:href="http://www.bu.edu/datamanagement/resources/archiving-services/"><text:span text:style-name="T121_14">and</text:span></text:a></text:span><text:span text:style-name="T121_15"><text:a xlink:type="simple" xlink:href="http://www.bu.edu/datamanagement/resources/archiving-services/"><text:span text:style-name="T121_16"><text:s/></text:span></text:a></text:span><text:span text:style-name="T121_17"><text:a xlink:type="simple" xlink:href="http://www.bu.edu/datamanagement/resources/archiving-services/"><text:span text:style-name="T121_18">Data</text:span></text:a></text:span><text:span text:style-name="T121_19"><text:a xlink:type="simple" xlink:href="http://www.bu.edu/datamanagement/resources/archiving-services/"><text:span text:style-name="T121_20"><text:s/></text:span></text:a></text:span><text:span text:style-name="T121_21"><text:a xlink:type="simple" xlink:href="http://www.bu.edu/datamanagement/resources/archiving-services/"><text:span text:style-name="T121_22">Repositories</text:span></text:a></text:span></text:p>
        </text:list-item>
        <text:list-item>
          <text:p text:style-name="P122"><text:span text:style-name="T122_1"><text:a xlink:type="simple" xlink:href="http://service.re3data.org/search/results?term="><text:span text:style-name="T122_2">re</text:span></text:a></text:span><text:span text:style-name="T122_3"><text:a xlink:type="simple" xlink:href="http://service.re3data.org/search/results?term="><text:span text:style-name="T122_4">3</text:span></text:a></text:span><text:span text:style-name="T122_5"><text:a xlink:type="simple" xlink:href="http://service.re3data.org/search/results?term="><text:span text:style-name="T122_6">data</text:span></text:a></text:span><text:span text:style-name="T122_7"><text:a xlink:type="simple" xlink:href="http://service.re3data.org/search/results?term="><text:span text:style-name="T122_8">:<text:s/></text:span></text:a></text:span><text:span text:style-name="T122_9"><text:a xlink:type="simple" xlink:href="http://service.re3data.org/search/results?term="><text:span text:style-name="T122_10">Registry</text:span></text:a></text:span><text:span text:style-name="T122_11"><text:a xlink:type="simple" xlink:href="http://service.re3data.org/search/results?term="><text:span text:style-name="T122_12"><text:s/></text:span></text:a></text:span><text:span text:style-name="T122_13"><text:a xlink:type="simple" xlink:href="http://service.re3data.org/search/results?term="><text:span text:style-name="T122_14">of</text:span></text:a></text:span><text:span text:style-name="T122_15"><text:a xlink:type="simple" xlink:href="http://service.re3data.org/search/results?term="><text:span text:style-name="T122_16"><text:s/></text:span></text:a></text:span><text:span text:style-name="T122_17"><text:a xlink:type="simple" xlink:href="http://service.re3data.org/search/results?term="><text:span text:style-name="T122_18">data</text:span></text:a></text:span><text:span text:style-name="T122_19"><text:a xlink:type="simple" xlink:href="http://service.re3data.org/search/results?term="><text:span text:style-name="T122_20"><text:s/></text:span></text:a></text:span><text:span text:style-name="T122_21"><text:a xlink:type="simple" xlink:href="http://service.re3data.org/search/results?term="><text:span text:style-name="T122_22">repositories</text:span></text:a></text:span></text:p>
        </text:list-item>
        <text:list-item>
          <text:p text:style-name="P123"><text:span text:style-name="T123_1"><text:a xlink:type="simple" xlink:href="http://oad.simmons.edu/oadwiki/Disciplinary_repositories"><text:span text:style-name="T123_2">Open</text:span></text:a></text:span><text:span text:style-name="T123_3"><text:a xlink:type="simple" xlink:href="http://oad.simmons.edu/oadwiki/Disciplinary_repositories"><text:span text:style-name="T123_4"><text:s/></text:span></text:a></text:span><text:span text:style-name="T123_5"><text:a xlink:type="simple" xlink:href="http://oad.simmons.edu/oadwiki/Disciplinary_repositories"><text:span text:style-name="T123_6">Access</text:span></text:a></text:span><text:span text:style-name="T123_7"><text:a xlink:type="simple" xlink:href="http://oad.simmons.edu/oadwiki/Disciplinary_repositories"><text:span text:style-name="T123_8"><text:s/></text:span></text:a></text:span><text:span text:style-name="T123_9"><text:a xlink:type="simple" xlink:href="http://oad.simmons.edu/oadwiki/Disciplinary_repositories"><text:span text:style-name="T123_10">Directory</text:span></text:a></text:span><text:span text:style-name="T123_11"><text:a xlink:type="simple" xlink:href="http://oad.simmons.edu/oadwiki/Disciplinary_repositories"><text:span text:style-name="T123_12"><text:s/>-<text:s/></text:span></text:a></text:span><text:span text:style-name="T123_13"><text:a xlink:type="simple" xlink:href="http://oad.simmons.edu/oadwiki/Disciplinary_repositories"><text:span text:style-name="T123_14">Disciplinary</text:span></text:a></text:span><text:span text:style-name="T123_15"><text:a xlink:type="simple" xlink:href="http://oad.simmons.edu/oadwiki/Disciplinary_repositories"><text:span text:style-name="T123_16"><text:s/></text:span></text:a></text:span><text:span text:style-name="T123_17"><text:a xlink:type="simple" xlink:href="http://oad.simmons.edu/oadwiki/Disciplinary_repositories"><text:span text:style-name="T123_18">repositories</text:span></text:a></text:span></text:p>
        </text:list-item>
        <text:list-item>
          <text:p text:style-name="P124"><text:span text:style-name="T124_1"><text:a xlink:type="simple" xlink:href="http://oad.simmons.edu/oadwiki/Data_repositories"><text:span text:style-name="T124_2">Open</text:span></text:a></text:span><text:span text:style-name="T124_3"><text:a xlink:type="simple" xlink:href="http://oad.simmons.edu/oadwiki/Data_repositories"><text:span text:style-name="T124_4"><text:s/></text:span></text:a></text:span><text:span text:style-name="T124_5"><text:a xlink:type="simple" xlink:href="http://oad.simmons.edu/oadwiki/Data_repositories"><text:span text:style-name="T124_6">Access</text:span></text:a></text:span><text:span text:style-name="T124_7"><text:a xlink:type="simple" xlink:href="http://oad.simmons.edu/oadwiki/Data_repositories"><text:span text:style-name="T124_8"><text:s/></text:span></text:a></text:span><text:span text:style-name="T124_9"><text:a xlink:type="simple" xlink:href="http://oad.simmons.edu/oadwiki/Data_repositories"><text:span text:style-name="T124_10">Directory</text:span></text:a></text:span><text:span text:style-name="T124_11"><text:a xlink:type="simple" xlink:href="http://oad.simmons.edu/oadwiki/Data_repositories"><text:span text:style-name="T124_12"><text:s/>-<text:s/></text:span></text:a></text:span><text:span text:style-name="T124_13"><text:a xlink:type="simple" xlink:href="http://oad.simmons.edu/oadwiki/Data_repositories"><text:span text:style-name="T124_14">Data</text:span></text:a></text:span><text:span text:style-name="T124_15"><text:a xlink:type="simple" xlink:href="http://oad.simmons.edu/oadwiki/Data_repositories"><text:span text:style-name="T124_16"><text:s/></text:span></text:a></text:span><text:span text:style-name="T124_17"><text:a xlink:type="simple" xlink:href="http://oad.simmons.edu/oadwiki/Data_repositories"><text:span text:style-name="T124_18">repositories</text:span></text:a></text:span></text:p>
        </text:list-item>
        <text:list-item>
          <text:p text:style-name="P125"><text:span text:style-name="T125_1"><text:a xlink:type="simple" xlink:href="http://www.dataone.org/best-practices/identify-suitable-repositories-data"><text:span text:style-name="T125_2">DataONE</text:span></text:a></text:span><text:span text:style-name="T125_3"><text:a xlink:type="simple" xlink:href="http://www.dataone.org/best-practices/identify-suitable-repositories-data"><text:span text:style-name="T125_4"><text:s/></text:span></text:a></text:span><text:span text:style-name="T125_5"><text:a xlink:type="simple" xlink:href="http://www.dataone.org/best-practices/identify-suitable-repositories-data"><text:span text:style-name="T125_6">Best</text:span></text:a></text:span><text:span text:style-name="T125_7"><text:a xlink:type="simple" xlink:href="http://www.dataone.org/best-practices/identify-suitable-repositories-data"><text:span text:style-name="T125_8"><text:s/></text:span></text:a></text:span><text:span text:style-name="T125_9"><text:a xlink:type="simple" xlink:href="http://www.dataone.org/best-practices/identify-suitable-repositories-data"><text:span text:style-name="T125_10">Practice</text:span></text:a></text:span><text:span text:style-name="T125_11"><text:a xlink:type="simple" xlink:href="http://www.dataone.org/best-practices/identify-suitable-repositories-data"><text:span text:style-name="T125_12">:<text:s/></text:span></text:a></text:span><text:span text:style-name="T125_13"><text:a xlink:type="simple" xlink:href="http://www.dataone.org/best-practices/identify-suitable-repositories-data"><text:span text:style-name="T125_14">Identify</text:span></text:a></text:span><text:span text:style-name="T125_15"><text:a xlink:type="simple" xlink:href="http://www.dataone.org/best-practices/identify-suitable-repositories-data"><text:span text:style-name="T125_16"><text:s/></text:span></text:a></text:span><text:span text:style-name="T125_17"><text:a xlink:type="simple" xlink:href="http://www.dataone.org/best-practices/identify-suitable-repositories-data"><text:span text:style-name="T125_18">Suitable</text:span></text:a></text:span><text:span text:style-name="T125_19"><text:a xlink:type="simple" xlink:href="http://www.dataone.org/best-practices/identify-suitable-repositories-data"><text:span text:style-name="T125_20"><text:s/></text:span></text:a></text:span><text:span text:style-name="T125_21"><text:a xlink:type="simple" xlink:href="http://www.dataone.org/best-practices/identify-suitable-repositories-data"><text:span text:style-name="T125_22">Repositories</text:span></text:a></text:span><text:span text:style-name="T125_23"><text:a xlink:type="simple" xlink:href="http://www.dataone.org/best-practices/identify-suitable-repositories-data"><text:span text:style-name="T125_24"><text:s/></text:span></text:a></text:span><text:span text:style-name="T125_25"><text:a xlink:type="simple" xlink:href="http://www.dataone.org/best-practices/identify-suitable-repositories-data"><text:span text:style-name="T125_26">for</text:span></text:a></text:span><text:span text:style-name="T125_27"><text:a xlink:type="simple" xlink:href="http://www.dataone.org/best-practices/identify-suitable-repositories-data"><text:span text:style-name="T125_28"><text:s/></text:span></text:a></text:span><text:span text:style-name="T125_29"><text:a xlink:type="simple" xlink:href="http://www.dataone.org/best-practices/identify-suitable-repositories-data"><text:span text:style-name="T125_30">your</text:span></text:a></text:span><text:span text:style-name="T125_31"><text:a xlink:type="simple" xlink:href="http://www.dataone.org/best-practices/identify-suitable-repositories-data"><text:span text:style-name="T125_32"><text:s/></text:span></text:a></text:span><text:span text:style-name="T125_33"><text:a xlink:type="simple" xlink:href="http://www.dataone.org/best-practices/identify-suitable-repositories-data"><text:span text:style-name="T125_34">Data</text:span></text:a></text:span></text:p>
        </text:list-item>
      </text:list>
      <text:p text:style-name="P126"/>
      <text:p text:style-name="P127"><text:span text:style-name="T127_1">Dissemination</text:span><text:span text:style-name="T127_2">,<text:s/></text:span><text:span text:style-name="T127_3">Access</text:span><text:span text:style-name="T127_4">,<text:s/></text:span><text:span text:style-name="T127_5">and</text:span><text:span text:style-name="T127_6"><text:s/></text:span><text:span text:style-name="T127_7">Derivative</text:span><text:span text:style-name="T127_8"><text:s/></text:span><text:span text:style-name="T127_9">Works</text:span></text:p>
      <text:list text:style-name="LS7" xml:id="list57">
        <text:list-item>
          <text:p text:style-name="P128"><text:span text:style-name="T128_1"><text:a xlink:type="simple" xlink:href="http://www.nsf.gov/bfa/dias/policy/dmp.jsp"><text:span text:style-name="T128_2">NSF</text:span></text:a></text:span><text:span text:style-name="T128_3"><text:a xlink:type="simple" xlink:href="http://www.nsf.gov/bfa/dias/policy/dmp.jsp"><text:span text:style-name="T128_4"><text:s/>-<text:s/></text:span></text:a></text:span><text:span text:style-name="T128_5"><text:a xlink:type="simple" xlink:href="http://www.nsf.gov/bfa/dias/policy/dmp.jsp"><text:span text:style-name="T128_6">Dissemination</text:span></text:a></text:span><text:span text:style-name="T128_7"><text:a xlink:type="simple" xlink:href="http://www.nsf.gov/bfa/dias/policy/dmp.jsp"><text:span text:style-name="T128_8"><text:s/></text:span></text:a></text:span><text:span text:style-name="T128_9"><text:a xlink:type="simple" xlink:href="http://www.nsf.gov/bfa/dias/policy/dmp.jsp"><text:span text:style-name="T128_10">of</text:span></text:a></text:span><text:span text:style-name="T128_11"><text:a xlink:type="simple" xlink:href="http://www.nsf.gov/bfa/dias/policy/dmp.jsp"><text:span text:style-name="T128_12"><text:s/></text:span></text:a></text:span><text:span text:style-name="T128_13"><text:a xlink:type="simple" xlink:href="http://www.nsf.gov/bfa/dias/policy/dmp.jsp"><text:span text:style-name="T128_14">results</text:span></text:a></text:span></text:p>
        </text:list-item>
        <text:list-item>
          <text:p text:style-name="P129"><text:span text:style-name="T129_1"><text:a xlink:type="simple" xlink:href="https://www.dataone.org/best-practices/sharing-data-legal-and-policy-considerations"><text:span text:style-name="T129_2">DataONE</text:span></text:a></text:span><text:span text:style-name="T129_3"><text:a xlink:type="simple" xlink:href="https://www.dataone.org/best-practices/sharing-data-legal-and-policy-considerations"><text:span text:style-name="T129_4">:<text:s/></text:span></text:a></text:span><text:span text:style-name="T129_5"><text:a xlink:type="simple" xlink:href="https://www.dataone.org/best-practices/sharing-data-legal-and-policy-considerations"><text:span text:style-name="T129_6">Sharing</text:span></text:a></text:span><text:span text:style-name="T129_7"><text:a xlink:type="simple" xlink:href="https://www.dataone.org/best-practices/sharing-data-legal-and-policy-considerations"><text:span text:style-name="T129_8"><text:s/></text:span></text:a></text:span><text:span text:style-name="T129_9"><text:a xlink:type="simple" xlink:href="https://www.dataone.org/best-practices/sharing-data-legal-and-policy-considerations"><text:span text:style-name="T129_10">Data</text:span></text:a></text:span><text:span text:style-name="T129_11"><text:a xlink:type="simple" xlink:href="https://www.dataone.org/best-practices/sharing-data-legal-and-policy-considerations"><text:span text:style-name="T129_12">.<text:s/></text:span></text:a></text:span><text:span text:style-name="T129_13"><text:a xlink:type="simple" xlink:href="https://www.dataone.org/best-practices/sharing-data-legal-and-policy-considerations"><text:span text:style-name="T129_14">Legal</text:span></text:a></text:span><text:span text:style-name="T129_15"><text:a xlink:type="simple" xlink:href="https://www.dataone.org/best-practices/sharing-data-legal-and-policy-considerations"><text:span text:style-name="T129_16"><text:s/></text:span></text:a></text:span><text:span text:style-name="T129_17"><text:a xlink:type="simple" xlink:href="https://www.dataone.org/best-practices/sharing-data-legal-and-policy-considerations"><text:span text:style-name="T129_18">and</text:span></text:a></text:span><text:span text:style-name="T129_19"><text:a xlink:type="simple" xlink:href="https://www.dataone.org/best-practices/sharing-data-legal-and-policy-considerations"><text:span text:style-name="T129_20"><text:s/></text:span></text:a></text:span><text:span text:style-name="T129_21"><text:a xlink:type="simple" xlink:href="https://www.dataone.org/best-practices/sharing-data-legal-and-policy-considerations"><text:span text:style-name="T129_22">policy</text:span></text:a></text:span><text:span text:style-name="T129_23"><text:a xlink:type="simple" xlink:href="https://www.dataone.org/best-practices/sharing-data-legal-and-policy-considerations"><text:span text:style-name="T129_24"><text:s/></text:span></text:a></text:span><text:span text:style-name="T129_25"><text:a xlink:type="simple" xlink:href="https://www.dataone.org/best-practices/sharing-data-legal-and-policy-considerations"><text:span text:style-name="T129_26">considerations</text:span></text:a></text:span></text:p>
        </text:list-item>
        <text:list-item>
          <text:p text:style-name="P130"><text:span text:style-name="T130_1"><text:a xlink:type="simple" xlink:href="http://www.bu.edu/datamanagement/outline/elements/access/"><text:span text:style-name="T130_2">BU</text:span></text:a></text:span><text:span text:style-name="T130_3"><text:a xlink:type="simple" xlink:href="http://www.bu.edu/datamanagement/outline/elements/access/"><text:span text:style-name="T130_4">:<text:s/></text:span></text:a></text:span><text:span text:style-name="T130_5"><text:a xlink:type="simple" xlink:href="http://www.bu.edu/datamanagement/outline/elements/access/"><text:span text:style-name="T130_6">Access</text:span></text:a></text:span><text:span text:style-name="T130_7"><text:a xlink:type="simple" xlink:href="http://www.bu.edu/datamanagement/outline/elements/access/"><text:span text:style-name="T130_8"><text:s/></text:span></text:a></text:span><text:span text:style-name="T130_9"><text:a xlink:type="simple" xlink:href="http://www.bu.edu/datamanagement/outline/elements/access/"><text:span text:style-name="T130_10">to</text:span></text:a></text:span><text:span text:style-name="T130_11"><text:a xlink:type="simple" xlink:href="http://www.bu.edu/datamanagement/outline/elements/access/"><text:span text:style-name="T130_12"><text:s/></text:span></text:a></text:span><text:span text:style-name="T130_13"><text:a xlink:type="simple" xlink:href="http://www.bu.edu/datamanagement/outline/elements/access/"><text:span text:style-name="T130_14">Data</text:span></text:a></text:span></text:p>
        </text:list-item>
      </text:list>
      <text:p text:style-name="P131"/>
      <text:h text:style-name="P132" text:outline-level="10"><text:bookmark-start text:name="h.ieyn1poxovvx"/><text:bookmark-end text:name="h.ieyn1poxovvx"/><text:span text:style-name="T132_1">Section</text:span><text:span text:style-name="T132_2"><text:s/>4:<text:s/></text:span><text:span text:style-name="T132_3">BU</text:span><text:span text:style-name="T132_4"><text:s/></text:span><text:span text:style-name="T132_5">Resources</text:span></text:h>
      <text:p text:style-name="P133"/>
      <text:list text:style-name="LS7" xml:id="list60">
        <text:list-item>
          <text:p text:style-name="P134"><text:span text:style-name="T134_1"><text:a xlink:type="simple" xlink:href="http://www.bu.edu/datamanagement/resources/ist-services/"><text:span text:style-name="T134_2">IS</text:span></text:a></text:span><text:span text:style-name="T134_3"><text:a xlink:type="simple" xlink:href="http://www.bu.edu/datamanagement/resources/ist-services/"><text:span text:style-name="T134_4">&amp;</text:span></text:a></text:span><text:span text:style-name="T134_5"><text:a xlink:type="simple" xlink:href="http://www.bu.edu/datamanagement/resources/ist-services/"><text:span text:style-name="T134_6">T</text:span></text:a></text:span><text:span text:style-name="T134_7"><text:a xlink:type="simple" xlink:href="http://www.bu.edu/datamanagement/resources/ist-services/"><text:span text:style-name="T134_8"><text:s/></text:span></text:a></text:span><text:span text:style-name="T134_9"><text:a xlink:type="simple" xlink:href="http://www.bu.edu/datamanagement/resources/ist-services/"><text:span text:style-name="T134_10">Storage</text:span></text:a></text:span><text:span text:style-name="T134_11"><text:a xlink:type="simple" xlink:href="http://www.bu.edu/datamanagement/resources/ist-services/"><text:span text:style-name="T134_12"><text:s/></text:span></text:a></text:span><text:span text:style-name="T134_13"><text:a xlink:type="simple" xlink:href="http://www.bu.edu/datamanagement/resources/ist-services/"><text:span text:style-name="T134_14">and</text:span></text:a></text:span><text:span text:style-name="T134_15"><text:a xlink:type="simple" xlink:href="http://www.bu.edu/datamanagement/resources/ist-services/"><text:span text:style-name="T134_16"><text:s/></text:span></text:a></text:span><text:span text:style-name="T134_17"><text:a xlink:type="simple" xlink:href="http://www.bu.edu/datamanagement/resources/ist-services/"><text:span text:style-name="T134_18">Archiving</text:span></text:a></text:span><text:span text:style-name="T134_19"><text:a xlink:type="simple" xlink:href="http://www.bu.edu/datamanagement/resources/ist-services/"><text:span text:style-name="T134_20"><text:s/></text:span></text:a></text:span><text:span text:style-name="T134_21"><text:a xlink:type="simple" xlink:href="http://www.bu.edu/datamanagement/resources/ist-services/"><text:span text:style-name="T134_22">Services</text:span></text:a></text:span></text:p>
        </text:list-item>
        <text:list-item>
          <text:p text:style-name="P135"><text:span text:style-name="T135_1"><text:a xlink:type="simple" xlink:href="http://www.bu.edu/datamanagement/resources/archiving-services/"><text:span text:style-name="T135_2">External</text:span></text:a></text:span><text:span text:style-name="T135_3"><text:a xlink:type="simple" xlink:href="http://www.bu.edu/datamanagement/resources/archiving-services/"><text:span text:style-name="T135_4"><text:s/></text:span></text:a></text:span><text:span text:style-name="T135_5"><text:a xlink:type="simple" xlink:href="http://www.bu.edu/datamanagement/resources/archiving-services/"><text:span text:style-name="T135_6">Archiving</text:span></text:a></text:span><text:span text:style-name="T135_7"><text:a xlink:type="simple" xlink:href="http://www.bu.edu/datamanagement/resources/archiving-services/"><text:span text:style-name="T135_8"><text:s/></text:span></text:a></text:span><text:span text:style-name="T135_9"><text:a xlink:type="simple" xlink:href="http://www.bu.edu/datamanagement/resources/archiving-services/"><text:span text:style-name="T135_10">Services</text:span></text:a></text:span><text:span text:style-name="T135_11"><text:a xlink:type="simple" xlink:href="http://www.bu.edu/datamanagement/resources/archiving-services/"><text:span text:style-name="T135_12"><text:s/></text:span></text:a></text:span><text:span text:style-name="T135_13"><text:a xlink:type="simple" xlink:href="http://www.bu.edu/datamanagement/resources/archiving-services/"><text:span text:style-name="T135_14">and</text:span></text:a></text:span><text:span text:style-name="T135_15"><text:a xlink:type="simple" xlink:href="http://www.bu.edu/datamanagement/resources/archiving-services/"><text:span text:style-name="T135_16"><text:s/></text:span></text:a></text:span><text:span text:style-name="T135_17"><text:a xlink:type="simple" xlink:href="http://www.bu.edu/datamanagement/resources/archiving-services/"><text:span text:style-name="T135_18">Data</text:span></text:a></text:span><text:span text:style-name="T135_19"><text:a xlink:type="simple" xlink:href="http://www.bu.edu/datamanagement/resources/archiving-services/"><text:span text:style-name="T135_20"><text:s/></text:span></text:a></text:span><text:span text:style-name="T135_21"><text:a xlink:type="simple" xlink:href="http://www.bu.edu/datamanagement/resources/archiving-services/"><text:span text:style-name="T135_22">Repositories</text:span></text:a></text:span></text:p>
        </text:list-item>
        <text:list-item>
          <text:p text:style-name="P136"><text:span text:style-name="T136_1"><text:a xlink:type="simple" xlink:href="http://open.bu.edu/xmlui/"><text:span text:style-name="T136_2">OpenBU</text:span></text:a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00%" fo:margin-top="0.706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</office:automatic-styles>
  <office:master-styles>
    <style:master-page style:name="Standard" style:page-layout-name="pm1">
      <style:header>
        <text:p text:style-name="P1"><text:span text:style-name="T1_1">BU</text:span><text:span text:style-name="T1_2"><text:s/></text:span><text:span text:style-name="T1_3">Research</text:span><text:span text:style-name="T1_4"><text:s/></text:span><text:span text:style-name="T1_5">Data</text:span><text:span text:style-name="T1_6"><text:s/></text:span><text:span text:style-name="T1_7">Management</text:span><text:span text:style-name="T1_8"><text:s/></text:span></text:p>
        <text:p text:style-name="P2"><text:span text:style-name="T2_1">Guide</text:span><text:span text:style-name="T2_2"><text:s/></text:span><text:span text:style-name="T2_3">to</text:span><text:span text:style-name="T2_4"><text:s/></text:span><text:span text:style-name="T2_5">NSF</text:span><text:span text:style-name="T2_6">-</text:span><text:span text:style-name="T2_7">SBE</text:span><text:span text:style-name="T2_8"><text:s/></text:span><text:span text:style-name="T2_9">DMP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